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2.547cm" fo:min-width="15.698cm" fo:padding-top="0.426cm" fo:padding-bottom="0.426cm" fo:padding-left="0.551cm" fo:padding-right="0.551cm"/>
    </style:style>
    <style:style style:name="gr2" style:family="graphic" style:parent-style-name="standard">
      <style:graphic-properties draw:stroke="none" svg:stroke-width="0.1cm" svg:stroke-color="#000000" draw:marker-start-width="0.501cm" draw:marker-end-width="0.501cm" draw:stroke-linejoin="round" svg:stroke-linecap="round" draw:fill-color="#b3b3b3" draw:textarea-horizontal-align="left" draw:textarea-vertical-align="top" draw:auto-grow-height="false" fo:min-height="0.246cm" fo:min-width="0cm" fo:padding-top="0.276cm" fo:padding-bottom="0.276cm" fo:padding-left="0.401cm" fo:padding-right="0.401cm"/>
    </style:style>
    <style:style style:name="gr3" style:family="graphic" style:parent-style-name="standard">
      <style:graphic-properties draw:fill-color="#ffff99" draw:textarea-horizontal-align="justify" draw:textarea-vertical-align="middle" draw:auto-grow-height="false" fo:min-height="2.35cm" fo:min-width="0cm"/>
    </style:style>
    <style:style style:name="gr4" style:family="graphic" style:parent-style-name="standard">
      <style:graphic-properties svg:stroke-width="0.5cm" svg:stroke-color="#999999" draw:marker-start-width="1.7cm" draw:marker-end-width="1.7cm" draw:fill="none" draw:textarea-horizontal-align="justify" draw:textarea-vertical-align="middle" draw:auto-grow-height="false" fo:min-height="2.45cm" fo:min-width="10.2cm" fo:padding-top="0.375cm" fo:padding-bottom="0.375cm" fo:padding-left="0.5cm" fo:padding-right="0.5cm"/>
    </style:style>
    <style:style style:name="gr5"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0.748cm" fo:min-width="16.898cm" fo:padding-top="0.426cm" fo:padding-bottom="0.426cm" fo:padding-left="0.551cm" fo:padding-right="0.551cm"/>
    </style:style>
    <style:style style:name="gr6"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6.042cm" fo:min-width="3.592cm" fo:padding-top="0.179cm" fo:padding-bottom="0.179cm" fo:padding-left="0.304cm" fo:padding-right="0.304cm"/>
    </style:style>
    <style:style style:name="gr7" style:family="graphic" style:parent-style-name="standard">
      <style:graphic-properties draw:stroke="none" svg:stroke-width="0.4cm" svg:stroke-color="#000000" draw:marker-start-width="1.401cm" draw:marker-end-width="1.401cm" draw:stroke-linejoin="round" svg:stroke-linecap="round" draw:fill-color="#b3b3b3" draw:opacity="50%" draw:textarea-horizontal-align="right" draw:textarea-vertical-align="middle" draw:auto-grow-height="false" fo:min-height="3.348cm" fo:min-width="0cm" fo:padding-top="0.426cm" fo:padding-bottom="0.426cm" fo:padding-left="0.551cm" fo:padding-right="0.551cm" draw:shadow-opacity="50%"/>
    </style:style>
    <style:style style:name="gr8"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246cm" fo:min-width="0cm" fo:padding-top="0.276cm" fo:padding-bottom="0.276cm" fo:padding-left="0.401cm" fo:padding-right="0.401cm"/>
    </style:style>
    <style:style style:name="gr9"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5.198cm" fo:padding-top="0.276cm" fo:padding-bottom="0.276cm" fo:padding-left="0.401cm" fo:padding-right="0.401cm"/>
    </style:style>
    <style:style style:name="gr10"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5.998cm" fo:padding-top="0.276cm" fo:padding-bottom="0.276cm" fo:padding-left="0.401cm" fo:padding-right="0.401cm"/>
    </style:style>
    <style:style style:name="gr11"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0cm" fo:padding-top="0.276cm" fo:padding-bottom="0.276cm" fo:padding-left="0.401cm" fo:padding-right="0.401cm"/>
    </style:style>
    <style:style style:name="gr12"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2.848cm" fo:min-width="0cm" fo:padding-top="0.276cm" fo:padding-bottom="0.276cm" fo:padding-left="0.401cm" fo:padding-right="0.401cm"/>
    </style:style>
    <style:style style:name="gr13" style:family="graphic" style:parent-style-name="standard">
      <style:graphic-properties draw:stroke="none" draw:fill="none" draw:opacity="100%" draw:fill-image-width="0cm" draw:fill-image-height="0cm" fo:min-height="3.766cm" draw:shadow-opacity="100%"/>
    </style:style>
    <style:style style:name="gr14" style:family="graphic" style:parent-style-name="standard">
      <style:graphic-properties draw:stroke="none" svg:stroke-color="#000000" draw:fill="none" draw:fill-color="#ffffff" draw:textarea-horizontal-align="left" draw:auto-grow-height="true" draw:auto-grow-width="true" fo:min-height="1.453cm" fo:min-width="0.217cm"/>
    </style:style>
    <style:style style:name="gr15" style:family="graphic" style:parent-style-name="standard">
      <style:graphic-properties draw:stroke="none" svg:stroke-color="#000000" draw:fill="none" draw:fill-color="#ffffff" draw:opacity="100%" draw:fill-image-width="0cm" draw:fill-image-height="0cm" fo:min-height="0.782cm" draw:shadow-opacity="100%"/>
    </style:style>
    <style:style style:name="gr16"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17" style:family="graphic" style:parent-style-name="standard">
      <style:graphic-properties draw:fill="none" draw:opacity="100%" draw:fill-image-width="0cm" draw:fill-image-height="0cm" draw:textarea-horizontal-align="justify" draw:textarea-vertical-align="middle" draw:auto-grow-height="false" fo:min-height="0.75cm" fo:min-width="0.5cm" draw:shadow-opacity="100%"/>
    </style:style>
    <style:style style:name="gr18" style:family="graphic" style:parent-style-name="standard">
      <style:graphic-properties draw:stroke="none" svg:stroke-color="#000000" draw:fill="none" draw:fill-color="#ffffff" fo:min-height="10.039cm"/>
    </style:style>
    <style:style style:name="gr19" style:family="graphic" style:parent-style-name="standard">
      <style:graphic-properties draw:fill-color="#9966cc" draw:textarea-horizontal-align="justify" draw:textarea-vertical-align="middle" draw:auto-grow-height="false" fo:min-height="0.15cm" fo:min-width="11.5cm"/>
    </style:style>
    <style:style style:name="gr20" style:family="graphic" style:parent-style-name="standard">
      <style:graphic-properties draw:stroke="none" svg:stroke-width="0.4cm" svg:stroke-color="#000000" draw:marker-start-width="1.401cm" draw:marker-end-width="1.401cm" draw:stroke-linejoin="round" svg:stroke-linecap="round" draw:fill="solid" draw:fill-color="#9966cc" draw:textarea-horizontal-align="left" draw:textarea-vertical-align="middle" draw:auto-grow-height="false" fo:min-height="0cm" fo:min-width="0cm" fo:padding-top="0.426cm" fo:padding-bottom="0.426cm" fo:padding-left="0.551cm" fo:padding-right="0.551cm"/>
    </style:style>
    <style:style style:name="gr21" style:family="graphic" style:parent-style-name="standard">
      <style:graphic-properties draw:fill-color="#9966cc" draw:textarea-horizontal-align="justify" draw:textarea-vertical-align="middle" draw:auto-grow-height="false" fo:min-height="1.35cm" fo:min-width="0cm"/>
    </style:style>
    <style:style style:name="gr22" style:family="graphic" style:parent-style-name="standard">
      <style:graphic-properties draw:stroke="none" svg:stroke-color="#000000" draw:fill="none" draw:fill-color="#ffffff" fo:min-height="9.561cm"/>
    </style:style>
    <style:style style:name="gr23" style:family="graphic" style:parent-style-name="standard">
      <style:graphic-properties draw:stroke="solid" svg:stroke-width="0.1cm" svg:stroke-color="#729fcf" draw:marker-start-width="0.15cm" draw:marker-end-width="0.15cm" draw:stroke-linejoin="bevel" draw:fill="solid" draw:fill-color="#729fcf" draw:opacity="50%" draw:textarea-horizontal-align="right" draw:textarea-vertical-align="bottom" draw:auto-grow-height="false" fo:min-height="2.642cm" fo:min-width="16.192cm" fo:padding-top="0.179cm" fo:padding-bottom="0.179cm" fo:padding-left="0.304cm" fo:padding-right="0.304cm" draw:shadow-opacity="50%"/>
    </style:style>
    <style:style style:name="gr24" style:family="graphic" style:parent-style-name="standard">
      <style:graphic-properties draw:stroke="solid" svg:stroke-width="0.1cm" svg:stroke-color="#729fcf" draw:marker-start-width="0cm" draw:marker-end-width="0cm" draw:stroke-linejoin="bevel" draw:fill="solid" draw:fill-color="#729fcf" draw:opacity="50%" draw:textarea-horizontal-align="right" draw:textarea-vertical-align="middle" draw:auto-grow-height="false" fo:min-height="2.242cm" fo:min-width="9.792cm" fo:padding-top="0.179cm" fo:padding-bottom="0.179cm" fo:padding-left="0.304cm" fo:padding-right="0.304cm" draw:shadow-opacity="50%"/>
    </style:style>
    <style:style style:name="gr25"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642cm" fo:min-width="0cm" fo:padding-top="0.179cm" fo:padding-bottom="0.179cm" fo:padding-left="0.304cm" fo:padding-right="0.304cm"/>
    </style:style>
    <style:style style:name="gr26" style:family="graphic" style:parent-style-name="standard">
      <style:graphic-properties draw:stroke="none" svg:stroke-width="0.1cm" svg:stroke-color="#729fcf" draw:marker-start-width="0.106cm" draw:marker-end-width="0.106cm" draw:stroke-linejoin="bevel" draw:fill="solid" draw:fill-color="#729fcf" draw:opacity="50%" draw:textarea-horizontal-align="right" draw:textarea-vertical-align="middle" draw:auto-grow-height="false" fo:min-height="0.242cm" fo:min-width="14.192cm" fo:padding-top="0.179cm" fo:padding-bottom="0.179cm" fo:padding-left="0.304cm" fo:padding-right="0.304cm" draw:shadow-opacity="50%"/>
    </style:style>
    <style:style style:name="gr27"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6cm" fo:min-width="0cm" fo:padding-top="0.276cm" fo:padding-bottom="0.276cm" fo:padding-left="0.401cm" fo:padding-right="0.401cm"/>
    </style:style>
    <style:style style:name="gr28"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0cm" fo:padding-top="0.179cm" fo:padding-bottom="0.179cm" fo:padding-left="0.304cm" fo:padding-right="0.304cm"/>
    </style:style>
    <style:style style:name="gr29" style:family="graphic" style:parent-style-name="standard">
      <style:graphic-properties svg:stroke-color="#5c8526" draw:stroke-linejoin="bevel" draw:fill="none" draw:fill-color="#cccccc" draw:textarea-horizontal-align="justify" draw:textarea-vertical-align="middle" draw:auto-grow-height="false" fo:min-height="22.149cm" fo:min-width="31.758cm"/>
    </style:style>
    <style:style style:name="gr30" style:family="graphic" style:parent-style-name="measure">
      <style:graphic-properties draw:stroke-linejoin="bevel" draw:textarea-vertical-align="middle" draw:line-distance="0.6cm"/>
    </style:style>
    <style:style style:name="gr31" style:family="graphic" style:parent-style-name="measure">
      <style:graphic-properties draw:stroke-linejoin="bevel" draw:textarea-vertical-align="middle" draw:line-distance="0.7cm"/>
    </style:style>
    <style:style style:name="gr32" style:family="graphic" style:parent-style-name="measure" style:list-style-name="L1">
      <style:graphic-properties draw:textarea-vertical-align="middle" draw:line-distance="0.6cm" draw:placing="above"/>
    </style:style>
    <style:style style:name="gr33"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2.547cm" fo:min-width="26.098cm" fo:padding-top="0.426cm" fo:padding-bottom="0.426cm" fo:padding-left="0.551cm" fo:padding-right="0.551cm"/>
    </style:style>
    <style:style style:name="gr34" style:family="graphic" style:parent-style-name="standard">
      <style:graphic-properties svg:stroke-width="0.5cm" svg:stroke-color="#999999" draw:marker-start-width="1.7cm" draw:marker-end-width="1.7cm" draw:fill="none" draw:textarea-horizontal-align="justify" draw:textarea-vertical-align="middle" draw:auto-grow-height="false" fo:min-height="2.45cm" fo:min-width="18.6cm" fo:padding-top="0.375cm" fo:padding-bottom="0.375cm" fo:padding-left="0.5cm" fo:padding-right="0.5cm"/>
    </style:style>
    <style:style style:name="gr35"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0.748cm" fo:min-width="26.898cm" fo:padding-top="0.426cm" fo:padding-bottom="0.426cm" fo:padding-left="0.551cm" fo:padding-right="0.551cm"/>
    </style:style>
    <style:style style:name="gr36" style:family="graphic" style:parent-style-name="standard">
      <style:graphic-properties svg:stroke-width="0.3cm" svg:stroke-color="#999999" draw:marker-start-width="1.1cm" draw:marker-end-width="1.1cm" draw:fill="solid" draw:fill-color="#999999" draw:textarea-horizontal-align="justify" draw:textarea-vertical-align="middle" draw:auto-grow-height="false" fo:min-height="2.65cm" fo:min-width="6.4cm" fo:padding-top="0.275cm" fo:padding-bottom="0.275cm" fo:padding-left="0.4cm" fo:padding-right="0.4cm"/>
    </style:style>
    <style:style style:name="gr37"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6.842cm" fo:min-width="3.792cm" fo:padding-top="0.179cm" fo:padding-bottom="0.179cm" fo:padding-left="0.304cm" fo:padding-right="0.304cm"/>
    </style:style>
    <style:style style:name="gr38" style:family="graphic" style:parent-style-name="standard">
      <style:graphic-properties draw:stroke="none" svg:stroke-width="0.4cm" svg:stroke-color="#000000" draw:marker-start-width="1.401cm" draw:marker-end-width="1.401cm" draw:stroke-linejoin="round" svg:stroke-linecap="round" draw:fill-color="#c0c0c0" draw:textarea-horizontal-align="right" draw:textarea-vertical-align="middle" draw:auto-grow-height="false" fo:min-height="0.348cm" fo:min-width="0cm" fo:padding-top="0.426cm" fo:padding-bottom="0.426cm" fo:padding-left="0.551cm" fo:padding-right="0.551cm"/>
    </style:style>
    <style:style style:name="gr39"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6.998cm" fo:padding-top="0.276cm" fo:padding-bottom="0.276cm" fo:padding-left="0.401cm" fo:padding-right="0.401cm"/>
    </style:style>
    <style:style style:name="gr40"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7.198cm" fo:padding-top="0.276cm" fo:padding-bottom="0.276cm" fo:padding-left="0.401cm" fo:padding-right="0.401cm"/>
    </style:style>
    <style:style style:name="gr41"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26.398cm" fo:padding-top="0.276cm" fo:padding-bottom="0.276cm" fo:padding-left="0.401cm" fo:padding-right="0.401cm"/>
    </style:style>
    <style:style style:name="gr42" style:family="graphic" style:parent-style-name="standard">
      <style:graphic-properties draw:fill-color="#9966cc" draw:textarea-horizontal-align="justify" draw:textarea-vertical-align="middle" draw:auto-grow-height="false" fo:min-height="0.15cm" fo:min-width="19.5cm"/>
    </style:style>
    <style:style style:name="gr43" style:family="graphic" style:parent-style-name="standard">
      <style:graphic-properties draw:fill-color="#9966cc" draw:textarea-horizontal-align="justify" draw:textarea-vertical-align="middle" draw:auto-grow-height="false" fo:min-height="2.75cm" fo:min-width="0cm"/>
    </style:style>
    <style:style style:name="gr44" style:family="graphic" style:parent-style-name="standard">
      <style:graphic-properties draw:stroke="solid" svg:stroke-width="0.6cm" svg:stroke-color="#b3b3b3" draw:marker-start-width="1.5cm" draw:marker-end-width="1.5cm" draw:stroke-linejoin="miter" svg:stroke-linecap="square" draw:fill="solid" draw:fill-color="#729fcf" draw:opacity="50%" draw:textarea-horizontal-align="right" draw:textarea-vertical-align="middle" draw:auto-grow-height="false" fo:min-height="2.542cm" fo:min-width="18.092cm" fo:padding-top="0.429cm" fo:padding-bottom="0.429cm" fo:padding-left="0.554cm" fo:padding-right="0.554cm" draw:shadow-opacity="50%"/>
    </style:style>
    <style:style style:name="gr45" style:family="graphic" style:parent-style-name="standard">
      <style:graphic-properties draw:stroke="none" svg:stroke-width="0.1cm" svg:stroke-color="#729fcf" draw:marker-start-width="0.106cm" draw:marker-end-width="0.106cm" draw:stroke-linejoin="bevel" draw:fill="solid" draw:fill-color="#729fcf" draw:opacity="50%" draw:textarea-horizontal-align="right" draw:textarea-vertical-align="middle" draw:auto-grow-height="false" fo:min-height="0.242cm" fo:min-width="24.192cm" fo:padding-top="0.179cm" fo:padding-bottom="0.179cm" fo:padding-left="0.304cm" fo:padding-right="0.304cm" draw:shadow-opacity="50%"/>
    </style:style>
    <style:style style:name="gr46" style:family="graphic" style:parent-style-name="standard">
      <style:graphic-properties draw:stroke="solid" svg:stroke-width="0.1cm" svg:stroke-color="#729fcf" draw:marker-start-width="0.225cm" draw:marker-end-width="0.225cm" draw:stroke-linejoin="bevel" draw:fill="solid" draw:fill-color="#729fcf" draw:opacity="50%" draw:textarea-horizontal-align="right" draw:textarea-vertical-align="bottom" draw:auto-grow-height="false" fo:min-height="2.44cm" fo:min-width="26.192cm" fo:padding-top="0.179cm" fo:padding-bottom="0.179cm" fo:padding-left="0.304cm" fo:padding-right="0.304cm" draw:shadow-opacity="50%"/>
    </style:style>
    <style:style style:name="gr47" style:family="graphic" style:parent-style-name="measure" style:list-style-name="L1">
      <style:graphic-properties draw:textarea-vertical-align="middle" draw:line-distance="0.6cm" draw:placing="above"/>
    </style:style>
    <style:style style:name="gr48" style:family="graphic" style:parent-style-name="measure" style:list-style-name="L1">
      <style:graphic-properties draw:textarea-vertical-align="middle" draw:line-distance="1cm" draw:placing="below"/>
    </style:style>
    <style:style style:name="gr49" style:family="graphic" style:parent-style-name="measure" style:list-style-name="L1">
      <style:graphic-properties draw:textarea-vertical-align="middle" draw:line-distance="0.6cm" draw:placing="above"/>
    </style:style>
    <style:style style:name="gr50" style:family="graphic" style:parent-style-name="measure">
      <style:graphic-properties draw:stroke-linejoin="bevel" draw:textarea-vertical-align="middle" draw:line-distance="0.8cm"/>
    </style:style>
    <style:style style:name="gr51" style:family="graphic" style:parent-style-name="measure">
      <style:graphic-properties draw:stroke-linejoin="bevel" draw:textarea-vertical-align="middle" draw:line-distance="0.2cm" draw:placing="below"/>
    </style:style>
    <style:style style:name="gr52" style:family="graphic" style:parent-style-name="measure">
      <style:graphic-properties draw:stroke-linejoin="bevel" draw:textarea-vertical-align="middle" draw:line-distance="0.4cm"/>
    </style:style>
    <style:style style:name="gr53" style:family="graphic" style:parent-style-name="measure" style:list-style-name="L1">
      <style:graphic-properties draw:textarea-vertical-align="middle" draw:line-distance="0.6cm" draw:placing="above"/>
    </style:style>
    <style:style style:name="gr54" style:family="graphic" style:parent-style-name="measure" style:list-style-name="L1">
      <style:graphic-properties draw:textarea-vertical-align="middle" draw:line-distance="0.6cm" draw:placing="above"/>
    </style:style>
    <style:style style:name="gr55" style:family="graphic" style:parent-style-name="measure" style:list-style-name="L1">
      <style:graphic-properties draw:textarea-vertical-align="middle" draw:line-distance="0.6cm" draw:placing="above"/>
    </style:style>
    <style:style style:name="gr56" style:family="graphic" style:parent-style-name="measure" style:list-style-name="L1">
      <style:graphic-properties draw:textarea-vertical-align="middle" draw:line-distance="0.6cm" draw:placing="above"/>
    </style:style>
    <style:style style:name="gr57" style:family="graphic" style:parent-style-name="standard">
      <style:graphic-properties draw:stroke="solid" svg:stroke-width="0.2cm" svg:stroke-color="#cccccc" draw:marker-start-width="0.801cm" draw:marker-end-width="0.801cm" draw:stroke-linejoin="round" svg:stroke-linecap="round" draw:fill-color="#cccccc" draw:textarea-horizontal-align="right" draw:textarea-vertical-align="middle" draw:auto-grow-height="false" fo:min-height="3.749cm" fo:min-width="1.898cm" fo:padding-top="0.326cm" fo:padding-bottom="0.326cm" fo:padding-left="0.451cm" fo:padding-right="0.451cm"/>
    </style:style>
    <style:style style:name="gr58" style:family="graphic" style:parent-style-name="standard">
      <style:graphic-properties draw:stroke="none" svg:stroke-color="#000000" draw:fill="none" draw:fill-color="#ffffff" draw:opacity="100%" draw:fill-image-width="0cm" draw:fill-image-height="0cm" fo:min-height="1.423cm" draw:shadow-opacity="100%"/>
    </style:style>
    <style:style style:name="gr59" style:family="graphic" style:parent-style-name="standard">
      <style:graphic-properties draw:stroke="none" svg:stroke-width="0.7cm" svg:stroke-color="#729fcf" draw:marker-start-width="1.906cm" draw:marker-end-width="1.906cm" draw:stroke-linejoin="bevel" draw:fill="solid" draw:fill-color="#b3b3b3" draw:textarea-horizontal-align="justify" draw:textarea-vertical-align="middle" draw:auto-grow-height="false" fo:min-height="25.442cm" fo:min-width="15.192cm" fo:padding-top="0.479cm" fo:padding-bottom="0.479cm" fo:padding-left="0.604cm" fo:padding-right="0.604cm"/>
    </style:style>
    <style:style style:name="gr60" style:family="graphic" style:parent-style-name="standard">
      <style:graphic-properties draw:stroke="none" svg:stroke-width="0.7cm" svg:stroke-color="#729fcf" draw:marker-start-width="1.906cm" draw:marker-end-width="1.906cm" draw:stroke-linejoin="bevel" draw:fill="solid" draw:fill-color="#b3b3b3" draw:textarea-horizontal-align="justify" draw:textarea-vertical-align="middle" draw:auto-grow-height="false" fo:min-height="0cm" fo:min-width="1.193cm" fo:padding-top="0.479cm" fo:padding-bottom="0.479cm" fo:padding-left="0.604cm" fo:padding-right="0.604cm"/>
    </style:style>
    <style:style style:name="gr61" style:family="graphic" style:parent-style-name="standard">
      <style:graphic-properties draw:stroke="none" svg:stroke-width="0.1cm" svg:stroke-color="#000000" draw:marker-start-width="0.501cm" draw:marker-end-width="0.501cm" draw:stroke-linejoin="round" svg:stroke-linecap="round" draw:fill="solid" draw:fill-color="#666666" draw:opacity="80%" draw:textarea-horizontal-align="right" draw:textarea-vertical-align="middle" draw:auto-grow-height="false" fo:min-height="15.446cm" fo:min-width="16.998cm" fo:padding-top="0.276cm" fo:padding-bottom="0.276cm" fo:padding-left="0.401cm" fo:padding-right="0.401cm" draw:shadow-opacity="80%"/>
    </style:style>
    <style:style style:name="gr62"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26.898cm" fo:padding-top="0.426cm" fo:padding-bottom="0.426cm" fo:padding-left="0.551cm" fo:padding-right="0.551cm"/>
    </style:style>
    <style:style style:name="gr63"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right" draw:textarea-vertical-align="middle" draw:auto-grow-height="false" fo:min-height="15.846cm" fo:min-width="0cm" fo:padding-top="0.276cm" fo:padding-bottom="0.276cm" fo:padding-left="0.401cm" fo:padding-right="0.401cm"/>
    </style:style>
    <style:style style:name="gr64"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15.448cm" fo:min-width="7.198cm" fo:padding-top="0.276cm" fo:padding-bottom="0.276cm" fo:padding-left="0.401cm" fo:padding-right="0.401cm"/>
    </style:style>
    <style:style style:name="gr65" style:family="graphic" style:parent-style-name="standard">
      <style:graphic-properties svg:stroke-width="0.2cm" svg:stroke-color="#808080" draw:marker-start-width="0.8cm" draw:marker-end-width="0.8cm" draw:fill-color="#808080" draw:textarea-horizontal-align="justify" draw:textarea-vertical-align="middle" draw:auto-grow-height="false" fo:min-height="0.393cm" fo:min-width="0.601cm" fo:padding-top="0.225cm" fo:padding-bottom="0.225cm" fo:padding-left="0.35cm" fo:padding-right="0.35cm"/>
    </style:style>
    <style:style style:name="gr66" style:family="graphic" style:parent-style-name="standard">
      <style:graphic-properties svg:stroke-width="0.2cm" svg:stroke-color="#808080" draw:marker-start-width="0.8cm" draw:marker-end-width="0.8cm" draw:fill-color="#808080" draw:textarea-horizontal-align="justify" draw:textarea-vertical-align="middle" draw:auto-grow-height="false" fo:min-height="0.911cm" fo:min-width="1.301cm" fo:padding-top="0.225cm" fo:padding-bottom="0.225cm" fo:padding-left="0.35cm" fo:padding-right="0.35cm"/>
    </style:style>
    <style:style style:name="gr67" style:family="graphic" style:parent-style-name="standard">
      <style:graphic-properties svg:stroke-width="0.1cm" svg:stroke-color="#e6e6e6" draw:marker-start-width="0.106cm" draw:marker-end-width="0.106cm" draw:stroke-linejoin="bevel" draw:fill="solid" draw:fill-color="#e6e6e6" draw:textarea-horizontal-align="justify" draw:textarea-vertical-align="middle" draw:auto-grow-height="false" fo:min-height="1.611cm" fo:min-width="4.777cm" fo:padding-top="0.179cm" fo:padding-bottom="0.179cm" fo:padding-left="0.304cm" fo:padding-right="0.304cm"/>
    </style:style>
    <style:style style:name="gr68" style:family="graphic" style:parent-style-name="standard">
      <style:graphic-properties draw:fill="hatch" draw:fill-color="#cccccc" draw:fill-hatch-name="Trap3" draw:fill-hatch-solid="true" draw:textarea-horizontal-align="justify" draw:textarea-vertical-align="middle" draw:auto-grow-height="false" fo:min-height="4.417cm" fo:min-width="1.234cm"/>
    </style:style>
    <style:style style:name="gr69" style:family="graphic" style:parent-style-name="standard">
      <style:graphic-properties svg:stroke-color="#5c8526" draw:stroke-linejoin="bevel" draw:fill="none" draw:fill-color="#666666" draw:textarea-horizontal-align="justify" draw:textarea-vertical-align="middle" draw:auto-grow-height="false" fo:min-height="22.149cm" fo:min-width="31.758cm"/>
    </style:style>
    <style:style style:name="gr70" style:family="graphic" style:parent-style-name="measure" style:list-style-name="L1">
      <style:graphic-properties draw:fill="solid" draw:fill-color="#666666" draw:textarea-vertical-align="middle" draw:line-distance="0.6cm" draw:placing="above"/>
    </style:style>
    <style:style style:name="gr71" style:family="graphic" style:parent-style-name="measure">
      <style:graphic-properties draw:stroke-linejoin="bevel" draw:fill="solid" draw:fill-color="#666666" draw:textarea-vertical-align="middle" draw:line-distance="1cm"/>
    </style:style>
    <style:style style:name="gr72" style:family="graphic" style:parent-style-name="measure" style:list-style-name="L1">
      <style:graphic-properties draw:fill="solid" draw:fill-color="#666666" draw:textarea-vertical-align="middle" draw:line-distance="1cm" draw:placing="below"/>
    </style:style>
    <style:style style:name="gr73" style:family="graphic" style:parent-style-name="measure" style:list-style-name="L1">
      <style:graphic-properties draw:fill="solid" draw:fill-color="#666666" draw:textarea-vertical-align="middle" draw:line-distance="0.6cm" draw:placing="above"/>
    </style:style>
    <style:style style:name="gr74" style:family="graphic" style:parent-style-name="measure">
      <style:graphic-properties draw:stroke-linejoin="bevel" draw:fill="solid" draw:fill-color="#666666" draw:textarea-vertical-align="middle" draw:line-distance="0.5cm"/>
    </style:style>
    <style:style style:name="gr75" style:family="graphic" style:parent-style-name="measure">
      <style:graphic-properties draw:stroke-linejoin="bevel" draw:fill="solid" draw:fill-color="#666666" draw:textarea-vertical-align="middle" draw:line-distance="0.6cm" draw:placing="above"/>
    </style:style>
    <style:style style:name="gr76" style:family="graphic" style:parent-style-name="measure">
      <style:graphic-properties draw:stroke-linejoin="bevel" draw:fill="solid" draw:fill-color="#666666" draw:textarea-vertical-align="middle" draw:line-distance="0.6cm"/>
    </style:style>
    <style:style style:name="gr77" style:family="graphic" style:parent-style-name="measure">
      <style:graphic-properties draw:stroke-linejoin="bevel" draw:fill="solid" draw:fill-color="#666666" draw:textarea-vertical-align="middle" draw:line-distance="0.4cm" draw:placing="above"/>
    </style:style>
    <style:style style:name="gr78" style:family="graphic" style:parent-style-name="measure">
      <style:graphic-properties draw:stroke-linejoin="bevel" draw:fill="solid" draw:fill-color="#666666" draw:textarea-vertical-align="middle" draw:line-distance="0.4cm" draw:placing="below"/>
    </style:style>
    <style:style style:name="gr79" style:family="graphic" style:parent-style-name="measure">
      <style:graphic-properties draw:stroke-linejoin="bevel" draw:fill="solid" draw:fill-color="#666666" draw:textarea-vertical-align="middle" draw:line-distance="0.5cm" draw:placing="below"/>
    </style:style>
    <style:style style:name="gr80"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7.548cm" fo:min-width="26.898cm" fo:padding-top="0.426cm" fo:padding-bottom="0.426cm" fo:padding-left="0.551cm" fo:padding-right="0.551cm"/>
    </style:style>
    <style:style style:name="gr8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6.042cm" fo:min-width="3.992cm" fo:padding-top="0.179cm" fo:padding-bottom="0.179cm" fo:padding-left="0.304cm" fo:padding-right="0.304cm"/>
    </style:style>
    <style:style style:name="gr8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8.042cm" fo:min-width="14.592cm" fo:padding-top="0.179cm" fo:padding-bottom="0.179cm" fo:padding-left="0.304cm" fo:padding-right="0.304cm"/>
    </style:style>
    <style:style style:name="gr83"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5.148cm" fo:min-width="5.698cm" fo:padding-top="0.426cm" fo:padding-bottom="0.426cm" fo:padding-left="0.551cm" fo:padding-right="0.551cm"/>
    </style:style>
    <style:style style:name="gr84"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1.148cm" fo:min-width="18.898cm" fo:padding-top="0.426cm" fo:padding-bottom="0.426cm" fo:padding-left="0.551cm" fo:padding-right="0.551cm"/>
    </style:style>
    <style:style style:name="gr85"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8cm" fo:min-width="0cm" fo:padding-top="0.276cm" fo:padding-bottom="0.276cm" fo:padding-left="0.401cm" fo:padding-right="0.401cm"/>
    </style:style>
    <style:style style:name="gr86"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9.348cm" fo:min-width="0cm" fo:padding-top="0.426cm" fo:padding-bottom="0.426cm" fo:padding-left="0.551cm" fo:padding-right="0.551cm"/>
    </style:style>
    <style:style style:name="gr8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6.842cm" fo:min-width="1.792cm" fo:padding-top="0.179cm" fo:padding-bottom="0.179cm" fo:padding-left="0.304cm" fo:padding-right="0.304cm"/>
    </style:style>
    <style:style style:name="gr8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842cm" fo:min-width="9.792cm" fo:padding-top="0.179cm" fo:padding-bottom="0.179cm" fo:padding-left="0.304cm" fo:padding-right="0.304cm"/>
    </style:style>
    <style:style style:name="gr89"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642cm" fo:min-width="0.992cm" fo:padding-top="0.179cm" fo:padding-bottom="0.179cm" fo:padding-left="0.304cm" fo:padding-right="0.304cm"/>
    </style:style>
    <style:style style:name="gr9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842cm" fo:min-width="3.392cm" fo:padding-top="0.179cm" fo:padding-bottom="0.179cm" fo:padding-left="0.304cm" fo:padding-right="0.304cm"/>
    </style:style>
    <style:style style:name="gr9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7.642cm" fo:min-width="0.992cm" fo:padding-top="0.179cm" fo:padding-bottom="0.179cm" fo:padding-left="0.304cm" fo:padding-right="0.304cm"/>
    </style:style>
    <style:style style:name="gr9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842cm" fo:min-width="2.592cm" fo:padding-top="0.179cm" fo:padding-bottom="0.179cm" fo:padding-left="0.304cm" fo:padding-right="0.304cm"/>
    </style:style>
    <style:style style:name="gr93"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6.348cm" fo:min-width="5.898cm" fo:padding-top="0.426cm" fo:padding-bottom="0.426cm" fo:padding-left="0.551cm" fo:padding-right="0.551cm"/>
    </style:style>
    <style:style style:name="gr94"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4.842cm" fo:min-width="0.992cm" fo:padding-top="0.179cm" fo:padding-bottom="0.179cm" fo:padding-left="0.304cm" fo:padding-right="0.304cm"/>
    </style:style>
    <style:style style:name="gr95" style:family="graphic" style:parent-style-name="standard">
      <style:graphic-properties svg:stroke-color="#5c8526" draw:stroke-linejoin="bevel" draw:fill="none" draw:fill-color="#cccccc" draw:textarea-horizontal-align="justify" draw:textarea-vertical-align="middle" draw:auto-grow-height="false" fo:min-height="22.15cm" fo:min-width="31.9cm"/>
    </style:style>
    <style:style style:name="gr96" style:family="graphic" style:parent-style-name="measure">
      <style:graphic-properties draw:stroke-linejoin="bevel" draw:textarea-vertical-align="middle" draw:line-distance="0.5cm"/>
    </style:style>
    <style:style style:name="gr97" style:family="graphic" style:parent-style-name="measure" style:list-style-name="L1">
      <style:graphic-properties draw:textarea-vertical-align="middle" draw:line-distance="0.6cm" draw:placing="above"/>
    </style:style>
    <style:style style:name="gr98" style:family="graphic" style:parent-style-name="measure">
      <style:graphic-properties draw:stroke-linejoin="bevel" draw:textarea-vertical-align="middle" draw:line-distance="1cm"/>
    </style:style>
    <style:style style:name="gr99" style:family="graphic" style:parent-style-name="measure" style:list-style-name="L1">
      <style:graphic-properties draw:textarea-vertical-align="middle" draw:line-distance="1cm" draw:placing="below"/>
    </style:style>
    <style:style style:name="gr100" style:family="graphic" style:parent-style-name="measure" style:list-style-name="L1">
      <style:graphic-properties draw:textarea-vertical-align="middle" draw:line-distance="0.6cm" draw:placing="above"/>
    </style:style>
    <style:style style:name="gr101" style:family="graphic" style:parent-style-name="measure">
      <style:graphic-properties draw:stroke-linejoin="bevel" draw:textarea-vertical-align="middle" draw:line-distance="0.2cm"/>
    </style:style>
    <style:style style:name="gr102" style:family="graphic" style:parent-style-name="measure">
      <style:graphic-properties draw:stroke-linejoin="bevel" draw:textarea-vertical-align="middle" draw:line-distance="0.2cm" draw:end-guide="0cm" draw:placing="below"/>
    </style:style>
    <style:style style:name="gr103" style:family="graphic" style:parent-style-name="measure">
      <style:graphic-properties draw:stroke-linejoin="bevel" draw:textarea-vertical-align="middle" draw:line-distance="0.396cm" draw:placing="below"/>
    </style:style>
    <style:style style:name="gr104" style:family="graphic" style:parent-style-name="measure">
      <style:graphic-properties draw:stroke-linejoin="bevel" draw:textarea-vertical-align="middle" draw:line-distance="0.4cm" draw:placing="below"/>
    </style:style>
    <style:style style:name="gr105" style:family="graphic" style:parent-style-name="measure">
      <style:graphic-properties draw:stroke-linejoin="bevel" draw:textarea-vertical-align="middle" draw:line-distance="0.4cm" draw:placing="above"/>
    </style:style>
    <style:style style:name="gr106" style:family="graphic" style:parent-style-name="measure">
      <style:graphic-properties draw:stroke-linejoin="bevel" draw:textarea-vertical-align="middle" draw:line-distance="0.2cm" draw:placing="above"/>
    </style:style>
    <style:style style:name="gr107" style:family="graphic" style:parent-style-name="measure">
      <style:graphic-properties draw:stroke-linejoin="bevel" draw:textarea-vertical-align="middle" draw:line-distance="0.301cm" draw:placing="above"/>
    </style:style>
    <style:style style:name="gr108" style:family="graphic" style:parent-style-name="measure">
      <style:graphic-properties draw:stroke-linejoin="bevel" draw:textarea-vertical-align="middle" draw:line-distance="0.3cm"/>
    </style:style>
    <style:style style:name="gr109"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042cm" fo:min-width="0cm" fo:padding-top="0.179cm" fo:padding-bottom="0.179cm" fo:padding-left="0.304cm" fo:padding-right="0.304cm"/>
    </style:style>
    <style:style style:name="gr110"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6.842cm" fo:min-width="5.792cm" fo:padding-top="0.179cm" fo:padding-bottom="0.179cm" fo:padding-left="0.304cm" fo:padding-right="0.304cm"/>
    </style:style>
    <style:style style:name="gr111" style:family="graphic" style:parent-style-name="objectwithoutfill">
      <style:graphic-properties svg:stroke-width="0.3cm" svg:stroke-color="#9966cc" draw:marker-start-width="1.1cm" draw:marker-end-width="1.1cm" svg:stroke-linecap="round" draw:fill="none" draw:textarea-vertical-align="middle" fo:padding-top="0.275cm" fo:padding-bottom="0.275cm" fo:padding-left="0.4cm" fo:padding-right="0.4cm"/>
    </style:style>
    <style:style style:name="gr112" style:family="graphic" style:parent-style-name="standard">
      <style:graphic-properties draw:textarea-horizontal-align="justify" draw:textarea-vertical-align="middle" draw:auto-grow-height="false" fo:min-height="1.15cm" fo:min-width="0.9cm"/>
    </style:style>
    <style:style style:name="gr113" style:family="graphic" style:parent-style-name="standard">
      <style:graphic-properties svg:stroke-width="0.7cm" svg:stroke-color="#808080" draw:marker-start-width="1.05cm" draw:marker-end-width="1.05cm" svg:stroke-linecap="round" draw:fill-color="#808080" draw:textarea-horizontal-align="justify" draw:textarea-vertical-align="middle" draw:auto-grow-height="false" fo:min-height="0cm" fo:min-width="0cm" fo:padding-top="0.475cm" fo:padding-bottom="0.475cm" fo:padding-left="0.6cm" fo:padding-right="0.6cm"/>
    </style:style>
    <style:style style:name="gr114" style:family="graphic" style:parent-style-name="standard">
      <style:graphic-properties draw:fill-color="#808080" draw:textarea-horizontal-align="justify" draw:textarea-vertical-align="middle" draw:auto-grow-height="false" fo:min-height="0.95cm" fo:min-width="0.7cm"/>
    </style:style>
    <style:style style:name="gr115" style:family="graphic" style:parent-style-name="standard">
      <style:graphic-properties svg:stroke-width="0.1cm" svg:stroke-color="#e6e6e6" draw:marker-start-width="0.106cm" draw:marker-end-width="0.106cm" draw:stroke-linejoin="bevel" draw:fill="solid" draw:fill-color="#e6e6e6" draw:textarea-horizontal-align="justify" draw:textarea-vertical-align="middle" draw:auto-grow-height="false" fo:min-height="1.611cm" fo:min-width="4.347cm" fo:padding-top="0.179cm" fo:padding-bottom="0.179cm" fo:padding-left="0.304cm" fo:padding-right="0.304cm"/>
    </style:style>
    <style:style style:name="gr116" style:family="graphic" style:parent-style-name="standard">
      <style:graphic-properties draw:stroke="dash" draw:stroke-dash="Ultrafine_20_Dashed" svg:stroke-width="1.5cm" svg:stroke-color="#808080" draw:marker-start-width="2.7cm" draw:marker-end-width="2.7cm" svg:stroke-opacity="50%" svg:stroke-linecap="round" draw:fill="none" draw:fill-color="#808080" draw:textarea-horizontal-align="justify" draw:textarea-vertical-align="middle" draw:auto-grow-height="false" fo:min-height="0cm" fo:min-width="0cm" fo:padding-top="0.875cm" fo:padding-bottom="0.875cm" fo:padding-left="1cm" fo:padding-right="1cm"/>
    </style:style>
    <style:style style:name="gr117" style:family="graphic" style:parent-style-name="standard">
      <style:graphic-properties draw:stroke="dash" draw:stroke-dash="Ultrafine_20_Dashed" svg:stroke-width="0.3cm" svg:stroke-color="#9966cc" draw:marker-start-width="0cm" draw:marker-end-width="0cm" svg:stroke-opacity="50%" svg:stroke-linecap="round" draw:fill="none" draw:fill-color="#808080" draw:textarea-horizontal-align="justify" draw:textarea-vertical-align="middle" draw:auto-grow-height="false" fo:min-height="0.85cm" fo:min-width="0.6cm" fo:padding-top="0.275cm" fo:padding-bottom="0.275cm" fo:padding-left="0.4cm" fo:padding-right="0.4cm"/>
    </style:style>
    <style:style style:name="gr118" style:family="graphic" style:parent-style-name="measure">
      <style:graphic-properties draw:stroke-linejoin="bevel" draw:textarea-vertical-align="middle" draw:line-distance="0.3cm" draw:placing="below"/>
    </style:style>
    <style:style style:name="gr119"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7.146cm" fo:min-width="26.898cm" fo:padding-top="0.426cm" fo:padding-bottom="0.426cm" fo:padding-left="0.551cm" fo:padding-right="0.551cm"/>
    </style:style>
    <style:style style:name="gr120" style:family="graphic" style:parent-style-name="standard">
      <style:graphic-properties svg:stroke-width="0.02cm" svg:stroke-color="#666666" draw:marker-start-width="0cm" draw:marker-end-width="0cm" draw:stroke-linejoin="bevel" draw:fill="solid" draw:fill-color="#e6e6e6" draw:textarea-horizontal-align="justify" draw:textarea-vertical-align="middle" draw:auto-grow-height="false" fo:min-height="6.922cm" fo:min-width="5.872cm" fo:padding-top="0.139cm" fo:padding-bottom="0.139cm" fo:padding-left="0.264cm" fo:padding-right="0.264cm"/>
    </style:style>
    <style:style style:name="gr121" style:family="graphic" style:parent-style-name="measure" style:list-style-name="L1">
      <style:graphic-properties draw:textarea-vertical-align="middle" draw:line-distance="0.6cm" draw:placing="above"/>
    </style:style>
    <style:style style:name="gr122" style:family="graphic" style:parent-style-name="measure" style:list-style-name="L1">
      <style:graphic-properties draw:textarea-vertical-align="middle" draw:line-distance="1cm" draw:placing="below"/>
    </style:style>
    <style:style style:name="gr123" style:family="graphic" style:parent-style-name="measure" style:list-style-name="L1">
      <style:graphic-properties draw:textarea-vertical-align="middle" draw:line-distance="0.6cm" draw:placing="above"/>
    </style:style>
    <style:style style:name="gr124"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16.648cm" fo:min-width="25.998cm" fo:padding-top="0.276cm" fo:padding-bottom="0.276cm" fo:padding-left="0.401cm" fo:padding-right="0.401cm"/>
    </style:style>
    <style:style style:name="gr125"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4.248cm" fo:min-width="7.998cm" fo:padding-top="0.276cm" fo:padding-bottom="0.276cm" fo:padding-left="0.401cm" fo:padding-right="0.401cm"/>
    </style:style>
    <style:style style:name="gr126" style:family="graphic" style:parent-style-name="standard">
      <style:graphic-properties draw:stroke="dash" draw:stroke-dash="Fine_20_Dashed" svg:stroke-width="0cm" svg:stroke-color="#000000" draw:marker-start-width="0.201cm" draw:marker-end-width="0.201cm" draw:stroke-linejoin="round" svg:stroke-linecap="round" draw:fill="none" draw:fill-color="#94bd5e" draw:fill-image-width="0cm" draw:fill-image-height="0cm" draw:textarea-horizontal-align="left" draw:textarea-vertical-align="top" draw:auto-grow-height="false" fo:min-height="17.948cm" fo:min-width="27.298cm" fo:padding-top="0.226cm" fo:padding-bottom="0.226cm" fo:padding-left="0.351cm" fo:padding-right="0.351cm"/>
    </style:style>
    <style:style style:name="gr12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top" draw:auto-grow-height="false" fo:min-height="16.442cm" fo:min-width="25.792cm" fo:padding-top="0.179cm" fo:padding-bottom="0.179cm" fo:padding-left="0.304cm" fo:padding-right="0.304cm"/>
    </style:style>
    <style:style style:name="gr128"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1.121cm" fo:min-width="18.898cm" fo:padding-top="0.426cm" fo:padding-bottom="0.426cm" fo:padding-left="0.551cm" fo:padding-right="0.551cm"/>
    </style:style>
    <style:style style:name="gr129"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top" draw:auto-grow-height="false" fo:min-height="10.042cm" fo:min-width="17.792cm" fo:padding-top="0.179cm" fo:padding-bottom="0.179cm" fo:padding-left="0.304cm" fo:padding-right="0.304cm"/>
    </style:style>
    <style:style style:name="gr130"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6.348cm" fo:min-width="6.898cm" fo:padding-top="0.426cm" fo:padding-bottom="0.426cm" fo:padding-left="0.551cm" fo:padding-right="0.551cm"/>
    </style:style>
    <style:style style:name="gr131"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0cm" fo:min-width="6.098cm" fo:padding-top="0.426cm" fo:padding-bottom="0.426cm" fo:padding-left="0.551cm" fo:padding-right="0.551cm"/>
    </style:style>
    <style:style style:name="gr132" style:family="graphic" style:parent-style-name="measure" style:list-style-name="L1">
      <style:graphic-properties draw:textarea-vertical-align="middle" draw:line-distance="0.6cm" draw:placing="above"/>
    </style:style>
    <style:style style:name="gr133" style:family="graphic" style:parent-style-name="measure" style:list-style-name="L1">
      <style:graphic-properties draw:textarea-vertical-align="middle" draw:line-distance="1cm" draw:placing="below"/>
    </style:style>
    <style:style style:name="gr134" style:family="graphic" style:parent-style-name="measure" style:list-style-name="L1">
      <style:graphic-properties draw:textarea-vertical-align="middle" draw:line-distance="0.6cm" draw:placing="above"/>
    </style:style>
    <style:style style:name="gr135" style:family="graphic" style:parent-style-name="measure">
      <style:graphic-properties draw:stroke-linejoin="bevel" draw:textarea-vertical-align="middle" draw:line-distance="0.4cm" draw:end-guide="-0.001cm"/>
    </style:style>
    <style:style style:name="gr136" style:family="graphic" style:parent-style-name="measure">
      <style:graphic-properties draw:stroke-linejoin="bevel" draw:textarea-vertical-align="middle" draw:line-distance="0cm" draw:end-guide="-0.001cm"/>
    </style:style>
    <style:style style:name="gr137" style:family="graphic" style:parent-style-name="standard">
      <style:graphic-properties svg:stroke-width="0.02cm" svg:stroke-color="#666666" draw:marker-start-width="0cm" draw:marker-end-width="0cm" draw:stroke-linejoin="bevel" draw:fill="solid" draw:fill-color="#e6e6e6" draw:textarea-horizontal-align="justify" draw:textarea-vertical-align="middle" draw:auto-grow-height="false" fo:min-height="6.842cm" fo:min-width="5.792cm" fo:padding-top="0.139cm" fo:padding-bottom="0.139cm" fo:padding-left="0.264cm" fo:padding-right="0.264cm"/>
    </style:style>
    <style:style style:name="gr138" style:family="graphic" style:parent-style-name="standard">
      <style:graphic-properties svg:stroke-width="0.1cm" svg:stroke-color="#666666" draw:marker-start-width="0.3cm" draw:marker-end-width="0.3cm" draw:stroke-linejoin="bevel" draw:fill="solid" draw:fill-color="#729fcf" draw:textarea-horizontal-align="left" draw:textarea-vertical-align="bottom" draw:auto-grow-height="false" fo:min-height="1cm" fo:min-width="0.2cm" fo:padding-top="0cm" fo:padding-bottom="0cm" fo:padding-left="0cm" fo:padding-right="0cm"/>
    </style:style>
    <style:style style:name="gr139" style:family="graphic" style:parent-style-name="standard">
      <style:graphic-properties draw:stroke="dash" draw:stroke-dash="Fine_20_Dashed" svg:stroke-width="0cm" svg:stroke-color="#000000" draw:marker-start-width="0.201cm" draw:marker-end-width="0.201cm" draw:stroke-linejoin="round" svg:stroke-linecap="round" draw:fill="none" draw:fill-color="#94bd5e" draw:fill-image-width="0cm" draw:fill-image-height="0cm" draw:textarea-horizontal-align="left" draw:textarea-vertical-align="top" draw:auto-grow-height="false" fo:min-height="17.848cm" fo:min-width="27.198cm" fo:padding-top="0.226cm" fo:padding-bottom="0.226cm" fo:padding-left="0.351cm" fo:padding-right="0.351cm"/>
    </style:style>
    <style:style style:name="gr140"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1.148cm" fo:min-width="18.898cm" fo:padding-top="0.426cm" fo:padding-bottom="0.426cm" fo:padding-left="0.551cm" fo:padding-right="0.551cm"/>
    </style:style>
    <style:style style:name="gr141" style:family="graphic" style:parent-style-name="standard">
      <style:graphic-properties draw:stroke="none" svg:stroke-width="0.4cm" svg:stroke-color="#000000" draw:marker-start-width="1.401cm" draw:marker-end-width="1.401cm" draw:stroke-linejoin="round" svg:stroke-linecap="round" draw:fill-color="#94476b" draw:opacity="100%" draw:textarea-horizontal-align="right" draw:textarea-vertical-align="middle" draw:auto-grow-height="false" fo:min-height="10.348cm" fo:min-width="18.098cm" fo:padding-top="0.426cm" fo:padding-bottom="0.426cm" fo:padding-left="0.551cm" fo:padding-right="0.551cm" draw:shadow-opacity="100%"/>
    </style:style>
    <style:style style:name="gr142" style:family="graphic" style:parent-style-name="standard">
      <style:graphic-properties draw:stroke="none" svg:stroke-width="0.4cm" svg:stroke-color="#000000" draw:marker-start-width="1.401cm" draw:marker-end-width="1.401cm" draw:stroke-linejoin="round" svg:stroke-linecap="round" draw:fill="solid" draw:fill-color="#94476b" draw:textarea-horizontal-align="left" draw:textarea-vertical-align="middle" draw:auto-grow-height="false" fo:min-height="0cm" fo:min-width="0cm" fo:padding-top="0.426cm" fo:padding-bottom="0.426cm" fo:padding-left="0.551cm" fo:padding-right="0.551cm"/>
    </style:style>
    <style:style style:name="gr143" style:family="graphic" style:parent-style-name="measure" style:list-style-name="L1">
      <style:graphic-properties draw:textarea-vertical-align="middle" draw:line-distance="0.6cm" draw:placing="above"/>
    </style:style>
    <style:style style:name="gr144" style:family="graphic" style:parent-style-name="measure" style:list-style-name="L1">
      <style:graphic-properties draw:textarea-vertical-align="middle" draw:line-distance="1cm" draw:placing="below"/>
    </style:style>
    <style:style style:name="gr145" style:family="graphic" style:parent-style-name="measure" style:list-style-name="L1">
      <style:graphic-properties draw:textarea-vertical-align="middle" draw:line-distance="0.6cm" draw:placing="above"/>
    </style:style>
    <style:style style:name="P1" style:family="paragraph">
      <loext:graphic-properties draw:fill-color="#b3b3b3"/>
      <style:paragraph-properties fo:text-align="center"/>
      <style:text-properties fo:font-size="24pt" fo:language="nl" fo:country="NL"/>
    </style:style>
    <style:style style:name="P2" style:family="paragraph">
      <style:paragraph-properties fo:text-align="center"/>
    </style:style>
    <style:style style:name="P3" style:family="paragraph">
      <loext:graphic-properties draw:fill-color="#b3b3b3"/>
      <style:paragraph-properties fo:text-align="center"/>
      <style:text-properties fo:font-size="14pt" fo:language="nl" fo:country="NL" style:font-size-asian="18pt" style:font-size-complex="18pt" style:font-weight-complex="normal"/>
    </style:style>
    <style:style style:name="P4" style:family="paragraph">
      <loext:graphic-properties draw:fill-color="#ffff99"/>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e6e6e6"/>
      <style:paragraph-properties fo:text-align="center"/>
      <style:text-properties fo:font-size="24pt" fo:language="nl" fo:country="NL" style:font-weight-complex="normal"/>
    </style:style>
    <style:style style:name="P7" style:family="paragraph">
      <loext:graphic-properties draw:fill-color="#b3b3b3" draw:opacity="50%"/>
      <style:paragraph-properties fo:text-align="center"/>
      <style:text-properties fo:font-size="24pt" fo:language="nl" fo:country="NL"/>
    </style:style>
    <style:style style:name="P8" style:family="paragraph">
      <loext:graphic-properties draw:fill="solid" draw:fill-color="#666666"/>
      <style:paragraph-properties fo:text-align="center"/>
      <style:text-properties fo:font-size="14pt" fo:language="nl" fo:country="NL" style:font-size-asian="18pt" style:font-size-complex="18pt" style:font-weight-complex="normal"/>
    </style:style>
    <style:style style:name="P9" style:family="paragraph">
      <loext:graphic-properties draw:fill="none" draw:opacity="100%" draw:fill-image-width="0cm" draw:fill-image-height="0cm"/>
      <style:text-properties style:text-outline="true" fo:font-size="17.8999996185303pt" fo:language="nl" fo:country="NL" style:font-size-asian="18pt" style:font-size-complex="18pt" style:font-weight-complex="normal"/>
    </style:style>
    <style:style style:name="P10" style:family="paragraph">
      <loext:graphic-properties draw:fill="none" draw:fill-color="#ffffff"/>
    </style:style>
    <style:style style:name="P11" style:family="paragraph">
      <loext:graphic-properties draw:fill="none" draw:fill-color="#ffffff" draw:opacity="100%" draw:fill-image-width="0cm" draw:fill-image-height="0cm"/>
      <style:text-properties fo:font-size="17.8999996185303pt" fo:language="nl" fo:country="NL" style:font-size-asian="18pt" style:font-size-complex="18pt" style:font-weight-complex="normal"/>
    </style:style>
    <style:style style:name="P12" style:family="paragraph">
      <loext:graphic-properties draw:fill="none" draw:opacity="100%" draw:fill-image-width="0cm" draw:fill-image-height="0cm"/>
      <style:paragraph-properties fo:text-align="center"/>
      <style:text-properties style:font-name="Courier New1" fo:font-size="13.8999996185303pt" fo:language="nl" fo:country="NL" style:font-size-asian="18pt" style:font-size-complex="18pt" style:font-weight-complex="normal"/>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color="#9966cc"/>
      <style:paragraph-properties fo:text-align="center"/>
    </style:style>
    <style:style style:name="P15" style:family="paragraph">
      <loext:graphic-properties draw:fill="solid" draw:fill-color="#9966cc"/>
      <style:paragraph-properties fo:text-align="center"/>
      <style:text-properties fo:font-size="14pt" fo:language="nl" fo:country="NL" style:font-size-asian="18pt" style:font-size-complex="18pt" style:font-weight-complex="normal"/>
    </style:style>
    <style:style style:name="P16" style:family="paragraph">
      <loext:graphic-properties draw:fill="solid" draw:fill-color="#729fcf" draw:opacity="50%"/>
      <style:paragraph-properties fo:text-align="center"/>
      <style:text-properties fo:font-size="24pt" fo:language="nl" fo:country="NL" style:font-weight-complex="normal"/>
    </style:style>
    <style:style style:name="P17" style:family="paragraph">
      <loext:graphic-properties draw:fill="solid" draw:fill-color="#729fcf"/>
      <style:paragraph-properties fo:text-align="center"/>
      <style:text-properties fo:font-size="24pt" fo:language="nl" fo:country="NL" style:font-weight-complex="normal"/>
    </style:style>
    <style:style style:name="P18" style:family="paragraph">
      <loext:graphic-properties draw:fill-color="#729fcf"/>
      <style:paragraph-properties fo:text-align="center"/>
      <style:text-properties fo:font-size="14pt" fo:language="nl" fo:country="NL" style:font-size-asian="18pt" style:font-size-complex="18pt" style:font-weight-complex="normal"/>
    </style:style>
    <style:style style:name="P19" style:family="paragraph">
      <loext:graphic-properties draw:fill="none" draw:fill-color="#cccccc"/>
      <style:paragraph-properties fo:text-align="center"/>
      <style:text-properties fo:language="nl" fo:country="NL"/>
    </style:style>
    <style:style style:name="P20" style:family="paragraph">
      <style:paragraph-properties fo:margin-left="0cm" fo:margin-right="0cm" fo:margin-top="0cm" fo:margin-bottom="0cm" fo:line-height="100%" fo:text-align="center" fo:text-indent="0cm"/>
      <style:text-properties fo:language="nl" fo:country="NL"/>
    </style:style>
    <style:style style:name="P2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text-align="center"/>
    </style:style>
    <style:style style:name="P23" style:family="paragraph">
      <loext:graphic-properties draw:fill-color="#c0c0c0"/>
      <style:paragraph-properties fo:text-align="center"/>
      <style:text-properties fo:font-size="24pt" fo:language="nl" fo:country="NL"/>
    </style:style>
    <style:style style:name="P24" style:family="paragraph">
      <loext:graphic-properties draw:fill-color="#cccccc"/>
      <style:paragraph-properties fo:text-align="center"/>
      <style:text-properties fo:font-size="24pt" fo:language="nl" fo:country="NL"/>
    </style:style>
    <style:style style:name="P25" style:family="paragraph">
      <loext:graphic-properties draw:fill="solid" draw:fill-color="#b3b3b3"/>
      <style:paragraph-properties fo:text-align="center"/>
      <style:text-properties fo:font-size="24pt" fo:language="nl" fo:country="NL" style:font-weight-complex="normal"/>
    </style:style>
    <style:style style:name="P26" style:family="paragraph">
      <loext:graphic-properties draw:fill="solid" draw:fill-color="#666666" draw:opacity="80%"/>
      <style:paragraph-properties fo:text-align="center"/>
      <style:text-properties fo:font-size="24pt" fo:language="nl" fo:country="NL"/>
    </style:style>
    <style:style style:name="P27" style:family="paragraph">
      <loext:graphic-properties draw:fill="solid" draw:fill-color="#666666"/>
      <style:paragraph-properties fo:text-align="center"/>
      <style:text-properties fo:font-size="24pt" fo:language="nl" fo:country="NL"/>
    </style:style>
    <style:style style:name="P28" style:family="paragraph">
      <loext:graphic-properties draw:fill-color="#808080"/>
      <style:paragraph-properties fo:text-align="center"/>
    </style:style>
    <style:style style:name="P29" style:family="paragraph">
      <loext:graphic-properties draw:fill="hatch" draw:fill-color="#cccccc" draw:fill-hatch-name="Trap3" draw:fill-hatch-solid="true"/>
      <style:paragraph-properties fo:text-align="center"/>
    </style:style>
    <style:style style:name="P30" style:family="paragraph">
      <loext:graphic-properties draw:fill="none" draw:fill-color="#666666"/>
      <style:paragraph-properties fo:text-align="center"/>
      <style:text-properties fo:language="nl" fo:country="NL"/>
    </style:style>
    <style:style style:name="P31"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666666"/>
      <style:paragraph-properties fo:margin-left="0cm" fo:margin-right="0cm" fo:margin-top="0cm" fo:margin-bottom="0cm" fo:line-height="100%" fo:text-align="center" fo:text-indent="0cm"/>
      <style:text-properties fo:language="nl" fo:country="NL"/>
    </style:style>
    <style:style style:name="P33" style:family="paragraph">
      <loext:graphic-properties draw:fill-color="#666666"/>
      <style:paragraph-properties fo:text-align="center"/>
      <style:text-properties fo:font-size="24pt" fo:language="nl" fo:country="NL"/>
    </style:style>
    <style:style style:name="P34" style:family="paragraph">
      <loext:graphic-properties draw:fill="solid" draw:fill-color="#729fcf"/>
      <style:paragraph-properties fo:text-align="center"/>
      <style:text-properties fo:font-size="12pt" fo:language="nl" fo:country="NL" style:font-size-asian="18pt" style:font-size-complex="18pt" style:font-weight-complex="normal"/>
    </style:style>
    <style:style style:name="P35" style:family="paragraph">
      <loext:graphic-properties draw:fill-color="#808080"/>
      <style:paragraph-properties fo:text-align="center"/>
      <style:text-properties fo:font-size="12pt" fo:language="nl" fo:country="NL" style:font-size-asian="12pt" style:font-size-complex="12pt"/>
    </style:style>
    <style:style style:name="P36" style:family="paragraph">
      <loext:graphic-properties draw:fill-color="#808080"/>
      <style:paragraph-properties fo:text-align="center"/>
      <style:text-properties fo:font-size="12pt" style:font-size-asian="18pt" style:font-size-complex="18pt" style:font-weight-complex="normal"/>
    </style:style>
    <style:style style:name="P37" style:family="paragraph">
      <loext:graphic-properties draw:fill="none" draw:fill-color="#808080"/>
      <style:paragraph-properties fo:text-align="center"/>
      <style:text-properties fo:font-size="10pt" fo:language="nl" fo:country="NL" style:font-size-asian="10pt" style:font-size-complex="10pt"/>
    </style:style>
    <style:style style:name="P38" style:family="paragraph">
      <loext:graphic-properties draw:fill="none" draw:fill-color="#94bd5e" draw:fill-image-width="0cm" draw:fill-image-height="0cm"/>
      <style:paragraph-properties fo:text-align="center"/>
      <style:text-properties fo:font-size="14pt" fo:language="nl" fo:country="NL" style:font-size-asian="18pt" style:font-size-complex="18pt" style:font-weight-complex="normal"/>
    </style:style>
    <style:style style:name="P39" style:family="paragraph">
      <loext:graphic-properties draw:fill-color="#94476b" draw:opacity="100%"/>
      <style:paragraph-properties fo:text-align="center"/>
      <style:text-properties fo:font-size="24pt" fo:language="nl" fo:country="NL"/>
    </style:style>
    <style:style style:name="P40" style:family="paragraph">
      <loext:graphic-properties draw:fill="solid" draw:fill-color="#94476b"/>
      <style:paragraph-properties fo:text-align="center"/>
      <style:text-properties fo:font-size="14pt" fo:language="nl" fo:country="NL" style:font-size-asian="18pt" style:font-size-complex="18pt" style:font-weight-complex="normal"/>
    </style:style>
    <style:style style:name="T1" style:family="text">
      <style:text-properties fo:font-size="14pt" fo:language="nl" fo:country="NL" style:font-size-asian="18pt" style:font-size-complex="18pt" style:font-weight-complex="normal"/>
    </style:style>
    <style:style style:name="T2" style:family="text">
      <style:text-properties style:text-outline="true" fo:font-size="18pt" fo:language="nl" fo:country="NL" style:font-size-asian="18pt" style:font-size-complex="18pt" style:font-weight-complex="normal"/>
    </style:style>
    <style:style style:name="T3" style:family="text">
      <style:text-properties fo:font-size="18pt" fo:language="nl" fo:country="NL" style:font-size-asian="18pt" style:font-size-complex="18pt"/>
    </style:style>
    <style:style style:name="T4" style:family="text">
      <style:text-properties style:font-name="Courier New1" fo:font-size="14pt" fo:language="nl" fo:country="NL" style:font-size-asian="18pt" style:font-size-complex="18pt" style:font-weight-complex="normal"/>
    </style:style>
    <style:style style:name="T5" style:family="text">
      <style:text-properties fo:font-size="12pt" style:font-size-asian="12pt" style:font-size-complex="12pt"/>
    </style:style>
    <style:style style:name="T6" style:family="text">
      <style:text-properties fo:font-size="24pt" fo:language="nl" fo:country="NL" style:font-weight-complex="normal"/>
    </style:style>
    <style:style style:name="T7" style:family="text">
      <style:text-properties fo:language="nl" fo:country="NL"/>
    </style:style>
    <style:style style:name="T8" style:family="text">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T9" style:family="text">
      <style:text-properties fo:font-size="12pt" fo:language="nl" fo:country="NL" style:font-size-asian="18pt" style:font-size-complex="18pt" style:font-weight-complex="normal"/>
    </style:style>
    <style:style style:name="T10" style:family="text">
      <style:text-properties fo:font-size="12pt" fo:language="nl" fo:country="NL" style:font-size-asian="12pt" style:font-size-complex="12pt"/>
    </style:style>
    <style:style style:name="T11" style:family="text">
      <style:text-properties fo:font-size="12pt" style:font-size-asian="18pt" style:font-size-complex="18pt" style:font-weight-complex="normal"/>
    </style:style>
    <style:style style:name="T12" style:family="text">
      <style:text-properties fo:font-size="10pt" fo:language="nl" fo:country="NL"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6.8cm" svg:height="3.399cm" svg:x="6.3cm" svg:y="7.701cm">
            <text:p/>
            <draw:enhanced-geometry svg:viewBox="0 0 21600 21600" draw:mirror-horizontal="true" draw:mirror-vertical="false" draw:type="rectangle" draw:enhanced-path="M 0 0 L 21600 0 21600 21600 0 21600 0 0 Z N"/>
          </draw:custom-shape>
          <draw:custom-shape draw:style-name="gr2" draw:text-style-name="P3" draw:layer="layout" svg:width="0.8cm" svg:height="0.798cm" svg:x="15.5cm" svg:y="26.279cm">
            <text:p text:style-name="P2"><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3" draw:text-style-name="P4" draw:layer="layout" svg:width="0.2cm" svg:height="2.6cm" svg:x="12.3cm" svg:y="7.901cm">
            <text:p/>
            <draw:enhanced-geometry svg:viewBox="0 0 21600 21600" draw:mirror-horizontal="true" draw:mirror-vertical="false" draw:type="rectangle" draw:enhanced-path="M 0 0 L 21600 0 21600 21600 0 21600 0 0 Z N"/>
          </draw:custom-shape>
          <draw:custom-shape draw:style-name="gr3" draw:text-style-name="P4" draw:layer="layout" svg:width="0.2cm" svg:height="2.6cm" svg:x="16.9cm" svg:y="7.901cm">
            <text:p/>
            <draw:enhanced-geometry svg:viewBox="0 0 21600 21600" draw:mirror-horizontal="true" draw:mirror-vertical="false" draw:type="rectangle" draw:enhanced-path="M 0 0 L 21600 0 21600 21600 0 21600 0 0 Z N"/>
          </draw:custom-shape>
          <draw:custom-shape draw:style-name="gr4" draw:text-style-name="P5" draw:layer="layout" svg:width="11.2cm" svg:height="3.2cm" svg:x="9.1cm" svg:y="7.501cm">
            <text:p/>
            <draw:enhanced-geometry svg:viewBox="0 0 21600 21600" draw:mirror-horizontal="false" draw:type="rectangle" draw:enhanced-path="M 0 0 L 21600 0 21600 21600 0 21600 0 0 Z N"/>
          </draw:custom-shape>
          <draw:custom-shape draw:style-name="gr5" draw:text-style-name="P1" draw:layer="layout" svg:width="18cm" svg:height="1.6cm" svg:x="5.7cm" svg:y="6.101cm">
            <text:p/>
            <draw:enhanced-geometry svg:viewBox="0 0 21600 21600" draw:mirror-horizontal="true" draw:mirror-vertical="true" draw:type="rectangle" draw:enhanced-path="M 0 0 L 21600 0 21600 21600 0 21600 0 0 Z N"/>
          </draw:custom-shape>
          <draw:custom-shape draw:style-name="gr6" draw:text-style-name="P6" draw:layer="layout" svg:width="4.2cm" svg:height="6.4cm" draw:transform="rotate (1.5707963267949) translate (11.5cm 10.501cm)">
            <text:p/>
            <draw:enhanced-geometry svg:viewBox="0 0 21600 21600" draw:mirror-horizontal="true" draw:mirror-vertical="true" draw:type="rectangle" draw:enhanced-path="M 0 0 L 21600 0 21600 21600 0 21600 0 0 Z N"/>
          </draw:custom-shape>
          <draw:custom-shape draw:style-name="gr7" draw:text-style-name="P7" draw:layer="layout" svg:width="0.8cm" svg:height="4.2cm" svg:x="14.3cm" svg:y="6.301cm">
            <text:p/>
            <draw:enhanced-geometry svg:viewBox="0 0 21600 21600" draw:mirror-horizontal="true" draw:mirror-vertical="false" draw:type="rectangle" draw:enhanced-path="M 0 0 L 21600 0 21600 21600 0 21600 0 0 Z N"/>
          </draw:custom-shape>
        </draw:g>
        <draw:g>
          <draw:custom-shape draw:style-name="gr8" draw:text-style-name="P8" draw:layer="layout" svg:width="0.8cm" svg:height="0.798cm" svg:x="15.5cm" svg:y="28.3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9" draw:text-style-name="P8" draw:layer="layout" svg:width="16cm" svg:height="0.2cm" svg:x="6.7cm" svg:y="6.1cm">
            <text:p/>
            <draw:enhanced-geometry svg:viewBox="0 0 21600 21600" draw:mirror-horizontal="true" draw:mirror-vertical="false" draw:type="rectangle" draw:enhanced-path="M 0 0 L 21600 0 21600 21600 0 21600 0 0 Z N"/>
          </draw:custom-shape>
          <draw:custom-shape draw:style-name="gr10" draw:text-style-name="P8" draw:layer="layout" svg:width="16.8cm" svg:height="0.2cm" svg:x="6.3cm" svg:y="10.9cm">
            <text:p/>
            <draw:enhanced-geometry svg:viewBox="0 0 21600 21600" draw:mirror-horizontal="true" draw:mirror-vertical="false" draw:type="rectangle" draw:enhanced-path="M 0 0 L 21600 0 21600 21600 0 21600 0 0 Z N"/>
          </draw:custom-shape>
          <draw:custom-shape draw:style-name="gr11" draw:text-style-name="P8" draw:layer="layout" svg:width="0.6cm" svg:height="0.4cm" svg:x="23.1cm" svg:y="6.1cm">
            <text:p/>
            <draw:enhanced-geometry svg:viewBox="0 0 21600 21600" draw:mirror-horizontal="true" draw:mirror-vertical="false" draw:type="rectangle" draw:enhanced-path="M 0 0 L 21600 0 21600 21600 0 21600 0 0 Z N"/>
          </draw:custom-shape>
          <draw:custom-shape draw:style-name="gr11" draw:text-style-name="P8" draw:layer="layout" svg:width="0.6cm" svg:height="0.4cm" svg:x="5.9cm" svg:y="6.1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5.9cm" svg:y="7.7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23.1cm" svg:y="7.7cm">
            <text:p/>
            <draw:enhanced-geometry svg:viewBox="0 0 21600 21600" draw:mirror-horizontal="true" draw:mirror-vertical="false" draw:type="rectangle" draw:enhanced-path="M 0 0 L 21600 0 21600 21600 0 21600 0 0 Z N"/>
          </draw:custom-shape>
        </draw:g>
        <draw:frame draw:style-name="gr13" draw:text-style-name="P9" draw:layer="layout" svg:width="9.58cm" svg:height="4.016cm" svg:x="5.717cm" svg:y="24.884cm">
          <draw:text-box>
            <text:p><text:span text:style-name="T2"><text:file-name text:display="name">julianapark-k31-fundament-2</text:file-name></text:span><text:span text:style-name="T2"> <text:s/></text:span><text:span text:style-name="T2"><text:date style:data-style-name="D4" text:date-value="2017-09-20">20-09-2017</text:date></text:span></text:p>
            <text:p><text:span text:style-name="T2">Arend Freije</text:span></text:p>
            <text:p><text:span text:style-name="T2">afreije@inn.nl</text:span></text:p>
            <text:p><text:span text:style-name="T2">06-14143214</text:span></text:p>
          </draw:text-box>
        </draw:frame>
        <draw:frame draw:style-name="gr14" draw:text-style-name="P10" draw:layer="layout" svg:width="0.717cm" svg:height="1.703cm" svg:x="17.7cm" svg:y="26.067cm">
          <draw:text-box>
            <text:p/>
          </draw:text-box>
        </draw:frame>
        <draw:frame draw:style-name="gr15" draw:text-style-name="P11" draw:layer="layout" svg:width="13.2cm" svg:height="1.032cm" svg:x="5.697cm" svg:y="3.268cm">
          <draw:text-box>
            <text:p><text:span text:style-name="T3">Doorsnede fundament west-oost</text:span></text:p>
          </draw:text-box>
        </draw:frame>
        <draw:frame draw:style-name="gr16" draw:text-style-name="P10" draw:layer="layout" svg:width="0.502cm" svg:height="1.195cm" svg:x="22.3cm" svg:y="26.5cm">
          <draw:text-box>
            <text:p/>
          </draw:text-box>
        </draw:frame>
        <draw:custom-shape draw:style-name="gr17" draw:text-style-name="P12" draw:layer="layout" svg:width="2cm" svg:height="1.999cm" svg:x="2.5cm" svg:y="4.501cm">
          <text:p text:style-name="P2"><text:span text:style-name="T4"><text:line-break/></text:span><text:span text:style-name="T4">W <text:s text:c="2"/>O</text:span></text:p>
          <text:p text:style-name="P2"><text:span text:style-name="T4">Z</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8" draw:text-style-name="P13" draw:layer="layout" svg:width="10cm" svg:height="10.289cm" svg:x="16.7cm" svg:y="13.5cm">
          <draw:text-box>
            <text:p><text:span text:style-name="T5">Buffer1 is de vloerverwarming voor de begane grond, wordt op temperatuur gehouden afhankelijk van de gemiddelde buitentemperatuur. De uitstraling naar de vloer is voldoende voor verwarming van de woning. Het opwarmen van buffer1 gebeurt door circulatie vanuit buffer23. Door in de zomer te mengen met buffer4, onstaat koeling.</text:span></text:p>
            <text:p><text:span text:style-name="T5"/></text:p>
            <text:p><text:span text:style-name="T5">Buffer23 zijn voor de opslag van warmte tot 60 °C. Opwarming buffer2 via boiler. Omdat warm water bovenin blijft, zijn er zowel boven als beneden aansluitpunten voor de installatie.</text:span></text:p>
            <text:p><text:span text:style-name="T5"/></text:p>
            <text:p><text:span text:style-name="T5">Buffer4 wordt gebruikt als bron voor de waterpomp. Buffer4 koelt en warmt via de wand en vloer met de bodem, en door menging met buffer1 (koeling woning), en door transmissiewarmte van buffer23</text:span></text:p>
          </draw:text-box>
        </draw:frame>
        <draw:g>
          <draw:custom-shape draw:style-name="gr19" draw:text-style-name="P14" draw:layer="layout" svg:width="12cm" svg:height="0.4cm" svg:x="8.7cm" svg:y="10.7cm">
            <text:p/>
            <draw:enhanced-geometry svg:viewBox="0 0 21600 21600" draw:mirror-horizontal="true" draw:mirror-vertical="true" draw:type="rectangle" draw:enhanced-path="M 0 0 L 21600 0 21600 21600 0 21600 0 0 Z N"/>
          </draw:custom-shape>
          <draw:custom-shape draw:style-name="gr20" draw:text-style-name="P15" draw:layer="layout" svg:width="0.8cm" svg:height="0.8cm" svg:x="15.5cm" svg:y="25.3cm">
            <text:p text:style-name="P2"><text:span text:style-name="T1"><text:s text:c="6"/></text:span><text:span text:style-name="T1">XPS</text:span></text:p>
            <draw:enhanced-geometry svg:viewBox="0 0 21600 21600" draw:mirror-horizontal="false" draw:mirror-vertical="false" draw:type="rectangle" draw:enhanced-path="M 0 0 L 21600 0 21600 21600 0 21600 0 0 Z N"/>
          </draw:custom-shape>
          <draw:custom-shape draw:style-name="gr21" draw:text-style-name="P14" draw:layer="layout" svg:width="0.2cm" svg:height="1.6cm" svg:x="23.5cm" svg:y="6.1cm">
            <text:p/>
            <draw:enhanced-geometry svg:viewBox="0 0 21600 21600" draw:mirror-horizontal="true" draw:mirror-vertical="false" draw:type="rectangle" draw:enhanced-path="M 0 0 L 21600 0 21600 21600 0 21600 0 0 Z N"/>
          </draw:custom-shape>
          <draw:custom-shape draw:style-name="gr21" draw:text-style-name="P14" draw:layer="layout" svg:width="0.2cm" svg:height="1.6cm" svg:x="5.7cm" svg:y="6.1cm">
            <text:p/>
            <draw:enhanced-geometry svg:viewBox="0 0 21600 21600" draw:mirror-horizontal="true" draw:mirror-vertical="false" draw:type="rectangle" draw:enhanced-path="M 0 0 L 21600 0 21600 21600 0 21600 0 0 Z N"/>
          </draw:custom-shape>
        </draw:g>
        <draw:frame draw:style-name="gr22" draw:text-style-name="P13" draw:layer="layout" svg:width="10cm" svg:height="9.811cm" svg:x="6.1cm" svg:y="13.5cm">
          <draw:text-box>
            <text:p><text:span text:style-name="T5">Alle drie buffers zijn gevuld met betongranulaat 20/40, wat voldoende draagkracht heeft om de bovenliggende vloeren en woning te dragen. De holtes in het granulaat worden opgevuld met water, wat zorgt voor een hoge warmtecapaciteit en waarmee de warmte van en naar de buffers wordt gebracht. De buitenkant van buffer4 is niet geïsoleerd, zodat warmteuitwisseling met de bodem kan plaatsvinden. De wanden en vloer van buffer 23 <text:s/>zijn geisoleerd zodat de buffer 23 zijn warmte bewaart. Er zou gebruik kunnen worden gemaakt van XPS of glasschuim platen voor extra isolatie. De tussenwanden zijn niet dragend. De tussenwandjes in buffer1 zijn niet-isolerend, bijv. aardbeton, maar schuimbeton mag ook.</text:span></text:p>
          </draw:text-box>
        </draw:frame>
        <draw:g>
          <draw:custom-shape draw:style-name="gr23" draw:text-style-name="P16" draw:layer="layout" svg:width="16.8cm" svg:height="3cm" svg:x="6.3cm" svg:y="7.9cm">
            <text:p text:style-name="P2"><text:span text:style-name="T6">Buffer4</text:span></text:p>
            <draw:enhanced-geometry svg:viewBox="0 0 21600 21600" draw:mirror-horizontal="false" draw:mirror-vertical="false" draw:type="rectangle" draw:enhanced-path="M 0 0 L 21600 0 21600 21600 0 21600 0 0 Z N"/>
          </draw:custom-shape>
          <draw:custom-shape draw:style-name="gr24" draw:text-style-name="P16" draw:layer="layout" svg:width="10.4cm" svg:height="2.6cm" svg:x="9.5cm" svg:y="7.9cm">
            <text:p text:style-name="P2"><text:span text:style-name="T6">Buffer23</text:span></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7.3cm 8.3cm)">
            <text:p/>
            <draw:enhanced-geometry svg:viewBox="0 0 21600 21600" draw:mirror-horizontal="false" draw:mirror-vertical="false" draw:type="rectangle" draw:enhanced-path="M 0 0 L 21600 0 21600 21600 0 21600 0 0 Z N"/>
          </draw:custom-shape>
          <draw:custom-shape draw:style-name="gr26" draw:text-style-name="P16" draw:layer="layout" svg:width="14.8cm" svg:height="0.6cm" svg:x="7.3cm" svg:y="6.5cm">
            <text:p text:style-name="P2"><text:span text:style-name="T6">Buffer1</text:span></text:p>
            <draw:enhanced-geometry svg:viewBox="0 0 21600 21600" draw:mirror-horizontal="false" draw:mirror-vertical="false" draw:type="rectangle" draw:enhanced-path="M 0 0 L 21600 0 21600 21600 0 21600 0 0 Z N"/>
          </draw:custom-shape>
          <draw:custom-shape draw:style-name="gr27" draw:text-style-name="P18" draw:layer="layout" svg:width="0.8cm" svg:height="0.798cm" svg:x="15.5cm" svg:y="27.302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28" draw:text-style-name="P17" draw:layer="layout" svg:width="0.2cm" svg:height="0.2cm" draw:transform="rotate (1.5707963267949) translate (13.1cm 6.9cm)">
            <text:p/>
            <draw:enhanced-geometry svg:viewBox="0 0 21600 21600" draw:mirror-horizontal="true" draw:mirror-vertical="false" draw:type="rectangle" draw:enhanced-path="M 0 0 L 21600 0 21600 21600 0 21600 0 0 Z N"/>
          </draw:custom-shape>
          <draw:custom-shape draw:style-name="gr28" draw:text-style-name="P17" draw:layer="layout" svg:width="0.199cm" svg:height="0.2cm" draw:transform="rotate (1.5707963267949) translate (16.1cm 6.892cm)">
            <text:p/>
            <draw:enhanced-geometry svg:viewBox="0 0 21600 21600" draw:mirror-horizontal="false" draw:mirror-vertical="true" draw:type="rectangle" draw:enhanced-path="M 0 0 L 21600 0 21600 21600 0 21600 0 0 Z N"/>
          </draw:custom-shape>
          <draw:custom-shape draw:style-name="gr25" draw:text-style-name="P17" draw:layer="layout" svg:width="0.2cm" svg:height="1cm" draw:transform="rotate (1.5707963267949) translate (11.1cm 8.3cm)">
            <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7.3cm 10.3cm)">
            <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1.1cm 10.3cm)">
            <text:p/>
            <draw:enhanced-geometry svg:viewBox="0 0 21600 21600" draw:mirror-horizontal="true" draw:mirror-vertical="false" draw:type="rectangle" draw:enhanced-path="M 0 0 L 21600 0 21600 21600 0 21600 0 0 Z N"/>
          </draw:custom-shape>
        </draw:g>
        <draw:g>
          <draw:custom-shape draw:style-name="gr29" draw:text-style-name="P19"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30" draw:text-style-name="P20" draw:layer="layout" svg:x1="5.9cm" svg:y1="7.7cm" svg:x2="5.9cm" svg:y2="6.1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31" draw:text-style-name="P20" draw:layer="layout" svg:x1="6cm" svg:y1="11.1cm" svg:x2="6cm" svg:y2="7.7cm">
            <text:p text:style-name="P20"><text:span text:style-name="T7"><text:measure text:kind="gap"/></text:span><text:span text:style-name="T7"><text:measure text:kind="value">1.700</text:measure></text:span><text:span text:style-name="T7"> </text:span><text:span text:style-name="T7"><text:measure text:kind="unit">mm</text:measure></text:span><text:span text:style-name="T7"><text:measure text:kind="gap"/></text:span></text:p>
          </draw:measure>
          <draw:measure draw:style-name="gr32" draw:text-style-name="P21" draw:layer="layout" svg:x1="23.3cm" svg:y1="11.2cm" svg:x2="6.1cm" svg:y2="11.2cm">
            <text:p text:style-name="P21"><text:span text:style-name="T8"><text:measure text:kind="gap"/></text:span><text:span text:style-name="T8"><text:measure text:kind="value">8.600</text:measure></text:span><text:span text:style-name="T8"> </text:span><text:span text:style-name="T8"><text:measure text:kind="unit">mm</text:measure></text:span><text:span text:style-name="T8"><text:measure text:kind="gap"/></text:span></text:p>
          </draw:measure>
        </draw:g>
      </draw:page>
      <draw:page draw:name="page2" draw:style-name="dp1" draw:master-page-name="Default">
        <draw:g>
          <draw:custom-shape draw:style-name="gr33" draw:text-style-name="P1" draw:layer="layout" svg:width="27.2cm" svg:height="3.399cm" svg:x="6.1cm" svg:y="7.701cm">
            <text:p/>
            <draw:enhanced-geometry svg:viewBox="0 0 21600 21600" draw:mirror-horizontal="true" draw:mirror-vertical="false" draw:type="rectangle" draw:enhanced-path="M 0 0 L 21600 0 21600 21600 0 21600 0 0 Z N"/>
          </draw:custom-shape>
          <draw:custom-shape draw:style-name="gr2" draw:text-style-name="P3" draw:layer="layout" svg:width="0.8cm" svg:height="0.798cm" svg:x="15.5cm" svg:y="26.279cm">
            <text:p text:style-name="P2"><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34" draw:text-style-name="P5" draw:layer="layout" svg:width="19.6cm" svg:height="3.2cm" svg:x="9.9cm" svg:y="7.5cm">
            <text:p/>
            <draw:enhanced-geometry svg:viewBox="0 0 21600 21600" draw:type="rectangle" draw:enhanced-path="M 0 0 L 21600 0 21600 21600 0 21600 0 0 Z N"/>
          </draw:custom-shape>
          <draw:custom-shape draw:style-name="gr35" draw:text-style-name="P1" draw:layer="layout" svg:width="28cm" svg:height="1.6cm" svg:x="5.7cm" svg:y="6.1cm">
            <text:p/>
            <draw:enhanced-geometry svg:viewBox="0 0 21600 21600" draw:mirror-horizontal="true" draw:mirror-vertical="true" draw:type="rectangle" draw:enhanced-path="M 0 0 L 21600 0 21600 21600 0 21600 0 0 Z N"/>
          </draw:custom-shape>
          <draw:custom-shape draw:style-name="gr36" draw:text-style-name="P22" draw:layer="layout" svg:width="7.2cm" svg:height="3.2cm" svg:x="14.1cm" svg:y="7.7cm">
            <text:p/>
            <draw:enhanced-geometry svg:viewBox="0 0 21600 21600" draw:type="rectangle" draw:enhanced-path="M 0 0 L 21600 0 21600 21600 0 21600 0 0 Z N"/>
          </draw:custom-shape>
          <draw:custom-shape draw:style-name="gr35" draw:text-style-name="P1" draw:layer="layout" svg:width="28cm" svg:height="1.6cm" svg:x="5.7cm" svg:y="6.101cm">
            <text:p/>
            <draw:enhanced-geometry svg:viewBox="0 0 21600 21600" draw:mirror-horizontal="true" draw:mirror-vertical="true" draw:type="rectangle" draw:enhanced-path="M 0 0 L 21600 0 21600 21600 0 21600 0 0 Z N"/>
          </draw:custom-shape>
          <draw:custom-shape draw:style-name="gr37" draw:text-style-name="P6" draw:layer="layout" svg:width="4.4cm" svg:height="7.2cm" draw:transform="rotate (1.5707963267949) translate (6.3cm 10.7cm)">
            <text:p/>
            <draw:enhanced-geometry svg:viewBox="0 0 21600 21600" draw:mirror-horizontal="true" draw:mirror-vertical="false" draw:type="rectangle" draw:enhanced-path="M 0 0 L 21600 0 21600 21600 0 21600 0 0 Z N"/>
          </draw:custom-shape>
          <draw:custom-shape draw:style-name="gr38" draw:text-style-name="P23" draw:layer="layout" svg:width="0.4cm" svg:height="1.2cm" svg:x="5.9cm" svg:y="6.3cm">
            <text:p/>
            <draw:enhanced-geometry svg:viewBox="0 0 21600 21600" draw:mirror-horizontal="true" draw:mirror-vertical="true" draw:type="rectangle" draw:enhanced-path="M 0 0 L 21600 0 21600 21600 0 21600 0 0 Z N"/>
          </draw:custom-shape>
        </draw:g>
        <draw:g>
          <draw:custom-shape draw:style-name="gr8" draw:text-style-name="P8" draw:layer="layout" svg:width="0.8cm" svg:height="0.798cm" svg:x="15.5cm" svg:y="28.3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39" draw:text-style-name="P8" draw:layer="layout" svg:width="17.8cm" svg:height="0.198cm" svg:x="6.7cm" svg:y="6.102cm">
            <text:p/>
            <draw:enhanced-geometry svg:viewBox="0 0 21600 21600" draw:mirror-horizontal="true" draw:mirror-vertical="false" draw:type="rectangle" draw:enhanced-path="M 0 0 L 21600 0 21600 21600 0 21600 0 0 Z N"/>
          </draw:custom-shape>
          <draw:custom-shape draw:style-name="gr11" draw:text-style-name="P8" draw:layer="layout" svg:width="0.6cm" svg:height="0.4cm" svg:x="32.9cm" svg:y="6.1cm">
            <text:p/>
            <draw:enhanced-geometry svg:viewBox="0 0 21600 21600" draw:mirror-horizontal="true" draw:mirror-vertical="false" draw:type="rectangle" draw:enhanced-path="M 0 0 L 21600 0 21600 21600 0 21600 0 0 Z N"/>
          </draw:custom-shape>
          <draw:custom-shape draw:style-name="gr11" draw:text-style-name="P8" draw:layer="layout" svg:width="0.6cm" svg:height="0.4cm" svg:x="5.9cm" svg:y="6.1cm">
            <text:p/>
            <draw:enhanced-geometry svg:viewBox="0 0 21600 21600" draw:mirror-horizontal="true" draw:mirror-vertical="false" draw:type="rectangle" draw:enhanced-path="M 0 0 L 21600 0 21600 21600 0 21600 0 0 Z N"/>
          </draw:custom-shape>
          <draw:custom-shape draw:style-name="gr40" draw:text-style-name="P8" draw:layer="layout" svg:width="8cm" svg:height="0.198cm" svg:x="24.7cm" svg:y="6.102cm">
            <text:p/>
            <draw:enhanced-geometry svg:viewBox="0 0 21600 21600" draw:mirror-horizontal="true" draw:mirror-vertical="false" draw:type="rectangle" draw:enhanced-path="M 0 0 L 21600 0 21600 21600 0 21600 0 0 Z N"/>
          </draw:custom-shape>
          <draw:custom-shape draw:style-name="gr41" draw:text-style-name="P8" draw:layer="layout" svg:width="27.2cm" svg:height="0.2cm" svg:x="6.1cm" svg:y="10.9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5.9cm" svg:y="7.7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33.1cm" svg:y="7.7cm">
            <text:p/>
            <draw:enhanced-geometry svg:viewBox="0 0 21600 21600" draw:mirror-horizontal="true" draw:mirror-vertical="false" draw:type="rectangle" draw:enhanced-path="M 0 0 L 21600 0 21600 21600 0 21600 0 0 Z N"/>
          </draw:custom-shape>
        </draw:g>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15" draw:text-style-name="P11" draw:layer="layout" svg:width="13.2cm" svg:height="1.032cm" svg:x="5.697cm" svg:y="3.268cm">
          <draw:text-box>
            <text:p><text:span text:style-name="T3">Doorsnede fundament noord-zuid</text:span></text:p>
          </draw:text-box>
        </draw:frame>
        <draw:frame draw:style-name="gr16" draw:text-style-name="P10" draw:layer="layout" svg:width="0.502cm" svg:height="1.195cm" svg:x="22.3cm" svg:y="26.5cm">
          <draw:text-box>
            <text:p/>
          </draw:text-box>
        </draw:frame>
        <draw:g>
          <draw:custom-shape draw:style-name="gr42" draw:text-style-name="P14" draw:layer="layout" svg:width="20cm" svg:height="0.4cm" svg:x="9.7cm" svg:y="10.5cm">
            <text:p/>
            <draw:enhanced-geometry svg:viewBox="0 0 21600 21600" draw:mirror-horizontal="true" draw:mirror-vertical="false" draw:type="rectangle" draw:enhanced-path="M 0 0 L 21600 0 21600 21600 0 21600 0 0 Z N"/>
          </draw:custom-shape>
          <draw:custom-shape draw:style-name="gr21" draw:text-style-name="P14" draw:layer="layout" svg:width="0.2cm" svg:height="1.6cm" svg:x="5.7cm" svg:y="6.1cm">
            <text:p/>
            <draw:enhanced-geometry svg:viewBox="0 0 21600 21600" draw:mirror-horizontal="true" draw:mirror-vertical="false" draw:type="rectangle" draw:enhanced-path="M 0 0 L 21600 0 21600 21600 0 21600 0 0 Z N"/>
          </draw:custom-shape>
          <draw:custom-shape draw:style-name="gr20" draw:text-style-name="P15" draw:layer="layout" svg:width="0.8cm" svg:height="0.8cm" svg:x="15.5cm" svg:y="25.3cm">
            <text:p text:style-name="P2"><text:span text:style-name="T1"><text:s text:c="6"/></text:span><text:span text:style-name="T1">XPS</text:span></text:p>
            <draw:enhanced-geometry svg:viewBox="0 0 21600 21600" draw:mirror-horizontal="false" draw:mirror-vertical="false" draw:type="rectangle" draw:enhanced-path="M 0 0 L 21600 0 21600 21600 0 21600 0 0 Z N"/>
          </draw:custom-shape>
          <draw:custom-shape draw:style-name="gr21" draw:text-style-name="P14" draw:layer="layout" svg:width="0.2cm" svg:height="1.6cm" svg:x="33.5cm" svg:y="6.1cm">
            <text:p/>
            <draw:enhanced-geometry svg:viewBox="0 0 21600 21600" draw:mirror-horizontal="true" draw:mirror-vertical="false" draw:type="rectangle" draw:enhanced-path="M 0 0 L 21600 0 21600 21600 0 21600 0 0 Z N"/>
          </draw:custom-shape>
          <draw:custom-shape draw:style-name="gr43" draw:text-style-name="P14" draw:layer="layout" svg:width="0.2cm" svg:height="3cm" svg:x="6.3cm" svg:y="7.7cm">
            <text:p/>
            <draw:enhanced-geometry svg:viewBox="0 0 21600 21600" draw:mirror-horizontal="true" draw:mirror-vertical="false" draw:type="rectangle" draw:enhanced-path="M 0 0 L 21600 0 21600 21600 0 21600 0 0 Z N"/>
          </draw:custom-shape>
        </draw:g>
        <draw:g>
          <draw:custom-shape draw:style-name="gr44" draw:text-style-name="P16" draw:layer="layout" svg:width="19.2cm" svg:height="3.4cm" svg:x="10.1cm" svg:y="7.3cm">
            <text:p text:style-name="P2"><text:span text:style-name="T6">Buffer23</text:span></text:p>
            <draw:enhanced-geometry svg:viewBox="0 0 21600 21600" draw:mirror-horizontal="false" draw:mirror-vertical="false" draw:type="rectangle" draw:enhanced-path="M 0 0 L 21600 0 21600 21600 0 21600 0 0 Z N"/>
          </draw:custom-shape>
          <draw:custom-shape draw:style-name="gr45" draw:text-style-name="P16" draw:layer="layout" svg:width="24.8cm" svg:height="0.6cm" svg:x="7.3cm" svg:y="6.5cm">
            <text:p text:style-name="P2"><text:span text:style-name="T6">Buffer1</text:span></text:p>
            <draw:enhanced-geometry svg:viewBox="0 0 21600 21600" draw:mirror-horizontal="false" draw:mirror-vertical="false" draw:type="rectangle" draw:enhanced-path="M 0 0 L 21600 0 21600 21600 0 21600 0 0 Z N"/>
          </draw:custom-shape>
          <draw:custom-shape draw:style-name="gr28" draw:text-style-name="P17" draw:layer="layout" svg:width="0.2cm" svg:height="0.2cm" draw:transform="rotate (1.5707963267949) translate (7.7cm 10.502cm)">
            <text:p/>
            <draw:enhanced-geometry svg:viewBox="0 0 21600 21600" draw:mirror-horizontal="false" draw:mirror-vertical="false" draw:type="rectangle" draw:enhanced-path="M 0 0 L 21600 0 21600 21600 0 21600 0 0 Z N"/>
          </draw:custom-shape>
          <draw:custom-shape draw:style-name="gr28" draw:text-style-name="P17" draw:layer="layout" svg:width="0.2cm" svg:height="0.2cm" draw:transform="rotate (1.5707963267949) translate (12.3cm 10.5cm)">
            <text:p/>
            <draw:enhanced-geometry svg:viewBox="0 0 21600 21600" draw:mirror-horizontal="false" draw:mirror-vertical="false" draw:type="rectangle" draw:enhanced-path="M 0 0 L 21600 0 21600 21600 0 21600 0 0 Z N"/>
          </draw:custom-shape>
          <draw:custom-shape draw:style-name="gr28" draw:text-style-name="P17" draw:layer="layout" svg:width="0.2cm" svg:height="0.2cm" draw:transform="rotate (1.5707963267949) translate (7.7cm 8.302cm)">
            <text:p/>
            <draw:enhanced-geometry svg:viewBox="0 0 21600 21600" draw:mirror-horizontal="true" draw:mirror-vertical="false" draw:type="rectangle" draw:enhanced-path="M 0 0 L 21600 0 21600 21600 0 21600 0 0 Z N"/>
          </draw:custom-shape>
          <draw:custom-shape draw:style-name="gr28" draw:text-style-name="P17" draw:layer="layout" svg:width="0.2cm" svg:height="0.2cm" draw:transform="rotate (1.5707963267949) translate (12.3cm 8.30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0.8cm" svg:height="0.798cm" svg:x="15.5cm" svg:y="27.302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25" draw:text-style-name="P17" draw:layer="layout" svg:width="0.202cm" svg:height="1cm" draw:transform="rotate (1.5707963267949) translate (13.1cm 6.702cm)">
            <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3.1cm 7.1cm)">
            <text:p/>
            <draw:enhanced-geometry svg:viewBox="0 0 21600 21600" draw:mirror-horizontal="false" draw:mirror-vertical="false" draw:type="rectangle" draw:enhanced-path="M 0 0 L 21600 0 21600 21600 0 21600 0 0 Z N"/>
          </draw:custom-shape>
          <draw:custom-shape draw:style-name="gr46" draw:text-style-name="P16" draw:layer="layout" svg:width="26.8cm" svg:height="2.798cm" svg:x="6.3cm" svg:y="7.902cm">
            <text:p text:style-name="P2"><text:span text:style-name="T6">Buffer4</text:span></text:p>
            <draw:enhanced-geometry svg:viewBox="0 0 21600 21600" draw:mirror-horizontal="false" draw:mirror-vertical="false" draw:type="rectangle" draw:enhanced-path="M 0 0 L 21600 0 21600 21600 0 21600 0 0 Z N"/>
          </draw:custom-shape>
        </draw:g>
        <draw:g>
          <draw:custom-shape draw:style-name="gr29" draw:text-style-name="P19"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47" draw:text-style-name="P21" draw:layer="layout" svg:x1="32.9cm" svg:y1="5.1cm" svg:x2="24.5cm" svg:y2="5.1cm">
            <text:p text:style-name="P21"><text:span text:style-name="T8"><text:measure text:kind="gap"/></text:span><text:span text:style-name="T8"><text:measure text:kind="value">4.200</text:measure></text:span><text:span text:style-name="T8"> </text:span><text:span text:style-name="T8"><text:measure text:kind="unit">mm</text:measure></text:span><text:span text:style-name="T8"><text:measure text:kind="gap"/></text:span></text:p>
          </draw:measure>
          <draw:measure draw:style-name="gr30" draw:text-style-name="P20" draw:layer="layout" svg:x1="5.5cm" svg:y1="11.3cm" svg:x2="5.5cm" svg:y2="6.1cm">
            <text:p text:style-name="P20"><text:span text:style-name="T7"><text:measure text:kind="gap"/></text:span><text:span text:style-name="T7"><text:measure text:kind="value">2.600</text:measure></text:span><text:span text:style-name="T7"> </text:span><text:span text:style-name="T7"><text:measure text:kind="unit">mm</text:measure></text:span><text:span text:style-name="T7"><text:measure text:kind="gap"/></text:span></text:p>
          </draw:measure>
          <draw:measure draw:style-name="gr48" draw:text-style-name="P21" draw:layer="layout" svg:x1="33.7cm" svg:y1="5.9cm" svg:x2="5.7cm" svg:y2="5.9cm">
            <text:p text:style-name="P21"><text:span text:style-name="T8"><text:measure text:kind="gap"/></text:span><text:span text:style-name="T8"><text:measure text:kind="value">14.000</text:measure></text:span><text:span text:style-name="T8"> </text:span><text:span text:style-name="T8"><text:measure text:kind="unit">mm</text:measure></text:span><text:span text:style-name="T8"><text:measure text:kind="gap"/></text:span></text:p>
          </draw:measure>
          <draw:measure draw:style-name="gr49" draw:text-style-name="P21" draw:layer="layout" svg:x1="24.5cm" svg:y1="5.1cm" svg:x2="6.5cm" svg:y2="5.1cm">
            <text:p text:style-name="P21"><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50" draw:text-style-name="P20" draw:layer="layout" svg:x1="12.5cm" svg:y1="7.7cm" svg:x2="12.5cm" svg:y2="7.1cm">
            <text:p text:style-name="P20"><text:span text:style-name="T7"><text:measure text:kind="gap"/></text:span><text:span text:style-name="T7"><text:measure text:kind="value">300</text:measure></text:span><text:span text:style-name="T7"> </text:span><text:span text:style-name="T7"><text:measure text:kind="unit">mm</text:measure></text:span><text:span text:style-name="T7"><text:measure text:kind="gap"/></text:span></text:p>
          </draw:measure>
          <draw:measure draw:style-name="gr51" draw:text-style-name="P20" draw:layer="layout" svg:x1="7.3cm" svg:y1="7.7cm" svg:x2="5.7cm" svg:y2="7.7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52" draw:text-style-name="P20" draw:layer="layout" svg:x1="9.1cm" svg:y1="10.7cm" svg:x2="9.1cm" svg:y2="6.3cm">
            <text:p text:style-name="P20"><text:span text:style-name="T7"><text:measure text:kind="gap"/></text:span><text:span text:style-name="T7"><text:measure text:kind="value">2.200</text:measure></text:span><text:span text:style-name="T7"> </text:span><text:span text:style-name="T7"><text:measure text:kind="unit">mm</text:measure></text:span><text:span text:style-name="T7"><text:measure text:kind="gap"/></text:span></text:p>
          </draw:measure>
          <draw:measure draw:style-name="gr50" draw:text-style-name="P20" draw:layer="layout" svg:x1="13.6cm" svg:y1="8.9cm" svg:x2="13.6cm" svg:y2="8.1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53" draw:text-style-name="P21" draw:layer="layout" svg:x1="28.9cm" svg:y1="11.3cm" svg:x2="10.3cm" svg:y2="11.3cm">
            <text:p text:style-name="P21"><text:span text:style-name="T8"><text:measure text:kind="gap"/></text:span><text:span text:style-name="T8"><text:measure text:kind="value">9.300</text:measure></text:span><text:span text:style-name="T8"> </text:span><text:span text:style-name="T8"><text:measure text:kind="unit">mm</text:measure></text:span><text:span text:style-name="T8"><text:measure text:kind="gap"/></text:span></text:p>
          </draw:measure>
          <draw:measure draw:style-name="gr54" draw:text-style-name="P21" draw:layer="layout" svg:x1="32.1cm" svg:y1="6.9cm" svg:x2="7.3cm" svg:y2="6.9cm">
            <text:p text:style-name="P21"><text:span text:style-name="T8"><text:measure text:kind="gap"/></text:span><text:span text:style-name="T8"><text:measure text:kind="value">12.400</text:measure></text:span><text:span text:style-name="T8"> </text:span><text:span text:style-name="T8"><text:measure text:kind="unit">mm</text:measure></text:span><text:span text:style-name="T8"><text:measure text:kind="gap"/></text:span></text:p>
          </draw:measure>
          <draw:measure draw:style-name="gr55" draw:text-style-name="P21" draw:layer="layout" svg:x1="9.7cm" svg:y1="11.3cm" svg:x2="6.5cm" svg:y2="11.3cm">
            <text:p text:style-name="P21"><text:span text:style-name="T8"><text:measure text:kind="gap"/></text:span><text:span text:style-name="T8"><text:measure text:kind="value">1.600</text:measure></text:span><text:span text:style-name="T8"> </text:span><text:span text:style-name="T8"><text:measure text:kind="unit">mm</text:measure></text:span><text:span text:style-name="T8"><text:measure text:kind="gap"/></text:span></text:p>
          </draw:measure>
          <draw:measure draw:style-name="gr56" draw:text-style-name="P21" draw:layer="layout" svg:x1="32.9cm" svg:y1="11.3cm" svg:x2="29.7cm" svg:y2="11.3cm">
            <text:p text:style-name="P21"><text:span text:style-name="T8"><text:measure text:kind="gap"/></text:span><text:span text:style-name="T8"><text:measure text:kind="value">1.600</text:measure></text:span><text:span text:style-name="T8"> </text:span><text:span text:style-name="T8"><text:measure text:kind="unit">mm</text:measure></text:span><text:span text:style-name="T8"><text:measure text:kind="gap"/></text:span></text:p>
          </draw:measure>
        </draw:g>
        <draw:frame draw:style-name="gr13" draw:text-style-name="P9" draw:layer="layout" svg:width="9.58cm" svg:height="4.016cm" svg:x="5.717cm" svg:y="24.884cm">
          <draw:text-box>
            <text:p><text:span text:style-name="T2"><text:file-name text:display="name">julianapark-k31-fundament-2</text:file-name></text:span><text:span text:style-name="T2"> <text:s/></text:span><text:span text:style-name="T2"><text:date style:data-style-name="D4" text:date-value="2017-09-20">20-09-2017</text:date></text:span></text:p>
            <text:p><text:span text:style-name="T2">Arend Freije</text:span></text:p>
            <text:p><text:span text:style-name="T2">afreije@inn.nl</text:span></text:p>
            <text:p><text:span text:style-name="T2">06-14143214</text:span></text:p>
          </draw:text-box>
        </draw:frame>
      </draw:page>
      <draw:page draw:name="page3" draw:style-name="dp1" draw:master-page-name="Default">
        <draw:custom-shape draw:style-name="gr57" draw:text-style-name="P24" draw:layer="layout" svg:width="2.8cm" svg:height="4.401cm" svg:x="6.9cm" svg:y="18.469cm">
          <text:p/>
          <draw:enhanced-geometry svg:viewBox="0 0 21600 21600" draw:mirror-horizontal="true" draw:mirror-vertical="false" draw:type="rectangle" draw:enhanced-path="M 0 0 L 21600 0 21600 21600 0 21600 0 0 Z N"/>
        </draw:custom-shape>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58" draw:text-style-name="P11" draw:layer="layout" svg:width="13.2cm" svg:height="1.673cm" svg:x="5.697cm" svg:y="3.268cm">
          <draw:text-box>
            <text:p><text:span text:style-name="T3">Vloer begane grond</text:span></text:p>
          </draw:text-box>
        </draw:frame>
        <draw:frame draw:style-name="gr14" draw:text-style-name="P10" draw:layer="layout" svg:width="0.717cm" svg:height="1.703cm" svg:x="8.03cm" svg:y="10.467cm">
          <draw:text-box>
            <text:p/>
          </draw:text-box>
        </draw:frame>
        <draw:frame draw:style-name="gr16" draw:text-style-name="P10" draw:layer="layout" svg:width="0.502cm" svg:height="1.195cm" svg:x="22.3cm" svg:y="26.5cm">
          <draw:text-box>
            <text:p/>
          </draw:text-box>
        </draw:frame>
        <draw:g>
          <draw:custom-shape draw:style-name="gr59" draw:text-style-name="P25" draw:layer="layout" svg:width="16.4cm" svg:height="26.4cm" draw:transform="rotate (1.5707963267949) translate (6.5cm 23.3cm)">
            <text:p/>
            <draw:enhanced-geometry svg:viewBox="0 0 21600 21600" draw:mirror-horizontal="false" draw:mirror-vertical="false" draw:type="rectangle" draw:enhanced-path="M 0 0 L 21600 0 21600 21600 0 21600 0 0 Z N"/>
          </draw:custom-shape>
          <draw:custom-shape draw:style-name="gr2" draw:text-style-name="P3" draw:layer="layout" svg:width="0.8cm" svg:height="0.798cm" svg:x="15.5cm" svg:y="26.302cm">
            <text:p text:style-name="P2"><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60" draw:text-style-name="P25" draw:layer="layout" svg:width="2.401cm" svg:height="0.8cm" draw:transform="rotate (1.5707963267949) translate (8.7cm 22.437cm)">
            <text:p/>
            <draw:enhanced-geometry svg:viewBox="0 0 21600 21600" draw:mirror-horizontal="true" draw:mirror-vertical="true" draw:type="rectangle" draw:enhanced-path="M 0 0 L 21600 0 21600 21600 0 21600 0 0 Z N"/>
          </draw:custom-shape>
        </draw:g>
        <draw:g>
          <draw:custom-shape draw:style-name="gr61" draw:text-style-name="P26" draw:layer="layout" svg:width="17.8cm" svg:height="15.998cm" svg:x="6.7cm" svg:y="7.102cm">
            <text:p/>
            <draw:enhanced-geometry svg:viewBox="0 0 21600 21600" draw:mirror-horizontal="false" draw:mirror-vertical="true" draw:type="rectangle" draw:enhanced-path="M 0 0 L 21600 0 21600 21600 0 21600 0 0 Z N"/>
          </draw:custom-shape>
          <draw:custom-shape draw:style-name="gr62" draw:text-style-name="P27" draw:layer="layout" svg:width="28cm" svg:height="0.802cm" svg:x="5.698cm" svg:y="6.08cm">
            <text:p/>
            <draw:enhanced-geometry svg:viewBox="0 0 21600 21600" draw:mirror-horizontal="true" draw:mirror-vertical="true" draw:type="rectangle" draw:enhanced-path="M 0 0 L 21600 0 21600 21600 0 21600 0 0 Z N"/>
          </draw:custom-shape>
          <draw:custom-shape draw:style-name="gr63" draw:text-style-name="P27" draw:layer="layout" svg:width="0.8cm" svg:height="16.398cm" svg:x="32.898cm" svg:y="6.882cm">
            <text:p/>
            <draw:enhanced-geometry svg:viewBox="0 0 21600 21600" draw:mirror-horizontal="false" draw:mirror-vertical="true" draw:type="rectangle" draw:enhanced-path="M 0 0 L 21600 0 21600 21600 0 21600 0 0 Z N"/>
          </draw:custom-shape>
          <draw:custom-shape draw:style-name="gr63" draw:text-style-name="P27" draw:layer="layout" svg:width="0.8cm" svg:height="16.398cm" svg:x="5.698cm" svg:y="6.882cm">
            <text:p/>
            <draw:enhanced-geometry svg:viewBox="0 0 21600 21600" draw:mirror-horizontal="false" draw:mirror-vertical="true" draw:type="rectangle" draw:enhanced-path="M 0 0 L 21600 0 21600 21600 0 21600 0 0 Z N"/>
          </draw:custom-shape>
          <draw:custom-shape draw:style-name="gr62" draw:text-style-name="P27" draw:layer="layout" svg:width="28cm" svg:height="0.8cm" svg:x="5.698cm" svg:y="23.28cm">
            <text:p/>
            <draw:enhanced-geometry svg:viewBox="0 0 21600 21600" draw:mirror-horizontal="true" draw:mirror-vertical="true" draw:type="rectangle" draw:enhanced-path="M 0 0 L 21600 0 21600 21600 0 21600 0 0 Z N"/>
          </draw:custom-shape>
          <draw:custom-shape draw:style-name="gr8" draw:text-style-name="P8" draw:layer="layout" svg:width="0.8cm" svg:height="0.798cm" svg:x="15.5cm" svg:y="25.315cm">
            <text:p text:style-name="P2"><text:span text:style-name="T1"><text:s text:c="5"/></text:span><text:span text:style-name="T1">Gewapend beton c.q. werkvloer</text:span></text:p>
            <draw:enhanced-geometry svg:viewBox="0 0 21600 21600" draw:mirror-horizontal="true" draw:mirror-vertical="false" draw:type="rectangle" draw:enhanced-path="M 0 0 L 21600 0 21600 21600 0 21600 0 0 Z N"/>
          </draw:custom-shape>
          <draw:custom-shape draw:style-name="gr64" draw:text-style-name="P8" draw:layer="layout" svg:width="8cm" svg:height="16cm" svg:x="24.7cm" svg:y="7.1cm">
            <text:p/>
            <draw:enhanced-geometry svg:viewBox="0 0 21600 21600" draw:mirror-horizontal="true" draw:mirror-vertical="false" draw:type="rectangle" draw:enhanced-path="M 0 0 L 21600 0 21600 21600 0 21600 0 0 Z N"/>
          </draw:custom-shape>
          <draw:custom-shape draw:style-name="gr65" draw:text-style-name="P28" draw:layer="layout" svg:width="2.6cm" svg:height="2.6cm" draw:transform="rotate (1.5707963267949) translate (8.5cm 16.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66" draw:text-style-name="P28" draw:layer="layout" svg:width="4cm" svg:height="4.2cm" draw:transform="rotate (-1.5707963267949) translate (11.1cm 16.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65" draw:text-style-name="P28" draw:layer="layout" svg:width="2.6cm" svg:height="2.6cm" svg:x="11.1cm" svg:y="11.40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65" draw:text-style-name="P28" draw:layer="layout" svg:width="2.6cm" svg:height="2.6cm" draw:transform="rotate (-1.5707963267949) translate (13.7cm 14.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67" draw:text-style-name="P6" draw:layer="layout" svg:width="5.385cm" svg:height="1.969cm" draw:transform="rotate (2.35619449019234) translate (10.908cm 16.476cm)">
                <text:p/>
                <draw:enhanced-geometry svg:viewBox="0 0 21600 21600" draw:mirror-horizontal="true" draw:mirror-vertical="false" draw:type="rectangle" draw:enhanced-path="M 0 0 L 21600 0 21600 21600 0 21600 0 0 Z N"/>
              </draw:custom-shape>
              <draw:custom-shape draw:style-name="gr68" draw:text-style-name="P29" draw:layer="layout" svg:width="1.734cm" svg:height="4.667cm" draw:transform="rotate (0.785398163397448) translate (7.687cm 12.589cm)">
                <text:p/>
                <draw:enhanced-geometry svg:viewBox="0 0 21600 21600" draw:mirror-horizontal="true" draw:mirror-vertical="false" draw:type="rectangle" draw:enhanced-path="M 0 0 L 21600 0 21600 21600 0 21600 0 0 Z N"/>
              </draw:custom-shape>
            </draw:g>
          </draw:g>
        </draw:g>
        <draw:g>
          <draw:custom-shape draw:style-name="gr27" draw:text-style-name="P18" draw:layer="layout" svg:width="0.8cm" svg:height="0.798cm" svg:x="15.5cm" svg:y="27.3cm">
            <text:p text:style-name="P2"><text:span text:style-name="T1"><text:s text:c="5"/></text:span><text:span text:style-name="T1">Aanvoer/afvoer</text:span></text:p>
            <draw:enhanced-geometry svg:viewBox="0 0 21600 21600" draw:mirror-horizontal="true" draw:mirror-vertical="false" draw:type="rectangle" draw:enhanced-path="M 0 0 L 21600 0 21600 21600 0 21600 0 0 Z N"/>
          </draw:custom-shape>
        </draw:g>
        <draw:g>
          <draw:custom-shape draw:style-name="gr69" draw:text-style-name="P30"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70" draw:text-style-name="P31" draw:layer="layout" svg:x1="32.9cm" svg:y1="5.1cm" svg:x2="24.5cm" svg:y2="5.1cm">
            <text:p text:style-name="P21"><text:span text:style-name="T8"><text:measure text:kind="gap"/></text:span><text:span text:style-name="T8"><text:measure text:kind="value">4.200</text:measure></text:span><text:span text:style-name="T8"> </text:span><text:span text:style-name="T8"><text:measure text:kind="unit">mm</text:measure></text:span><text:span text:style-name="T8"><text:measure text:kind="gap"/></text:span></text:p>
          </draw:measure>
          <draw:measure draw:style-name="gr71" draw:text-style-name="P32" draw:layer="layout" svg:x1="5.4cm" svg:y1="24.1cm" svg:x2="5.4cm" svg:y2="6.1cm">
            <text:p text:style-name="P20"><text:span text:style-name="T7"><text:measure text:kind="gap"/></text:span><text:span text:style-name="T7"><text:measure text:kind="value">9.000</text:measure></text:span><text:span text:style-name="T7"> </text:span><text:span text:style-name="T7"><text:measure text:kind="unit">mm</text:measure></text:span><text:span text:style-name="T7"><text:measure text:kind="gap"/></text:span></text:p>
          </draw:measure>
          <draw:measure draw:style-name="gr72" draw:text-style-name="P31" draw:layer="layout" svg:x1="33.7cm" svg:y1="5.9cm" svg:x2="5.7cm" svg:y2="5.9cm">
            <text:p text:style-name="P21"><text:span text:style-name="T8"><text:measure text:kind="gap"/></text:span><text:span text:style-name="T8"><text:measure text:kind="value">14.000</text:measure></text:span><text:span text:style-name="T8"> </text:span><text:span text:style-name="T8"><text:measure text:kind="unit">mm</text:measure></text:span><text:span text:style-name="T8"><text:measure text:kind="gap"/></text:span></text:p>
          </draw:measure>
          <draw:measure draw:style-name="gr73" draw:text-style-name="P31" draw:layer="layout" svg:x1="24.5cm" svg:y1="5.1cm" svg:x2="6.5cm" svg:y2="5.1cm">
            <text:p text:style-name="P21"><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74" draw:text-style-name="P32" draw:layer="layout" svg:x1="5.7cm" svg:y1="24.1cm" svg:x2="5.7cm" svg:y2="16.7cm">
            <text:p text:style-name="P20"><text:span text:style-name="T7"><text:measure text:kind="gap"/></text:span><text:span text:style-name="T7"><text:measure text:kind="value">3.700</text:measure></text:span><text:span text:style-name="T7"> </text:span><text:span text:style-name="T7"><text:measure text:kind="unit">mm</text:measure></text:span><text:span text:style-name="T7"><text:measure text:kind="gap"/></text:span></text:p>
          </draw:measure>
          <draw:measure draw:style-name="gr75" draw:text-style-name="P32" draw:layer="layout" svg:x1="6.9cm" svg:y1="16.7cm" svg:x2="6.9cm" svg:y2="15.3cm">
            <text:p text:style-name="P20"><text:span text:style-name="T7"><text:measure text:kind="gap"/></text:span><text:span text:style-name="T7"><text:measure text:kind="value">700</text:measure></text:span><text:span text:style-name="T7"> </text:span><text:span text:style-name="T7"><text:measure text:kind="unit">mm</text:measure></text:span><text:span text:style-name="T7"><text:measure text:kind="gap"/></text:span></text:p>
          </draw:measure>
          <draw:measure draw:style-name="gr76" draw:text-style-name="P32" draw:layer="layout" svg:x1="8.3cm" svg:y1="16.7cm" svg:x2="6.9cm" svg:y2="16.7cm">
            <text:p text:style-name="P20"><text:span text:style-name="T7"><text:measure text:kind="gap"/></text:span><text:span text:style-name="T7"><text:measure text:kind="value">700</text:measure></text:span><text:span text:style-name="T7"> </text:span><text:span text:style-name="T7"><text:measure text:kind="unit">mm</text:measure></text:span><text:span text:style-name="T7"><text:measure text:kind="gap"/></text:span></text:p>
          </draw:measure>
          <draw:measure draw:style-name="gr77" draw:text-style-name="P32" draw:layer="layout" svg:x1="6.7cm" svg:y1="15.3cm" svg:x2="6.7cm" svg:y2="11.3cm">
            <text:p text:style-name="P20"><text:span text:style-name="T7"><text:measure text:kind="gap"/></text:span><text:span text:style-name="T7"><text:measure text:kind="value">2.000</text:measure></text:span><text:span text:style-name="T7"> </text:span><text:span text:style-name="T7"><text:measure text:kind="unit">mm</text:measure></text:span><text:span text:style-name="T7"><text:measure text:kind="gap"/></text:span></text:p>
          </draw:measure>
          <draw:measure draw:style-name="gr78" draw:text-style-name="P32" draw:layer="layout" svg:x1="10.7cm" svg:y1="11.3cm" svg:x2="6.7cm" svg:y2="11.3cm">
            <text:p text:style-name="P20"><text:span text:style-name="T7"><text:measure text:kind="gap"/></text:span><text:span text:style-name="T7"><text:measure text:kind="value">2.000</text:measure></text:span><text:span text:style-name="T7"> </text:span><text:span text:style-name="T7"><text:measure text:kind="unit">mm</text:measure></text:span><text:span text:style-name="T7"><text:measure text:kind="gap"/></text:span></text:p>
          </draw:measure>
          <draw:measure draw:style-name="gr79" draw:text-style-name="P32" draw:layer="layout" svg:x1="12.1cm" svg:y1="11.4cm" svg:x2="10.7cm" svg:y2="11.4cm">
            <text:p text:style-name="P20"><text:span text:style-name="T7"><text:measure text:kind="gap"/></text:span><text:span text:style-name="T7"><text:measure text:kind="value">700</text:measure></text:span><text:span text:style-name="T7"> </text:span><text:span text:style-name="T7"><text:measure text:kind="unit">mm</text:measure></text:span><text:span text:style-name="T7"><text:measure text:kind="gap"/></text:span></text:p>
          </draw:measure>
          <draw:measure draw:style-name="gr78" draw:text-style-name="P32" draw:layer="layout" svg:x1="12.1cm" svg:y1="12.7cm" svg:x2="12.1cm" svg:y2="11.3cm">
            <text:p text:style-name="P20"><text:span text:style-name="T7"><text:measure text:kind="gap"/></text:span><text:span text:style-name="T7"><text:measure text:kind="value">700</text:measure></text:span><text:span text:style-name="T7"> </text:span><text:span text:style-name="T7"><text:measure text:kind="unit">mm</text:measure></text:span><text:span text:style-name="T7"><text:measure text:kind="gap"/></text:span></text:p>
          </draw:measure>
          <draw:measure draw:style-name="gr74" draw:text-style-name="P32" draw:layer="layout" svg:x1="5.7cm" svg:y1="11.3cm" svg:x2="5.7cm" svg:y2="6.1cm">
            <text:p text:style-name="P20"><text:span text:style-name="T7"><text:measure text:kind="gap"/></text:span><text:span text:style-name="T7"><text:measure text:kind="value">2.600</text:measure></text:span><text:span text:style-name="T7"> </text:span><text:span text:style-name="T7"><text:measure text:kind="unit">mm</text:measure></text:span><text:span text:style-name="T7"><text:measure text:kind="gap"/></text:span></text:p>
          </draw:measure>
        </draw:g>
        <draw:frame draw:style-name="gr13" draw:text-style-name="P9" draw:layer="layout" svg:width="9.58cm" svg:height="4.016cm" svg:x="5.717cm" svg:y="24.884cm">
          <draw:text-box>
            <text:p><text:span text:style-name="T2"><text:file-name text:display="name">julianapark-k31-fundament-2</text:file-name></text:span><text:span text:style-name="T2"> <text:s/></text:span><text:span text:style-name="T2"><text:date style:data-style-name="D4" text:date-value="2017-09-20">20-09-2017</text:date></text:span></text:p>
            <text:p><text:span text:style-name="T2">Arend Freije</text:span></text:p>
            <text:p><text:span text:style-name="T2">afreije@inn.nl</text:span></text:p>
            <text:p><text:span text:style-name="T2">06-14143214</text:span></text:p>
          </draw:text-box>
        </draw:frame>
      </draw:page>
      <draw:page draw:name="page4" draw:style-name="dp1" draw:master-page-name="Default">
        <draw:g>
          <draw:custom-shape draw:style-name="gr80" draw:text-style-name="P1" draw:layer="layout" svg:width="28cm" svg:height="18.4cm" svg:x="5.7cm" svg:y="6.1cm">
            <text:p/>
            <draw:enhanced-geometry svg:viewBox="0 0 21600 21600" draw:mirror-horizontal="true" draw:mirror-vertical="true" draw:type="rectangle" draw:enhanced-path="M 0 0 L 21600 0 21600 21600 0 21600 0 0 Z N"/>
          </draw:custom-shape>
          <draw:custom-shape draw:style-name="gr81" draw:text-style-name="P17" draw:layer="layout" svg:width="4.6cm" svg:height="6.4cm" draw:transform="rotate (1.5707963267949) translate (7.3cm 12.3cm)">
            <text:p/>
            <draw:enhanced-geometry svg:viewBox="0 0 21600 21600" draw:mirror-horizontal="true" draw:mirror-vertical="false" draw:type="rectangle" draw:enhanced-path="M 0 0 L 21600 0 21600 21600 0 21600 0 0 Z N"/>
          </draw:custom-shape>
          <draw:custom-shape draw:style-name="gr82" draw:text-style-name="P17" draw:layer="layout" svg:width="15.2cm" svg:height="18.4cm" draw:transform="rotate (1.5707963267949) translate (13.7cm 22.9cm)">
            <text:p/>
            <draw:enhanced-geometry svg:viewBox="0 0 21600 21600" draw:mirror-horizontal="true" draw:mirror-vertical="true" draw:type="rectangle" draw:enhanced-path="M 0 0 L 21600 0 21600 21600 0 21600 0 0 Z N"/>
          </draw:custom-shape>
          <draw:custom-shape draw:style-name="gr83" draw:text-style-name="P33" draw:layer="layout" svg:width="6.8cm" svg:height="6cm" svg:x="7.3cm" svg:y="12.3cm">
            <text:p/>
            <draw:enhanced-geometry svg:viewBox="0 0 21600 21600" draw:mirror-horizontal="false" draw:mirror-vertical="true" draw:type="rectangle" draw:enhanced-path="M 0 0 L 21600 0 21600 21600 0 21600 0 0 Z N"/>
          </draw:custom-shape>
          <draw:custom-shape draw:style-name="gr81" draw:text-style-name="P17" draw:layer="layout" svg:width="4.6cm" svg:height="6.4cm" draw:transform="rotate (1.5707963267949) translate (7.3cm 22.9cm)">
            <text:p/>
            <draw:enhanced-geometry svg:viewBox="0 0 21600 21600" draw:mirror-horizontal="true" draw:mirror-vertical="false" draw:type="rectangle" draw:enhanced-path="M 0 0 L 21600 0 21600 21600 0 21600 0 0 Z N"/>
          </draw:custom-shape>
          <draw:custom-shape draw:style-name="gr84" draw:text-style-name="P33" draw:layer="layout" svg:width="20cm" svg:height="12cm" svg:x="9.7cm" svg:y="9.3cm">
            <text:p/>
            <draw:enhanced-geometry svg:viewBox="0 0 21600 21600" draw:mirror-horizontal="true" draw:mirror-vertical="true" draw:type="rectangle" draw:enhanced-path="M 0 0 L 21600 0 21600 21600 0 21600 0 0 Z N"/>
          </draw:custom-shape>
          <draw:custom-shape draw:style-name="gr2" draw:text-style-name="P3" draw:layer="layout" svg:width="0.8cm" svg:height="0.798cm" svg:x="15.5cm" svg:y="26.502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custom-shape draw:style-name="gr85" draw:text-style-name="P18" draw:layer="layout" svg:width="0.8cm" svg:height="0.8cm" svg:x="15.5cm" svg:y="27.5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8" draw:text-style-name="P8" draw:layer="layout" svg:width="0.8cm" svg:height="0.798cm" svg:x="15.5cm" svg:y="25.5cm">
            <text:p text:style-name="P2"><text:span text:style-name="T1"><text:s text:c="5"/></text:span><text:span text:style-name="T1">Aardbeton of schuimbeton</text:span></text:p>
            <draw:enhanced-geometry svg:viewBox="0 0 21600 21600" draw:mirror-horizontal="true" draw:mirror-vertical="false" draw:type="rectangle" draw:enhanced-path="M 0 0 L 21600 0 21600 21600 0 21600 0 0 Z N"/>
          </draw:custom-shape>
          <draw:custom-shape draw:style-name="gr86" draw:text-style-name="P33" draw:layer="layout" svg:width="0.8cm" svg:height="10.2cm" svg:x="28.9cm" svg:y="10.3cm">
            <text:p/>
            <draw:enhanced-geometry svg:viewBox="0 0 21600 21600" draw:mirror-horizontal="true" draw:mirror-vertical="true" draw:type="rectangle" draw:enhanced-path="M 0 0 L 21600 0 21600 21600 0 21600 0 0 Z N"/>
          </draw:custom-shape>
          <draw:custom-shape draw:style-name="gr87" draw:text-style-name="P17" draw:layer="layout" svg:width="2.4cm" svg:height="7.2cm" draw:transform="rotate (1.5707963267949) translate (14.5cm 14.9cm)">
            <text:p/>
            <draw:enhanced-geometry svg:viewBox="0 0 21600 21600" draw:mirror-horizontal="true" draw:mirror-vertical="true" draw:type="rectangle" draw:enhanced-path="M 0 0 L 21600 0 21600 21600 0 21600 0 0 Z N"/>
          </draw:custom-shape>
          <draw:custom-shape draw:style-name="gr88" draw:text-style-name="P17" draw:layer="layout" svg:width="10.4cm" svg:height="3.2cm" draw:transform="rotate (1.5707963267949) translate (22.5cm 20.5cm)">
            <text:p/>
            <draw:enhanced-geometry svg:viewBox="0 0 21600 21600" draw:mirror-horizontal="false" draw:mirror-vertical="true" draw:type="rectangle" draw:enhanced-path="M 0 0 L 21600 0 21600 21600 0 21600 0 0 Z N"/>
          </draw:custom-shape>
          <draw:custom-shape draw:style-name="gr89" draw:text-style-name="P17" draw:layer="layout" svg:width="1.6cm" svg:height="4cm" draw:transform="rotate (1.5707963267949) translate (18.5cm 20.5cm)">
            <text:p/>
            <draw:enhanced-geometry svg:viewBox="0 0 21600 21600" draw:mirror-horizontal="true" draw:mirror-vertical="true" draw:type="rectangle" draw:enhanced-path="M 0 0 L 21600 0 21600 21600 0 21600 0 0 Z N"/>
          </draw:custom-shape>
          <draw:custom-shape draw:style-name="gr90" draw:text-style-name="P17" draw:layer="layout" svg:width="4cm" svg:height="3.2cm" draw:transform="rotate (1.5707963267949) translate (18.5cm 18.9cm)">
            <text:p/>
            <draw:enhanced-geometry svg:viewBox="0 0 21600 21600" draw:mirror-horizontal="true" draw:mirror-vertical="true" draw:type="rectangle" draw:enhanced-path="M 0 0 L 21600 0 21600 21600 0 21600 0 0 Z N"/>
          </draw:custom-shape>
          <draw:custom-shape draw:style-name="gr91" draw:text-style-name="P17" draw:layer="layout" svg:width="1.6cm" svg:height="8cm" draw:transform="rotate (1.5707963267949) translate (9.7cm 20.5cm)">
            <text:p/>
            <draw:enhanced-geometry svg:viewBox="0 0 21600 21600" draw:mirror-horizontal="true" draw:mirror-vertical="false" draw:type="rectangle" draw:enhanced-path="M 0 0 L 21600 0 21600 21600 0 21600 0 0 Z N"/>
          </draw:custom-shape>
          <draw:custom-shape draw:style-name="gr92" draw:text-style-name="P17" draw:layer="layout" svg:width="3.2cm" svg:height="3.2cm" draw:transform="rotate (1.5707963267949) translate (14.5cm 18.9cm)">
            <text:p/>
            <draw:enhanced-geometry svg:viewBox="0 0 21600 21600" draw:mirror-horizontal="false" draw:mirror-vertical="false" draw:type="rectangle" draw:enhanced-path="M 0 0 L 21600 0 21600 21600 0 21600 0 0 Z N"/>
          </draw:custom-shape>
          <draw:custom-shape draw:style-name="gr88" draw:text-style-name="P17" draw:layer="layout" svg:width="10.4cm" svg:height="3.2cm" draw:transform="rotate (1.5707963267949) translate (26.5cm 20.5cm)">
            <text:p/>
            <draw:enhanced-geometry svg:viewBox="0 0 21600 21600" draw:mirror-horizontal="false" draw:mirror-vertical="false" draw:type="rectangle" draw:enhanced-path="M 0 0 L 21600 0 21600 21600 0 21600 0 0 Z N"/>
          </draw:custom-shape>
          <draw:custom-shape draw:style-name="gr93" draw:text-style-name="P33" draw:layer="layout" svg:width="7cm" svg:height="7.2cm" svg:x="7.3cm" svg:y="11.7cm">
            <text:p/>
            <draw:enhanced-geometry svg:viewBox="0 0 21600 21600" draw:mirror-horizontal="false" draw:mirror-vertical="true" draw:type="rectangle" draw:enhanced-path="M 0 0 L 21600 0 21600 21600 0 21600 0 0 Z N"/>
          </draw:custom-shape>
          <draw:custom-shape draw:style-name="gr94" draw:text-style-name="P17" draw:layer="layout" svg:width="1.6cm" svg:height="15.2cm" draw:transform="rotate (1.5707963267949) translate (7.3cm 11.7cm)">
            <text:p/>
            <draw:enhanced-geometry svg:viewBox="0 0 21600 21600" draw:mirror-horizontal="true" draw:mirror-vertical="true" draw:type="rectangle" draw:enhanced-path="M 0 0 L 21600 0 21600 21600 0 21600 0 0 Z N"/>
          </draw:custom-shape>
        </draw:g>
        <draw:custom-shape draw:style-name="gr17" draw:text-style-name="P12" draw:layer="layout" svg:width="2cm" svg:height="1.999cm" svg:x="2.5cm" svg:y="4.6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58" draw:text-style-name="P11" draw:layer="layout" svg:width="13.2cm" svg:height="1.673cm" svg:x="5.697cm" svg:y="3.468cm">
          <draw:text-box>
            <text:p><text:span text:style-name="T3">Buffer 1</text:span></text:p>
          </draw:text-box>
        </draw:frame>
        <draw:frame draw:style-name="gr16" draw:text-style-name="P10" draw:layer="layout" svg:width="0.502cm" svg:height="1.195cm" svg:x="22.3cm" svg:y="26.5cm">
          <draw:text-box>
            <text:p/>
          </draw:text-box>
        </draw:frame>
        <draw:g>
          <draw:custom-shape draw:style-name="gr95"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96" draw:text-style-name="P20" draw:layer="layout" svg:x1="4.9cm" svg:y1="22.9cm" svg:x2="4.9cm" svg:y2="24.5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97" draw:text-style-name="P21" draw:layer="layout" svg:x1="32.9cm" svg:y1="5.3cm" svg:x2="24.5cm" svg:y2="5.3cm">
            <text:p text:style-name="P21"><text:span text:style-name="T8"><text:measure text:kind="gap"/></text:span><text:span text:style-name="T8"><text:measure text:kind="value">4.200</text:measure></text:span><text:span text:style-name="T8"> </text:span><text:span text:style-name="T8"><text:measure text:kind="unit">mm</text:measure></text:span><text:span text:style-name="T8"><text:measure text:kind="gap"/></text:span></text:p>
          </draw:measure>
          <draw:measure draw:style-name="gr98" draw:text-style-name="P20" draw:layer="layout" svg:x1="5.4cm" svg:y1="24.5cm" svg:x2="5.4cm" svg:y2="6.1cm">
            <text:p text:style-name="P20"><text:span text:style-name="T7"><text:measure text:kind="gap"/></text:span><text:span text:style-name="T7"><text:measure text:kind="value">9.200</text:measure></text:span><text:span text:style-name="T7"> </text:span><text:span text:style-name="T7"><text:measure text:kind="unit">mm</text:measure></text:span><text:span text:style-name="T7"><text:measure text:kind="gap"/></text:span></text:p>
          </draw:measure>
          <draw:measure draw:style-name="gr99" draw:text-style-name="P21" draw:layer="layout" svg:x1="33.7cm" svg:y1="6.1cm" svg:x2="5.7cm" svg:y2="6.1cm">
            <text:p text:style-name="P21"><text:span text:style-name="T8"><text:measure text:kind="gap"/></text:span><text:span text:style-name="T8"><text:measure text:kind="value">14.000</text:measure></text:span><text:span text:style-name="T8"> </text:span><text:span text:style-name="T8"><text:measure text:kind="unit">mm</text:measure></text:span><text:span text:style-name="T8"><text:measure text:kind="gap"/></text:span></text:p>
          </draw:measure>
          <draw:measure draw:style-name="gr100" draw:text-style-name="P21" draw:layer="layout" svg:x1="24.5cm" svg:y1="5.3cm" svg:x2="6.5cm" svg:y2="5.3cm">
            <text:p text:style-name="P21"><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52" draw:text-style-name="P20" draw:layer="layout" svg:x1="29.7cm" svg:y1="9.9cm" svg:x2="32.1cm" svg:y2="9.9cm">
            <text:p text:style-name="P20"><text:span text:style-name="T7"><text:measure text:kind="gap"/></text:span><text:span text:style-name="T7"><text:measure text:kind="value">1.200</text:measure></text:span><text:span text:style-name="T7"> </text:span><text:span text:style-name="T7"><text:measure text:kind="unit">mm</text:measure></text:span><text:span text:style-name="T7"><text:measure text:kind="gap"/></text:span></text:p>
          </draw:measure>
          <draw:measure draw:style-name="gr101" draw:text-style-name="P20" draw:layer="layout" svg:x1="5.5cm" svg:y1="7.7cm" svg:x2="5.5cm" svg:y2="6.1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2" draw:text-style-name="P20" draw:layer="layout" svg:x1="21.7cm" svg:y1="18.9cm" svg:x2="21.7cm" svg:y2="11.7cm">
            <text:p text:style-name="P20"><text:span text:style-name="T7"><text:measure text:kind="gap"/></text:span><text:span text:style-name="T7"><text:measure text:kind="value">3.600</text:measure></text:span><text:span text:style-name="T7"> </text:span><text:span text:style-name="T7"><text:measure text:kind="unit">mm</text:measure></text:span><text:span text:style-name="T7"><text:measure text:kind="gap"/></text:span></text:p>
          </draw:measure>
          <draw:measure draw:style-name="gr103" draw:text-style-name="P20" draw:layer="layout" svg:x1="16.1cm" svg:y1="9.3cm" svg:x2="16.1cm" svg:y2="10.1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4" draw:text-style-name="P20" draw:layer="layout" svg:x1="26.459cm" svg:y1="15.6cm" svg:x2="25.659cm" svg:y2="15.6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3" draw:text-style-name="P20" draw:layer="layout" svg:x1="15.3cm" svg:y1="12.5cm" svg:x2="15.3cm" svg:y2="11.7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3" draw:text-style-name="P20" draw:layer="layout" svg:x1="15.4cm" svg:y1="21.259cm" svg:x2="15.4cm" svg:y2="20.459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5" draw:text-style-name="P20" draw:layer="layout" svg:x1="22.3cm" svg:y1="11.7cm" svg:x2="22.3cm" svg:y2="10.1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6" draw:text-style-name="P20" draw:layer="layout" svg:x1="21.7cm" svg:y1="18.9cm" svg:x2="21.7cm" svg:y2="20.5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7" draw:text-style-name="P20" draw:layer="layout" svg:x1="20.3cm" svg:y1="7.7cm" svg:x2="20.3cm" svg:y2="9.3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4" draw:text-style-name="P20" draw:layer="layout" svg:x1="14.5cm" svg:y1="12.3cm" svg:x2="21.7cm" svg:y2="12.3cm">
            <text:p text:style-name="P20"><text:span text:style-name="T7"><text:measure text:kind="gap"/></text:span><text:span text:style-name="T7"><text:measure text:kind="value">3.600</text:measure></text:span><text:span text:style-name="T7"> </text:span><text:span text:style-name="T7"><text:measure text:kind="unit">mm</text:measure></text:span><text:span text:style-name="T7"><text:measure text:kind="gap"/></text:span></text:p>
          </draw:measure>
          <draw:measure draw:style-name="gr104" draw:text-style-name="P20" draw:layer="layout" svg:x1="7.3cm" svg:y1="9.7cm" svg:x2="5.7cm" svg:y2="9.7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8" draw:text-style-name="P20" draw:layer="layout" svg:x1="26.5cm" svg:y1="18.6cm" svg:x2="29.7cm" svg:y2="18.6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107" draw:text-style-name="P20" draw:layer="layout" svg:x1="20.7cm" svg:y1="22.9cm" svg:x2="20.7cm" svg:y2="21.3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51" draw:text-style-name="P20" draw:layer="layout" svg:x1="25.7cm" svg:y1="10.9cm" svg:x2="9.7cm" svg:y2="10.9cm">
            <text:p text:style-name="P20"><text:span text:style-name="T7"><text:measure text:kind="gap"/></text:span><text:span text:style-name="T7"><text:measure text:kind="value">8.000</text:measure></text:span><text:span text:style-name="T7"> </text:span><text:span text:style-name="T7"><text:measure text:kind="unit">mm</text:measure></text:span><text:span text:style-name="T7"><text:measure text:kind="gap"/></text:span></text:p>
          </draw:measure>
          <draw:measure draw:style-name="gr51" draw:text-style-name="P20" draw:layer="layout" svg:x1="24.7cm" svg:y1="10.1cm" svg:x2="24.7cm" svg:y2="20.5cm">
            <text:p text:style-name="P20"><text:span text:style-name="T7"><text:measure text:kind="gap"/></text:span><text:span text:style-name="T7"><text:measure text:kind="value">5.200</text:measure></text:span><text:span text:style-name="T7"> </text:span><text:span text:style-name="T7"><text:measure text:kind="unit">mm</text:measure></text:span><text:span text:style-name="T7"><text:measure text:kind="gap"/></text:span></text:p>
          </draw:measure>
          <draw:measure draw:style-name="gr52" draw:text-style-name="P20" draw:layer="layout" svg:x1="7.3cm" svg:y1="9.7cm" svg:x2="9.7cm" svg:y2="9.7cm">
            <text:p text:style-name="P20"><text:span text:style-name="T7"><text:measure text:kind="gap"/></text:span><text:span text:style-name="T7"><text:measure text:kind="value">1.200</text:measure></text:span><text:span text:style-name="T7"> </text:span><text:span text:style-name="T7"><text:measure text:kind="unit">mm</text:measure></text:span><text:span text:style-name="T7"><text:measure text:kind="gap"/></text:span></text:p>
          </draw:measure>
          <draw:measure draw:style-name="gr104" draw:text-style-name="P20" draw:layer="layout" svg:x1="33.7cm" svg:y1="9.9cm" svg:x2="32.1cm" svg:y2="9.9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7" draw:text-style-name="P20" draw:layer="layout" svg:x1="17.3cm" svg:y1="14.9cm" svg:x2="17.3cm" svg:y2="12.5cm">
            <text:p text:style-name="P20"><text:span text:style-name="T7"><text:measure text:kind="gap"/></text:span><text:span text:style-name="T7"><text:measure text:kind="value">1.200</text:measure></text:span><text:span text:style-name="T7"> </text:span><text:span text:style-name="T7"><text:measure text:kind="unit">mm</text:measure></text:span><text:span text:style-name="T7"><text:measure text:kind="gap"/></text:span></text:p>
          </draw:measure>
          <draw:measure draw:style-name="gr51" draw:text-style-name="P20" draw:layer="layout" svg:x1="17.7cm" svg:y1="20.3cm" svg:x2="9.7cm" svg:y2="20.3cm">
            <text:p text:style-name="P20"><text:span text:style-name="T7"><text:measure text:kind="gap"/></text:span><text:span text:style-name="T7"><text:measure text:kind="value">4.000</text:measure></text:span><text:span text:style-name="T7"> </text:span><text:span text:style-name="T7"><text:measure text:kind="unit">mm</text:measure></text:span><text:span text:style-name="T7"><text:measure text:kind="gap"/></text:span></text:p>
          </draw:measure>
          <draw:measure draw:style-name="gr51" draw:text-style-name="P20" draw:layer="layout" svg:x1="21.7cm" svg:y1="18.5cm" svg:x2="18.5cm" svg:y2="18.5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51" draw:text-style-name="P20" draw:layer="layout" svg:x1="25.7cm" svg:y1="18.5cm" svg:x2="22.5cm" svg:y2="18.5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51" draw:text-style-name="P20" draw:layer="layout" svg:x1="17.7cm" svg:y1="18.5cm" svg:x2="14.5cm" svg:y2="18.5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g>
        <draw:g>
          <draw:custom-shape draw:style-name="gr109" draw:text-style-name="P34" draw:layer="layout" svg:width="0.2cm" svg:height="1.4cm" draw:transform="rotate (1.5707963267949) translate (13.349cm 16.3cm)">
            <text:p text:style-name="P2"><text:span text:style-name="T9"><text:s text:c="3"/></text:span><text:span text:style-name="T9">1</text:span></text:p>
            <draw:enhanced-geometry svg:viewBox="0 0 21600 21600" draw:mirror-horizontal="false" draw:mirror-vertical="false" draw:type="rectangle" draw:enhanced-path="M 0 0 L 21600 0 21600 21600 0 21600 0 0 Z N"/>
          </draw:custom-shape>
          <draw:custom-shape draw:style-name="gr109" draw:text-style-name="P34" draw:layer="layout" svg:width="0.2cm" svg:height="1.4cm" draw:transform="rotate (1.5707963267949) translate (13.349cm 14.5cm)">
            <text:p text:style-name="P2"><text:span text:style-name="T9"><text:s text:c="3"/></text:span><text:span text:style-name="T9">1</text:span></text:p>
            <draw:enhanced-geometry svg:viewBox="0 0 21600 21600" draw:mirror-horizontal="false" draw:mirror-vertical="false" draw:type="rectangle" draw:enhanced-path="M 0 0 L 21600 0 21600 21600 0 21600 0 0 Z N"/>
          </draw:custom-shape>
          <draw:g>
            <draw:custom-shape draw:style-name="gr110" draw:text-style-name="P6" draw:layer="layout" svg:width="6.4cm" svg:height="7.2cm" draw:transform="rotate (1.5707963267949) translate (6.5cm 18.5cm)">
              <text:p/>
              <draw:enhanced-geometry svg:viewBox="0 0 21600 21600" draw:mirror-horizontal="true" draw:mirror-vertical="false" draw:type="rectangle" draw:enhanced-path="M 0 0 L 21600 0 21600 21600 0 21600 0 0 Z N"/>
            </draw:custom-shape>
            <draw:line draw:style-name="gr111" draw:text-style-name="P5" draw:layer="layout" svg:x1="9.1cm" svg:y1="12.3cm" svg:x2="13.5cm" svg:y2="12.3cm">
              <text:p/>
            </draw:line>
            <draw:g>
              <draw:custom-shape draw:style-name="gr112" draw:text-style-name="P2" draw:layer="layout" svg:width="1.4cm" svg:height="1.4cm" svg:x="12.1cm" svg:y="13.3cm">
                <text:p/>
                <draw:enhanced-geometry svg:viewBox="0 0 21600 21600" draw:mirror-horizontal="false" draw:mirror-vertical="false" draw:type="rectangle" draw:enhanced-path="M 0 0 L 21600 0 21600 21600 0 21600 0 0 Z N"/>
              </draw:custom-shape>
              <draw:custom-shape draw:style-name="gr113" draw:text-style-name="P35" draw:layer="layout" svg:width="0.7cm" svg:height="0.703cm" svg:x="12.452cm" svg:y="13.67cm">
                <text:p text:style-name="P2"><text:span text:style-name="T10">Warmte-</text:span></text:p>
                <text:p text:style-name="P2"><text:span text:style-name="T10">pomp</text:span></text:p>
                <draw:enhanced-geometry svg:viewBox="0 0 21600 21600" draw:mirror-horizontal="false" draw:mirror-vertical="false" draw:type="rectangle" draw:enhanced-path="M 0 0 L 21600 0 21600 21600 0 21600 0 0 Z N"/>
              </draw:custom-shape>
            </draw:g>
            <draw:custom-shape draw:style-name="gr114" draw:text-style-name="P36" draw:layer="layout" svg:width="1.2cm" svg:height="1.2cm" svg:x="12.1cm" svg:y="15.1cm">
              <text:p text:style-name="P2"><text:span text:style-name="T11">Was-</text:span></text:p>
              <text:p text:style-name="P2"><text:span text:style-name="T11">machine</text:span></text:p>
              <draw:enhanced-geometry svg:viewBox="0 0 21600 21600" draw:mirror-horizontal="false" draw:mirror-vertical="false" draw:type="rectangle" draw:enhanced-path="M 0 0 L 21600 0 21600 21600 0 21600 0 0 Z N"/>
            </draw:custom-shape>
            <draw:measure draw:style-name="gr51" draw:text-style-name="P20" draw:layer="layout" svg:x1="13.5cm" svg:y1="17.8cm" svg:x2="6.7cm" svg:y2="17.8cm">
              <text:p text:style-name="P20"><text:span text:style-name="T7"><text:measure text:kind="gap"/></text:span><text:span text:style-name="T7"><text:measure text:kind="value">3.400</text:measure></text:span><text:span text:style-name="T7"> </text:span><text:span text:style-name="T7"><text:measure text:kind="unit">mm</text:measure></text:span><text:span text:style-name="T7"><text:measure text:kind="gap"/></text:span></text:p>
            </draw:measure>
            <draw:g>
              <draw:custom-shape draw:style-name="gr115" draw:text-style-name="P6" draw:layer="layout" svg:width="4.955cm" svg:height="1.969cm" draw:transform="rotate (2.35619449019234) translate (10.604cm 15.796cm)">
                <text:p/>
                <draw:enhanced-geometry svg:viewBox="0 0 21600 21600" draw:mirror-horizontal="true" draw:mirror-vertical="false" draw:type="rectangle" draw:enhanced-path="M 0 0 L 21600 0 21600 21600 0 21600 0 0 Z N"/>
              </draw:custom-shape>
              <draw:custom-shape draw:style-name="gr68" draw:text-style-name="P29" draw:layer="layout" svg:width="1.734cm" svg:height="4.667cm" draw:transform="rotate (0.785398163397448) translate (7.383cm 12.213cm)">
                <text:p/>
                <draw:enhanced-geometry svg:viewBox="0 0 21600 21600" draw:mirror-horizontal="true" draw:mirror-vertical="false" draw:type="rectangle" draw:enhanced-path="M 0 0 L 21600 0 21600 21600 0 21600 0 0 Z N"/>
              </draw:custom-shape>
            </draw:g>
            <draw:g>
              <draw:custom-shape draw:style-name="gr116" draw:text-style-name="P37" draw:layer="layout" svg:width="0.02cm" svg:height="0.02cm" svg:x="7.39cm" svg:y="15.791cm">
                <text:p text:style-name="P2"><text:span text:style-name="T12">boiler</text:span></text:p>
                <draw:enhanced-geometry svg:viewBox="0 0 21600 21600" draw:mirror-horizontal="false" draw:mirror-vertical="false" draw:type="rectangle" draw:enhanced-path="M 0 0 L 21600 0 21600 21600 0 21600 0 0 Z N"/>
              </draw:custom-shape>
              <draw:custom-shape draw:style-name="gr117" draw:text-style-name="P37" draw:layer="layout" svg:width="1.4cm" svg:height="1.4cm" svg:x="6.7cm" svg:y="15.1cm">
                <text:p/>
                <draw:enhanced-geometry svg:viewBox="0 0 21600 21600" draw:mirror-horizontal="false" draw:mirror-vertical="false" draw:type="rectangle" draw:enhanced-path="M 0 0 L 21600 0 21600 21600 0 21600 0 0 Z N"/>
              </draw:custom-shape>
            </draw:g>
            <draw:line draw:style-name="gr111" draw:text-style-name="P5" draw:layer="layout" svg:x1="9.1cm" svg:y1="12.3cm" svg:x2="6.5cm" svg:y2="14.9cm">
              <text:p/>
            </draw:line>
            <draw:line draw:style-name="gr111" draw:text-style-name="P5" draw:layer="layout" svg:x1="6.5cm" svg:y1="18.3cm" svg:x2="6.5cm" svg:y2="14.9cm">
              <text:p/>
            </draw:line>
            <draw:measure draw:style-name="gr118" draw:text-style-name="P20" draw:layer="layout" svg:x1="11.8cm" svg:y1="12.1cm" svg:x2="11.8cm" svg:y2="18.5cm">
              <text:p text:style-name="P20"><text:span text:style-name="T7"><text:measure text:kind="gap"/></text:span><text:span text:style-name="T7"><text:measure text:kind="value">3.200</text:measure></text:span><text:span text:style-name="T7"> </text:span><text:span text:style-name="T7"><text:measure text:kind="unit">mm</text:measure></text:span><text:span text:style-name="T7"><text:measure text:kind="gap"/></text:span></text:p>
            </draw:measure>
            <draw:line draw:style-name="gr111" draw:text-style-name="P5" draw:layer="layout" svg:x1="6.5cm" svg:y1="18.3cm" svg:x2="13.5cm" svg:y2="18.3cm">
              <text:p/>
            </draw:line>
          </draw:g>
        </draw:g>
        <draw:frame draw:style-name="gr13" draw:text-style-name="P9" draw:layer="layout" svg:width="9.58cm" svg:height="4.016cm" svg:x="5.717cm" svg:y="24.884cm">
          <draw:text-box>
            <text:p><text:span text:style-name="T2"><text:file-name text:display="name">julianapark-k31-fundament-2</text:file-name></text:span><text:span text:style-name="T2"> <text:s/></text:span><text:span text:style-name="T2"><text:date style:data-style-name="D4" text:date-value="2017-09-20">20-09-2017</text:date></text:span></text:p>
            <text:p><text:span text:style-name="T2">Arend Freije</text:span></text:p>
            <text:p><text:span text:style-name="T2">afreije@inn.nl</text:span></text:p>
            <text:p><text:span text:style-name="T2">06-14143214</text:span></text:p>
          </draw:text-box>
        </draw:frame>
      </draw:page>
      <draw:page draw:name="page5" draw:style-name="dp1" draw:master-page-name="Default">
        <draw:g>
          <draw:custom-shape draw:style-name="gr2" draw:text-style-name="P3" draw:layer="layout" svg:width="0.8cm" svg:height="0.798cm" svg:x="15.5cm" svg:y="26.28cm">
            <text:p text:style-name="P2"><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119" draw:text-style-name="P1" draw:layer="layout" svg:width="28cm" svg:height="17.998cm" svg:x="5.7cm" svg:y="6.103cm">
            <text:p/>
            <draw:enhanced-geometry svg:viewBox="0 0 21600 21600" draw:mirror-horizontal="true" draw:mirror-vertical="true" draw:type="rectangle" draw:enhanced-path="M 0 0 L 21600 0 21600 21600 0 21600 0 0 Z N"/>
          </draw:custom-shape>
        </draw:g>
        <draw:g>
          <draw:custom-shape draw:style-name="gr120" draw:text-style-name="P6" draw:layer="layout" svg:width="6.4cm" svg:height="7.2cm" draw:transform="rotate (1.5707963267949) translate (6.501cm 18.48cm)">
            <text:p/>
            <draw:enhanced-geometry svg:viewBox="0 0 21600 21600" draw:mirror-horizontal="true" draw:mirror-vertical="false" draw:type="rectangle" draw:enhanced-path="M 0 0 L 21600 0 21600 21600 0 21600 0 0 Z N"/>
          </draw:custom-shape>
          <draw:line draw:style-name="gr111" draw:text-style-name="P5" draw:layer="layout" svg:x1="9.101cm" svg:y1="12.28cm" svg:x2="13.501cm" svg:y2="12.28cm">
            <text:p/>
          </draw:line>
          <draw:g>
            <draw:custom-shape draw:style-name="gr112" draw:text-style-name="P2" draw:layer="layout" svg:width="1.4cm" svg:height="1.4cm" svg:x="12.101cm" svg:y="13.28cm">
              <text:p/>
              <draw:enhanced-geometry svg:viewBox="0 0 21600 21600" draw:mirror-horizontal="false" draw:mirror-vertical="false" draw:type="rectangle" draw:enhanced-path="M 0 0 L 21600 0 21600 21600 0 21600 0 0 Z N"/>
            </draw:custom-shape>
            <draw:custom-shape draw:style-name="gr113" draw:text-style-name="P35" draw:layer="layout" svg:width="0.7cm" svg:height="0.703cm" svg:x="12.453cm" svg:y="13.65cm">
              <text:p text:style-name="P2"><text:span text:style-name="T10">Warmte-</text:span></text:p>
              <text:p text:style-name="P2"><text:span text:style-name="T10">pomp</text:span></text:p>
              <draw:enhanced-geometry svg:viewBox="0 0 21600 21600" draw:mirror-horizontal="false" draw:mirror-vertical="false" draw:type="rectangle" draw:enhanced-path="M 0 0 L 21600 0 21600 21600 0 21600 0 0 Z N"/>
            </draw:custom-shape>
          </draw:g>
          <draw:custom-shape draw:style-name="gr114" draw:text-style-name="P36" draw:layer="layout" svg:width="1.2cm" svg:height="1.2cm" svg:x="12.101cm" svg:y="15.08cm">
            <text:p text:style-name="P2"><text:span text:style-name="T11">Was-</text:span></text:p>
            <text:p text:style-name="P2"><text:span text:style-name="T11">machine</text:span></text:p>
            <draw:enhanced-geometry svg:viewBox="0 0 21600 21600" draw:mirror-horizontal="false" draw:mirror-vertical="false" draw:type="rectangle" draw:enhanced-path="M 0 0 L 21600 0 21600 21600 0 21600 0 0 Z N"/>
          </draw:custom-shape>
          <draw:measure draw:style-name="gr51" draw:text-style-name="P20" draw:layer="layout" svg:x1="13.701cm" svg:y1="17.78cm" svg:x2="6.901cm" svg:y2="17.78cm">
            <text:p text:style-name="P20"><text:span text:style-name="T7"><text:measure text:kind="gap"/></text:span><text:span text:style-name="T7"><text:measure text:kind="value">3.400</text:measure></text:span><text:span text:style-name="T7"> </text:span><text:span text:style-name="T7"><text:measure text:kind="unit">mm</text:measure></text:span><text:span text:style-name="T7"><text:measure text:kind="gap"/></text:span></text:p>
          </draw:measure>
          <draw:g>
            <draw:custom-shape draw:style-name="gr115" draw:text-style-name="P6" draw:layer="layout" svg:width="4.955cm" svg:height="1.969cm" draw:transform="rotate (2.35619449019234) translate (10.605cm 15.776cm)">
              <text:p/>
              <draw:enhanced-geometry svg:viewBox="0 0 21600 21600" draw:mirror-horizontal="true" draw:mirror-vertical="false" draw:type="rectangle" draw:enhanced-path="M 0 0 L 21600 0 21600 21600 0 21600 0 0 Z N"/>
            </draw:custom-shape>
            <draw:custom-shape draw:style-name="gr68" draw:text-style-name="P29" draw:layer="layout" svg:width="1.734cm" svg:height="4.667cm" draw:transform="rotate (0.785398163397448) translate (7.384cm 12.193cm)">
              <text:p/>
              <draw:enhanced-geometry svg:viewBox="0 0 21600 21600" draw:mirror-horizontal="true" draw:mirror-vertical="false" draw:type="rectangle" draw:enhanced-path="M 0 0 L 21600 0 21600 21600 0 21600 0 0 Z N"/>
            </draw:custom-shape>
          </draw:g>
          <draw:g>
            <draw:custom-shape draw:style-name="gr116" draw:text-style-name="P37" draw:layer="layout" svg:width="0.02cm" svg:height="0.02cm" svg:x="7.391cm" svg:y="15.771cm">
              <text:p text:style-name="P2"><text:span text:style-name="T12">boiler</text:span></text:p>
              <draw:enhanced-geometry svg:viewBox="0 0 21600 21600" draw:mirror-horizontal="false" draw:mirror-vertical="false" draw:type="rectangle" draw:enhanced-path="M 0 0 L 21600 0 21600 21600 0 21600 0 0 Z N"/>
            </draw:custom-shape>
            <draw:custom-shape draw:style-name="gr117" draw:text-style-name="P37" draw:layer="layout" svg:width="1.4cm" svg:height="1.4cm" svg:x="6.701cm" svg:y="15.08cm">
              <text:p/>
              <draw:enhanced-geometry svg:viewBox="0 0 21600 21600" draw:mirror-horizontal="false" draw:mirror-vertical="false" draw:type="rectangle" draw:enhanced-path="M 0 0 L 21600 0 21600 21600 0 21600 0 0 Z N"/>
            </draw:custom-shape>
          </draw:g>
          <draw:line draw:style-name="gr111" draw:text-style-name="P5" draw:layer="layout" svg:x1="9.101cm" svg:y1="12.28cm" svg:x2="6.701cm" svg:y2="14.68cm">
            <text:p/>
          </draw:line>
          <draw:line draw:style-name="gr111" draw:text-style-name="P5" draw:layer="layout" svg:x1="6.701cm" svg:y1="18.28cm" svg:x2="6.701cm" svg:y2="14.68cm">
            <text:p/>
          </draw:line>
          <draw:measure draw:style-name="gr118" draw:text-style-name="P20" draw:layer="layout" svg:x1="11.801cm" svg:y1="12.08cm" svg:x2="11.801cm" svg:y2="18.48cm">
            <text:p text:style-name="P20"><text:span text:style-name="T7"><text:measure text:kind="gap"/></text:span><text:span text:style-name="T7"><text:measure text:kind="value">3.200</text:measure></text:span><text:span text:style-name="T7"> </text:span><text:span text:style-name="T7"><text:measure text:kind="unit">mm</text:measure></text:span><text:span text:style-name="T7"><text:measure text:kind="gap"/></text:span></text:p>
          </draw:measure>
          <draw:line draw:style-name="gr111" draw:text-style-name="P5" draw:layer="layout" svg:x1="6.701cm" svg:y1="18.28cm" svg:x2="13.501cm" svg:y2="18.28cm">
            <text:p/>
          </draw:line>
        </draw:g>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58" draw:text-style-name="P11" draw:layer="layout" svg:width="13.2cm" svg:height="1.673cm" svg:x="5.697cm" svg:y="3.268cm">
          <draw:text-box>
            <text:p><text:span text:style-name="T3">Vloer Buffer 1</text:span></text:p>
          </draw:text-box>
        </draw:frame>
        <draw:frame draw:style-name="gr16" draw:text-style-name="P10" draw:layer="layout" svg:width="0.502cm" svg:height="1.195cm" svg:x="22.3cm" svg:y="26.5cm">
          <draw:text-box>
            <text:p/>
          </draw:text-box>
        </draw:frame>
        <draw:g>
          <draw:custom-shape draw:style-name="gr8" draw:text-style-name="P8" draw:layer="layout" svg:width="0.8cm" svg:height="0.798cm" svg:x="15.5cm" svg:y="25.302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g>
        <draw:frame draw:style-name="gr13" draw:text-style-name="P9" draw:layer="layout" svg:width="9.58cm" svg:height="4.016cm" svg:x="5.717cm" svg:y="24.884cm">
          <draw:text-box>
            <text:p><text:span text:style-name="T2"><text:file-name text:display="name">julianapark-k31-fundament-2</text:file-name></text:span><text:span text:style-name="T2"> <text:s/></text:span><text:span text:style-name="T2"><text:date style:data-style-name="D4" text:date-value="2017-09-20">20-09-2017</text:date></text:span></text:p>
            <text:p><text:span text:style-name="T2">Arend Freije</text:span></text:p>
            <text:p><text:span text:style-name="T2">afreije@inn.nl</text:span></text:p>
            <text:p><text:span text:style-name="T2">06-14143214</text:span></text:p>
          </draw:text-box>
        </draw:frame>
        <draw:g>
          <draw:custom-shape draw:style-name="gr95"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96" draw:text-style-name="P20" draw:layer="layout" svg:x1="4.9cm" svg:y1="22.9cm" svg:x2="4.9cm" svg:y2="24.5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21" draw:text-style-name="P21" draw:layer="layout" svg:x1="32.9cm" svg:y1="5.3cm" svg:x2="24.5cm" svg:y2="5.3cm">
            <text:p text:style-name="P21"><text:span text:style-name="T8"><text:measure text:kind="gap"/></text:span><text:span text:style-name="T8"><text:measure text:kind="value">4.200</text:measure></text:span><text:span text:style-name="T8"> </text:span><text:span text:style-name="T8"><text:measure text:kind="unit">mm</text:measure></text:span><text:span text:style-name="T8"><text:measure text:kind="gap"/></text:span></text:p>
          </draw:measure>
          <draw:measure draw:style-name="gr98" draw:text-style-name="P20" draw:layer="layout" svg:x1="5.4cm" svg:y1="24.5cm" svg:x2="5.4cm" svg:y2="6.1cm">
            <text:p text:style-name="P20"><text:span text:style-name="T7"><text:measure text:kind="gap"/></text:span><text:span text:style-name="T7"><text:measure text:kind="value">9.200</text:measure></text:span><text:span text:style-name="T7"> </text:span><text:span text:style-name="T7"><text:measure text:kind="unit">mm</text:measure></text:span><text:span text:style-name="T7"><text:measure text:kind="gap"/></text:span></text:p>
          </draw:measure>
          <draw:measure draw:style-name="gr122" draw:text-style-name="P21" draw:layer="layout" svg:x1="33.7cm" svg:y1="6.1cm" svg:x2="5.7cm" svg:y2="6.1cm">
            <text:p text:style-name="P21"><text:span text:style-name="T8"><text:measure text:kind="gap"/></text:span><text:span text:style-name="T8"><text:measure text:kind="value">14.000</text:measure></text:span><text:span text:style-name="T8"> </text:span><text:span text:style-name="T8"><text:measure text:kind="unit">mm</text:measure></text:span><text:span text:style-name="T8"><text:measure text:kind="gap"/></text:span></text:p>
          </draw:measure>
          <draw:measure draw:style-name="gr123" draw:text-style-name="P21" draw:layer="layout" svg:x1="24.5cm" svg:y1="5.3cm" svg:x2="6.5cm" svg:y2="5.3cm">
            <text:p text:style-name="P21"><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52" draw:text-style-name="P20" draw:layer="layout" svg:x1="29.7cm" svg:y1="9.9cm" svg:x2="32.1cm" svg:y2="9.9cm">
            <text:p text:style-name="P20"><text:span text:style-name="T7"><text:measure text:kind="gap"/></text:span><text:span text:style-name="T7"><text:measure text:kind="value">1.200</text:measure></text:span><text:span text:style-name="T7"> </text:span><text:span text:style-name="T7"><text:measure text:kind="unit">mm</text:measure></text:span><text:span text:style-name="T7"><text:measure text:kind="gap"/></text:span></text:p>
          </draw:measure>
          <draw:measure draw:style-name="gr101" draw:text-style-name="P20" draw:layer="layout" svg:x1="5.5cm" svg:y1="7.7cm" svg:x2="5.5cm" svg:y2="6.1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2" draw:text-style-name="P20" draw:layer="layout" svg:x1="21.7cm" svg:y1="18.9cm" svg:x2="21.7cm" svg:y2="11.7cm">
            <text:p text:style-name="P20"><text:span text:style-name="T7"><text:measure text:kind="gap"/></text:span><text:span text:style-name="T7"><text:measure text:kind="value">3.600</text:measure></text:span><text:span text:style-name="T7"> </text:span><text:span text:style-name="T7"><text:measure text:kind="unit">mm</text:measure></text:span><text:span text:style-name="T7"><text:measure text:kind="gap"/></text:span></text:p>
          </draw:measure>
          <draw:measure draw:style-name="gr103" draw:text-style-name="P20" draw:layer="layout" svg:x1="16.1cm" svg:y1="9.3cm" svg:x2="16.1cm" svg:y2="10.1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4" draw:text-style-name="P20" draw:layer="layout" svg:x1="26.459cm" svg:y1="15.6cm" svg:x2="25.659cm" svg:y2="15.6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3" draw:text-style-name="P20" draw:layer="layout" svg:x1="15.3cm" svg:y1="12.5cm" svg:x2="15.3cm" svg:y2="11.7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3" draw:text-style-name="P20" draw:layer="layout" svg:x1="15.4cm" svg:y1="21.259cm" svg:x2="15.4cm" svg:y2="20.459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5" draw:text-style-name="P20" draw:layer="layout" svg:x1="22.3cm" svg:y1="11.7cm" svg:x2="22.3cm" svg:y2="10.1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6" draw:text-style-name="P20" draw:layer="layout" svg:x1="21.7cm" svg:y1="18.9cm" svg:x2="21.7cm" svg:y2="20.5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7" draw:text-style-name="P20" draw:layer="layout" svg:x1="20.3cm" svg:y1="7.7cm" svg:x2="20.3cm" svg:y2="9.3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4" draw:text-style-name="P20" draw:layer="layout" svg:x1="14.5cm" svg:y1="12.3cm" svg:x2="21.7cm" svg:y2="12.3cm">
            <text:p text:style-name="P20"><text:span text:style-name="T7"><text:measure text:kind="gap"/></text:span><text:span text:style-name="T7"><text:measure text:kind="value">3.600</text:measure></text:span><text:span text:style-name="T7"> </text:span><text:span text:style-name="T7"><text:measure text:kind="unit">mm</text:measure></text:span><text:span text:style-name="T7"><text:measure text:kind="gap"/></text:span></text:p>
          </draw:measure>
          <draw:measure draw:style-name="gr104" draw:text-style-name="P20" draw:layer="layout" svg:x1="7.3cm" svg:y1="9.7cm" svg:x2="5.7cm" svg:y2="9.7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8" draw:text-style-name="P20" draw:layer="layout" svg:x1="26.5cm" svg:y1="18.6cm" svg:x2="29.7cm" svg:y2="18.6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107" draw:text-style-name="P20" draw:layer="layout" svg:x1="20.7cm" svg:y1="22.9cm" svg:x2="20.7cm" svg:y2="21.3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51" draw:text-style-name="P20" draw:layer="layout" svg:x1="25.7cm" svg:y1="10.9cm" svg:x2="9.7cm" svg:y2="10.9cm">
            <text:p text:style-name="P20"><text:span text:style-name="T7"><text:measure text:kind="gap"/></text:span><text:span text:style-name="T7"><text:measure text:kind="value">8.000</text:measure></text:span><text:span text:style-name="T7"> </text:span><text:span text:style-name="T7"><text:measure text:kind="unit">mm</text:measure></text:span><text:span text:style-name="T7"><text:measure text:kind="gap"/></text:span></text:p>
          </draw:measure>
          <draw:measure draw:style-name="gr51" draw:text-style-name="P20" draw:layer="layout" svg:x1="24.7cm" svg:y1="10.1cm" svg:x2="24.7cm" svg:y2="20.5cm">
            <text:p text:style-name="P20"><text:span text:style-name="T7"><text:measure text:kind="gap"/></text:span><text:span text:style-name="T7"><text:measure text:kind="value">5.200</text:measure></text:span><text:span text:style-name="T7"> </text:span><text:span text:style-name="T7"><text:measure text:kind="unit">mm</text:measure></text:span><text:span text:style-name="T7"><text:measure text:kind="gap"/></text:span></text:p>
          </draw:measure>
          <draw:measure draw:style-name="gr52" draw:text-style-name="P20" draw:layer="layout" svg:x1="7.3cm" svg:y1="9.7cm" svg:x2="9.7cm" svg:y2="9.7cm">
            <text:p text:style-name="P20"><text:span text:style-name="T7"><text:measure text:kind="gap"/></text:span><text:span text:style-name="T7"><text:measure text:kind="value">1.200</text:measure></text:span><text:span text:style-name="T7"> </text:span><text:span text:style-name="T7"><text:measure text:kind="unit">mm</text:measure></text:span><text:span text:style-name="T7"><text:measure text:kind="gap"/></text:span></text:p>
          </draw:measure>
          <draw:measure draw:style-name="gr104" draw:text-style-name="P20" draw:layer="layout" svg:x1="33.7cm" svg:y1="9.9cm" svg:x2="32.1cm" svg:y2="9.9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7" draw:text-style-name="P20" draw:layer="layout" svg:x1="17.3cm" svg:y1="14.9cm" svg:x2="17.3cm" svg:y2="12.5cm">
            <text:p text:style-name="P20"><text:span text:style-name="T7"><text:measure text:kind="gap"/></text:span><text:span text:style-name="T7"><text:measure text:kind="value">1.200</text:measure></text:span><text:span text:style-name="T7"> </text:span><text:span text:style-name="T7"><text:measure text:kind="unit">mm</text:measure></text:span><text:span text:style-name="T7"><text:measure text:kind="gap"/></text:span></text:p>
          </draw:measure>
          <draw:measure draw:style-name="gr51" draw:text-style-name="P20" draw:layer="layout" svg:x1="17.7cm" svg:y1="20.3cm" svg:x2="9.7cm" svg:y2="20.3cm">
            <text:p text:style-name="P20"><text:span text:style-name="T7"><text:measure text:kind="gap"/></text:span><text:span text:style-name="T7"><text:measure text:kind="value">4.000</text:measure></text:span><text:span text:style-name="T7"> </text:span><text:span text:style-name="T7"><text:measure text:kind="unit">mm</text:measure></text:span><text:span text:style-name="T7"><text:measure text:kind="gap"/></text:span></text:p>
          </draw:measure>
          <draw:measure draw:style-name="gr51" draw:text-style-name="P20" draw:layer="layout" svg:x1="21.7cm" svg:y1="18.5cm" svg:x2="18.5cm" svg:y2="18.5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51" draw:text-style-name="P20" draw:layer="layout" svg:x1="25.7cm" svg:y1="18.5cm" svg:x2="22.5cm" svg:y2="18.5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51" draw:text-style-name="P20" draw:layer="layout" svg:x1="17.7cm" svg:y1="18.5cm" svg:x2="14.5cm" svg:y2="18.5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g>
      </draw:page>
      <draw:page draw:name="page6" draw:style-name="dp1" draw:master-page-name="Default">
        <draw:g>
          <draw:custom-shape draw:style-name="gr124" draw:text-style-name="P8" draw:layer="layout" svg:width="26.8cm" svg:height="17.2cm" svg:x="6.3cm" svg:y="6.7cm">
            <text:p/>
            <draw:enhanced-geometry svg:viewBox="0 0 21600 21600" draw:mirror-horizontal="true" draw:mirror-vertical="true" draw:type="rectangle" draw:enhanced-path="M 0 0 L 21600 0 21600 21600 0 21600 0 0 Z N"/>
          </draw:custom-shape>
          <draw:custom-shape draw:style-name="gr125" draw:text-style-name="P8" draw:layer="layout" svg:width="8.8cm" svg:height="4.8cm" svg:x="6.7cm" svg:y="12.7cm">
            <text:p/>
            <draw:enhanced-geometry svg:viewBox="0 0 21600 21600" draw:mirror-horizontal="true" draw:mirror-vertical="false" draw:type="rectangle" draw:enhanced-path="M 0 0 L 21600 0 21600 21600 0 21600 0 0 Z N"/>
          </draw:custom-shape>
          <draw:frame draw:style-name="gr16" draw:text-style-name="P10" draw:layer="layout" svg:width="0.502cm" svg:height="1.195cm" svg:x="18.7cm" svg:y="26.9cm">
            <draw:text-box>
              <text:p/>
            </draw:text-box>
          </draw:frame>
          <draw:custom-shape draw:style-name="gr126" draw:text-style-name="P38" draw:layer="layout" svg:width="28cm" svg:height="18.4cm" svg:x="5.7cm" svg:y="6.1cm">
            <text:p/>
            <draw:enhanced-geometry svg:viewBox="0 0 21600 21600" draw:mirror-horizontal="false" draw:mirror-vertical="true" draw:type="rectangle" draw:enhanced-path="M 0 0 L 21600 0 21600 21600 0 21600 0 0 Z N"/>
          </draw:custom-shape>
        </draw:g>
        <draw:g>
          <draw:custom-shape draw:style-name="gr127" draw:text-style-name="P17" draw:layer="layout" svg:width="26.4cm" svg:height="16.8cm" draw:transform="rotate (-3.14159265358979) translate (32.9cm 23.7cm)">
            <text:p text:style-name="P2"><text:span text:style-name="T6">Buffer4</text:span></text:p>
            <draw:enhanced-geometry svg:viewBox="0 0 21600 21600" draw:mirror-horizontal="true" draw:mirror-vertical="true" draw:type="rectangle" draw:enhanced-path="M 0 0 L 21600 0 21600 21600 0 21600 0 0 Z N"/>
          </draw:custom-shape>
          <draw:custom-shape draw:style-name="gr128" draw:text-style-name="P1" draw:layer="layout" svg:width="20cm" svg:height="11.973cm" svg:x="9.675cm" svg:y="9.293cm">
            <text:p/>
            <draw:enhanced-geometry svg:viewBox="0 0 21600 21600" draw:mirror-horizontal="true" draw:mirror-vertical="true" draw:type="rectangle" draw:enhanced-path="M 0 0 L 21600 0 21600 21600 0 21600 0 0 Z N"/>
          </draw:custom-shape>
          <draw:custom-shape draw:style-name="gr129" draw:text-style-name="P17" draw:layer="layout" svg:width="18.4cm" svg:height="10.4cm" draw:transform="rotate (-3.14159265358979) translate (28.9cm 20.5cm)">
            <text:p text:style-name="P2"><text:span text:style-name="T6">Buffer23</text:span></text:p>
            <draw:enhanced-geometry svg:viewBox="0 0 21600 21600" draw:mirror-horizontal="true" draw:mirror-vertical="true" draw:type="rectangle" draw:enhanced-path="M 0 0 L 21600 0 21600 21600 0 21600 0 0 Z N"/>
          </draw:custom-shape>
          <draw:custom-shape draw:style-name="gr130" draw:text-style-name="P1" draw:layer="layout" svg:width="8cm" svg:height="7.2cm" svg:x="6.5cm" svg:y="11.7cm">
            <text:p/>
            <draw:enhanced-geometry svg:viewBox="0 0 21600 21600" draw:mirror-horizontal="true" draw:mirror-vertical="true" draw:type="rectangle" draw:enhanced-path="M 0 0 L 21600 0 21600 21600 0 21600 0 0 Z N"/>
          </draw:custom-shape>
          <draw:custom-shape draw:style-name="gr2" draw:text-style-name="P3" draw:layer="layout" svg:width="0.8cm" svg:height="0.798cm" svg:x="15.5cm" svg:y="26.502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custom-shape draw:style-name="gr85" draw:text-style-name="P18" draw:layer="layout" svg:width="0.8cm" svg:height="0.8cm" svg:x="15.5cm" svg:y="27.5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131" draw:text-style-name="P1" draw:layer="layout" svg:width="7.2cm" svg:height="0.8cm" svg:x="14.5cm" svg:y="14.9cm">
            <text:p/>
            <draw:enhanced-geometry svg:viewBox="0 0 21600 21600" draw:mirror-horizontal="true" draw:mirror-vertical="true" draw:type="rectangle" draw:enhanced-path="M 0 0 L 21600 0 21600 21600 0 21600 0 0 Z N"/>
          </draw:custom-shape>
          <draw:custom-shape draw:style-name="gr8" draw:text-style-name="P8" draw:layer="layout" svg:width="0.8cm" svg:height="0.798cm" svg:x="15.5cm" svg:y="25.502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g>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58" draw:text-style-name="P11" draw:layer="layout" svg:width="13.2cm" svg:height="1.673cm" svg:x="5.697cm" svg:y="3.268cm">
          <draw:text-box>
            <text:p><text:span text:style-name="T3">Buffer 23, 4</text:span></text:p>
          </draw:text-box>
        </draw:frame>
        <draw:frame draw:style-name="gr16" draw:text-style-name="P10" draw:layer="layout" svg:width="0.502cm" svg:height="1.195cm" svg:x="22.3cm" svg:y="26.5cm">
          <draw:text-box>
            <text:p/>
          </draw:text-box>
        </draw:frame>
        <draw:g>
          <draw:custom-shape draw:style-name="gr95"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96" draw:text-style-name="P20" draw:layer="layout" svg:x1="4.9cm" svg:y1="22.9cm" svg:x2="4.9cm" svg:y2="24.5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32" draw:text-style-name="P21" draw:layer="layout" svg:x1="32.9cm" svg:y1="5.3cm" svg:x2="24.5cm" svg:y2="5.3cm">
            <text:p text:style-name="P21"><text:span text:style-name="T8"><text:measure text:kind="gap"/></text:span><text:span text:style-name="T8"><text:measure text:kind="value">4.200</text:measure></text:span><text:span text:style-name="T8"> </text:span><text:span text:style-name="T8"><text:measure text:kind="unit">mm</text:measure></text:span><text:span text:style-name="T8"><text:measure text:kind="gap"/></text:span></text:p>
          </draw:measure>
          <draw:measure draw:style-name="gr98" draw:text-style-name="P20" draw:layer="layout" svg:x1="5.4cm" svg:y1="24.5cm" svg:x2="5.4cm" svg:y2="6.1cm">
            <text:p text:style-name="P20"><text:span text:style-name="T7"><text:measure text:kind="gap"/></text:span><text:span text:style-name="T7"><text:measure text:kind="value">9.200</text:measure></text:span><text:span text:style-name="T7"> </text:span><text:span text:style-name="T7"><text:measure text:kind="unit">mm</text:measure></text:span><text:span text:style-name="T7"><text:measure text:kind="gap"/></text:span></text:p>
          </draw:measure>
          <draw:measure draw:style-name="gr133" draw:text-style-name="P21" draw:layer="layout" svg:x1="33.7cm" svg:y1="6.1cm" svg:x2="5.7cm" svg:y2="6.1cm">
            <text:p text:style-name="P21"><text:span text:style-name="T8"><text:measure text:kind="gap"/></text:span><text:span text:style-name="T8"><text:measure text:kind="value">14.000</text:measure></text:span><text:span text:style-name="T8"> </text:span><text:span text:style-name="T8"><text:measure text:kind="unit">mm</text:measure></text:span><text:span text:style-name="T8"><text:measure text:kind="gap"/></text:span></text:p>
          </draw:measure>
          <draw:measure draw:style-name="gr134" draw:text-style-name="P21" draw:layer="layout" svg:x1="24.5cm" svg:y1="5.3cm" svg:x2="6.5cm" svg:y2="5.3cm">
            <text:p text:style-name="P21"><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135" draw:text-style-name="P20" draw:layer="layout" svg:x1="29.7cm" svg:y1="9.9cm" svg:x2="32.9cm" svg:y2="9.9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101" draw:text-style-name="P20" draw:layer="layout" svg:x1="5.5cm" svg:y1="7.7cm" svg:x2="5.5cm" svg:y2="6.1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3" draw:text-style-name="P20" draw:layer="layout" svg:x1="15.7cm" svg:y1="9.3cm" svg:x2="15.7cm" svg:y2="10.1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5" draw:text-style-name="P20" draw:layer="layout" svg:x1="16.1cm" svg:y1="15.7cm" svg:x2="16.1cm" svg:y2="14.9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3" draw:text-style-name="P20" draw:layer="layout" svg:x1="15.4cm" svg:y1="21.259cm" svg:x2="15.4cm" svg:y2="20.459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7" draw:text-style-name="P20" draw:layer="layout" svg:x1="24.199cm" svg:y1="6.899cm" svg:x2="24.199cm" svg:y2="9.299cm">
            <text:p text:style-name="P20"><text:span text:style-name="T7"><text:measure text:kind="gap"/></text:span><text:span text:style-name="T7"><text:measure text:kind="value">1.200</text:measure></text:span><text:span text:style-name="T7"> </text:span><text:span text:style-name="T7"><text:measure text:kind="unit">mm</text:measure></text:span><text:span text:style-name="T7"><text:measure text:kind="gap"/></text:span></text:p>
          </draw:measure>
          <draw:measure draw:style-name="gr104" draw:text-style-name="P20" draw:layer="layout" svg:x1="6.5cm" svg:y1="10.299cm" svg:x2="6.3cm" svg:y2="10.299cm">
            <text:p text:style-name="P20"><text:span text:style-name="T7"><text:measure text:kind="gap"/></text:span><text:span text:style-name="T7"><text:measure text:kind="value">100</text:measure></text:span><text:span text:style-name="T7"> </text:span><text:span text:style-name="T7"><text:measure text:kind="unit">mm</text:measure></text:span><text:span text:style-name="T7"><text:measure text:kind="gap"/></text:span></text:p>
          </draw:measure>
          <draw:measure draw:style-name="gr104" draw:text-style-name="P20" draw:layer="layout" svg:x1="29.659cm" svg:y1="12.8cm" svg:x2="28.859cm" svg:y2="12.8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7" draw:text-style-name="P20" draw:layer="layout" svg:x1="20.7cm" svg:y1="23.7cm" svg:x2="20.7cm" svg:y2="21.3cm">
            <text:p text:style-name="P20"><text:span text:style-name="T7"><text:measure text:kind="gap"/></text:span><text:span text:style-name="T7"><text:measure text:kind="value">1.200</text:measure></text:span><text:span text:style-name="T7"> </text:span><text:span text:style-name="T7"><text:measure text:kind="unit">mm</text:measure></text:span><text:span text:style-name="T7"><text:measure text:kind="gap"/></text:span></text:p>
          </draw:measure>
          <draw:measure draw:style-name="gr51" draw:text-style-name="P20" draw:layer="layout" svg:x1="28.9cm" svg:y1="20.399cm" svg:x2="10.5cm" svg:y2="20.4cm">
            <text:p text:style-name="P20"><text:span text:style-name="T7"><text:measure text:kind="gap"/></text:span><text:span text:style-name="T7"><text:measure text:kind="value">9.200</text:measure></text:span><text:span text:style-name="T7"> </text:span><text:span text:style-name="T7"><text:measure text:kind="unit">mm</text:measure></text:span><text:span text:style-name="T7"><text:measure text:kind="gap"/></text:span></text:p>
          </draw:measure>
          <draw:measure draw:style-name="gr51" draw:text-style-name="P20" draw:layer="layout" svg:x1="24.7cm" svg:y1="10.1cm" svg:x2="24.7cm" svg:y2="20.5cm">
            <text:p text:style-name="P20"><text:span text:style-name="T7"><text:measure text:kind="gap"/></text:span><text:span text:style-name="T7"><text:measure text:kind="value">5.200</text:measure></text:span><text:span text:style-name="T7"> </text:span><text:span text:style-name="T7"><text:measure text:kind="unit">mm</text:measure></text:span><text:span text:style-name="T7"><text:measure text:kind="gap"/></text:span></text:p>
          </draw:measure>
          <draw:measure draw:style-name="gr52" draw:text-style-name="P20" draw:layer="layout" svg:x1="6.5cm" svg:y1="9.7cm" svg:x2="9.7cm" svg:y2="9.7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104" draw:text-style-name="P20" draw:layer="layout" svg:x1="33.1cm" svg:y1="9.899cm" svg:x2="32.9cm" svg:y2="9.899cm">
            <text:p text:style-name="P20"><text:span text:style-name="T7"><text:measure text:kind="gap"/></text:span><text:span text:style-name="T7"><text:measure text:kind="value">100</text:measure></text:span><text:span text:style-name="T7"> </text:span><text:span text:style-name="T7"><text:measure text:kind="unit">mm</text:measure></text:span><text:span text:style-name="T7"><text:measure text:kind="gap"/></text:span></text:p>
          </draw:measure>
          <draw:measure draw:style-name="gr107" draw:text-style-name="P20" draw:layer="layout" svg:x1="17.201cm" svg:y1="20.499cm" svg:x2="17.201cm" svg:y2="15.699cm">
            <text:p text:style-name="P20"><text:span text:style-name="T7"><text:measure text:kind="gap"/></text:span><text:span text:style-name="T7"><text:measure text:kind="value">2.400</text:measure></text:span><text:span text:style-name="T7"> </text:span><text:span text:style-name="T7"><text:measure text:kind="unit">mm</text:measure></text:span><text:span text:style-name="T7"><text:measure text:kind="gap"/></text:span></text:p>
          </draw:measure>
          <draw:measure draw:style-name="gr107" draw:text-style-name="P20" draw:layer="layout" svg:x1="17.201cm" svg:y1="14.899cm" svg:x2="17.201cm" svg:y2="10.099cm">
            <text:p text:style-name="P20"><text:span text:style-name="T7"><text:measure text:kind="gap"/></text:span><text:span text:style-name="T7"><text:measure text:kind="value">2.400</text:measure></text:span><text:span text:style-name="T7"> </text:span><text:span text:style-name="T7"><text:measure text:kind="unit">mm</text:measure></text:span><text:span text:style-name="T7"><text:measure text:kind="gap"/></text:span></text:p>
          </draw:measure>
          <draw:measure draw:style-name="gr103" draw:text-style-name="P20" draw:layer="layout" svg:x1="14.9cm" svg:y1="10.1cm" svg:x2="14.9cm" svg:y2="11.7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3" draw:text-style-name="P20" draw:layer="layout" svg:x1="15.5cm" svg:y1="11.7cm" svg:x2="15.5cm" svg:y2="14.9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136" draw:text-style-name="P20" draw:layer="layout" svg:x1="10.5cm" svg:y1="19.9cm" svg:x2="14.5cm" svg:y2="19.9cm">
            <text:p text:style-name="P20"><text:span text:style-name="T7"><text:measure text:kind="gap"/></text:span><text:span text:style-name="T7"><text:measure text:kind="value">2.000</text:measure></text:span><text:span text:style-name="T7"> </text:span><text:span text:style-name="T7"><text:measure text:kind="unit">mm</text:measure></text:span><text:span text:style-name="T7"><text:measure text:kind="gap"/></text:span></text:p>
          </draw:measure>
          <draw:measure draw:style-name="gr136" draw:text-style-name="P20" draw:layer="layout" svg:x1="14.5cm" svg:y1="15.5cm" svg:x2="21.7cm" svg:y2="15.5cm">
            <text:p text:style-name="P20"><text:span text:style-name="T7"><text:measure text:kind="gap"/></text:span><text:span text:style-name="T7"><text:measure text:kind="value">3.600</text:measure></text:span><text:span text:style-name="T7"> </text:span><text:span text:style-name="T7"><text:measure text:kind="unit">mm</text:measure></text:span><text:span text:style-name="T7"><text:measure text:kind="gap"/></text:span></text:p>
          </draw:measure>
        </draw:g>
        <draw:g>
          <draw:custom-shape draw:style-name="gr137" draw:text-style-name="P6" draw:layer="layout" svg:width="6.4cm" svg:height="7.2cm" draw:transform="rotate (1.5707963267949) translate (6.5cm 18.5cm)">
            <text:p/>
            <draw:enhanced-geometry svg:viewBox="0 0 21600 21600" draw:mirror-horizontal="true" draw:mirror-vertical="false" draw:type="rectangle" draw:enhanced-path="M 0 0 L 21600 0 21600 21600 0 21600 0 0 Z N"/>
          </draw:custom-shape>
          <draw:line draw:style-name="gr111" draw:text-style-name="P5" draw:layer="layout" svg:x1="9.1cm" svg:y1="12.3cm" svg:x2="13.5cm" svg:y2="12.3cm">
            <text:p/>
          </draw:line>
          <draw:g>
            <draw:custom-shape draw:style-name="gr112" draw:text-style-name="P2" draw:layer="layout" svg:width="1.4cm" svg:height="1.4cm" svg:x="12.1cm" svg:y="13.3cm">
              <text:p/>
              <draw:enhanced-geometry svg:viewBox="0 0 21600 21600" draw:mirror-horizontal="false" draw:mirror-vertical="false" draw:type="rectangle" draw:enhanced-path="M 0 0 L 21600 0 21600 21600 0 21600 0 0 Z N"/>
            </draw:custom-shape>
            <draw:custom-shape draw:style-name="gr113" draw:text-style-name="P35" draw:layer="layout" svg:width="0.7cm" svg:height="0.703cm" svg:x="12.452cm" svg:y="13.67cm">
              <text:p text:style-name="P2"><text:span text:style-name="T10">Warmte-</text:span></text:p>
              <text:p text:style-name="P2"><text:span text:style-name="T10">pomp</text:span></text:p>
              <draw:enhanced-geometry svg:viewBox="0 0 21600 21600" draw:mirror-horizontal="false" draw:mirror-vertical="false" draw:type="rectangle" draw:enhanced-path="M 0 0 L 21600 0 21600 21600 0 21600 0 0 Z N"/>
            </draw:custom-shape>
          </draw:g>
          <draw:custom-shape draw:style-name="gr114" draw:text-style-name="P36" draw:layer="layout" svg:width="1.2cm" svg:height="1.2cm" svg:x="12.1cm" svg:y="15.1cm">
            <text:p text:style-name="P2"><text:span text:style-name="T11">Was-</text:span></text:p>
            <text:p text:style-name="P2"><text:span text:style-name="T11">machine</text:span></text:p>
            <draw:enhanced-geometry svg:viewBox="0 0 21600 21600" draw:mirror-horizontal="false" draw:mirror-vertical="false" draw:type="rectangle" draw:enhanced-path="M 0 0 L 21600 0 21600 21600 0 21600 0 0 Z N"/>
          </draw:custom-shape>
          <draw:measure draw:style-name="gr51" draw:text-style-name="P20" draw:layer="layout" svg:x1="13.7cm" svg:y1="17.8cm" svg:x2="6.9cm" svg:y2="17.8cm">
            <text:p text:style-name="P20"><text:span text:style-name="T7"><text:measure text:kind="gap"/></text:span><text:span text:style-name="T7"><text:measure text:kind="value">3.400</text:measure></text:span><text:span text:style-name="T7"> </text:span><text:span text:style-name="T7"><text:measure text:kind="unit">mm</text:measure></text:span><text:span text:style-name="T7"><text:measure text:kind="gap"/></text:span></text:p>
          </draw:measure>
          <draw:g>
            <draw:custom-shape draw:style-name="gr115" draw:text-style-name="P6" draw:layer="layout" svg:width="4.955cm" svg:height="1.969cm" draw:transform="rotate (2.35619449019234) translate (10.604cm 15.796cm)">
              <text:p/>
              <draw:enhanced-geometry svg:viewBox="0 0 21600 21600" draw:mirror-horizontal="true" draw:mirror-vertical="false" draw:type="rectangle" draw:enhanced-path="M 0 0 L 21600 0 21600 21600 0 21600 0 0 Z N"/>
            </draw:custom-shape>
            <draw:custom-shape draw:style-name="gr68" draw:text-style-name="P29" draw:layer="layout" svg:width="1.734cm" svg:height="4.667cm" draw:transform="rotate (0.785398163397448) translate (7.383cm 12.213cm)">
              <text:p/>
              <draw:enhanced-geometry svg:viewBox="0 0 21600 21600" draw:mirror-horizontal="true" draw:mirror-vertical="false" draw:type="rectangle" draw:enhanced-path="M 0 0 L 21600 0 21600 21600 0 21600 0 0 Z N"/>
            </draw:custom-shape>
          </draw:g>
          <draw:g>
            <draw:custom-shape draw:style-name="gr116" draw:text-style-name="P37" draw:layer="layout" svg:width="0.02cm" svg:height="0.02cm" svg:x="7.39cm" svg:y="15.791cm">
              <text:p text:style-name="P2"><text:span text:style-name="T12">boiler</text:span></text:p>
              <draw:enhanced-geometry svg:viewBox="0 0 21600 21600" draw:mirror-horizontal="false" draw:mirror-vertical="false" draw:type="rectangle" draw:enhanced-path="M 0 0 L 21600 0 21600 21600 0 21600 0 0 Z N"/>
            </draw:custom-shape>
            <draw:custom-shape draw:style-name="gr117" draw:text-style-name="P37" draw:layer="layout" svg:width="1.4cm" svg:height="1.4cm" svg:x="6.7cm" svg:y="15.1cm">
              <text:p/>
              <draw:enhanced-geometry svg:viewBox="0 0 21600 21600" draw:mirror-horizontal="false" draw:mirror-vertical="false" draw:type="rectangle" draw:enhanced-path="M 0 0 L 21600 0 21600 21600 0 21600 0 0 Z N"/>
            </draw:custom-shape>
          </draw:g>
          <draw:line draw:style-name="gr111" draw:text-style-name="P5" draw:layer="layout" svg:x1="9.1cm" svg:y1="12.3cm" svg:x2="6.7cm" svg:y2="14.7cm">
            <text:p/>
          </draw:line>
          <draw:line draw:style-name="gr111" draw:text-style-name="P5" draw:layer="layout" svg:x1="6.7cm" svg:y1="18.3cm" svg:x2="6.7cm" svg:y2="14.7cm">
            <text:p/>
          </draw:line>
          <draw:measure draw:style-name="gr118" draw:text-style-name="P20" draw:layer="layout" svg:x1="11.8cm" svg:y1="12.1cm" svg:x2="11.8cm" svg:y2="18.5cm">
            <text:p text:style-name="P20"><text:span text:style-name="T7"><text:measure text:kind="gap"/></text:span><text:span text:style-name="T7"><text:measure text:kind="value">3.200</text:measure></text:span><text:span text:style-name="T7"> </text:span><text:span text:style-name="T7"><text:measure text:kind="unit">mm</text:measure></text:span><text:span text:style-name="T7"><text:measure text:kind="gap"/></text:span></text:p>
          </draw:measure>
          <draw:line draw:style-name="gr111" draw:text-style-name="P5" draw:layer="layout" svg:x1="6.7cm" svg:y1="18.3cm" svg:x2="13.5cm" svg:y2="18.3cm">
            <text:p/>
          </draw:line>
        </draw:g>
        <draw:g>
          <draw:custom-shape draw:style-name="gr138" draw:text-style-name="P34" draw:layer="layout" svg:width="0.2cm" svg:height="1cm" svg:x="7.7cm" svg:y="11.3cm">
            <text:p text:style-name="P2"><text:span text:style-name="T9"><text:s text:c="3"/></text:span><text:span text:style-name="T9">4</text:span></text:p>
            <draw:enhanced-geometry svg:viewBox="0 0 21600 21600" draw:mirror-horizontal="false" draw:mirror-vertical="false" draw:type="rectangle" draw:enhanced-path="M 0 0 L 21600 0 21600 21600 0 21600 0 0 Z N"/>
          </draw:custom-shape>
          <draw:custom-shape draw:style-name="gr138" draw:text-style-name="P34" draw:layer="layout" svg:width="0.2cm" svg:height="1cm" svg:x="12.5cm" svg:y="11.3cm">
            <text:p text:style-name="P2"><text:span text:style-name="T9"><text:s text:c="3"/></text:span><text:span text:style-name="T9">23</text:span></text:p>
            <draw:enhanced-geometry svg:viewBox="0 0 21600 21600" draw:mirror-horizontal="false" draw:mirror-vertical="false" draw:type="rectangle" draw:enhanced-path="M 0 0 L 21600 0 21600 21600 0 21600 0 0 Z N"/>
          </draw:custom-shape>
          <draw:custom-shape draw:style-name="gr138" draw:text-style-name="P34" draw:layer="layout" svg:width="0.2cm" svg:height="1cm" svg:x="12.7cm" svg:y="18.3cm">
            <text:p text:style-name="P2"><text:span text:style-name="T9"><text:s text:c="3"/></text:span><text:span text:style-name="T9">23</text:span></text:p>
            <draw:enhanced-geometry svg:viewBox="0 0 21600 21600" draw:mirror-horizontal="false" draw:mirror-vertical="false" draw:type="rectangle" draw:enhanced-path="M 0 0 L 21600 0 21600 21600 0 21600 0 0 Z N"/>
          </draw:custom-shape>
          <draw:custom-shape draw:style-name="gr138" draw:text-style-name="P34" draw:layer="layout" svg:width="0.2cm" svg:height="1cm" svg:x="7.7cm" svg:y="18.3cm">
            <text:p text:style-name="P2"><text:span text:style-name="T9"><text:s text:c="3"/></text:span><text:span text:style-name="T9">4</text:span></text:p>
            <draw:enhanced-geometry svg:viewBox="0 0 21600 21600" draw:mirror-horizontal="false" draw:mirror-vertical="false" draw:type="rectangle" draw:enhanced-path="M 0 0 L 21600 0 21600 21600 0 21600 0 0 Z N"/>
          </draw:custom-shape>
        </draw:g>
        <draw:frame draw:style-name="gr13" draw:text-style-name="P9" draw:layer="layout" svg:width="9.58cm" svg:height="4.016cm" svg:x="5.717cm" svg:y="24.884cm">
          <draw:text-box>
            <text:p><text:span text:style-name="T2"><text:file-name text:display="name">julianapark-k31-fundament-2</text:file-name></text:span><text:span text:style-name="T2"> <text:s/></text:span><text:span text:style-name="T2"><text:date style:data-style-name="D4" text:date-value="2017-09-20">20-09-2017</text:date></text:span></text:p>
            <text:p><text:span text:style-name="T2">Arend Freije</text:span></text:p>
            <text:p><text:span text:style-name="T2">afreije@inn.nl</text:span></text:p>
            <text:p><text:span text:style-name="T2">06-14143214</text:span></text:p>
          </draw:text-box>
        </draw:frame>
      </draw:page>
      <draw:page draw:name="page7" draw:style-name="dp1" draw:master-page-name="Default">
        <draw:g>
          <draw:custom-shape draw:style-name="gr139" draw:text-style-name="P38" draw:layer="layout" svg:width="28cm" svg:height="18.4cm" svg:x="5.7cm" svg:y="6.1cm">
            <text:p/>
            <draw:enhanced-geometry svg:viewBox="0 0 21600 21600" draw:mirror-horizontal="false" draw:mirror-vertical="true" draw:type="rectangle" draw:enhanced-path="M 0 0 L 21600 0 21600 21600 0 21600 0 0 Z N"/>
          </draw:custom-shape>
          <draw:custom-shape draw:style-name="gr124" draw:text-style-name="P8" draw:layer="layout" svg:width="26.8cm" svg:height="17.2cm" svg:x="6.3cm" svg:y="6.7cm">
            <text:p/>
            <draw:enhanced-geometry svg:viewBox="0 0 21600 21600" draw:mirror-horizontal="true" draw:mirror-vertical="true" draw:type="rectangle" draw:enhanced-path="M 0 0 L 21600 0 21600 21600 0 21600 0 0 Z N"/>
          </draw:custom-shape>
          <draw:custom-shape draw:style-name="gr125" draw:text-style-name="P8" draw:layer="layout" svg:width="8.8cm" svg:height="4.8cm" svg:x="6.7cm" svg:y="12.7cm">
            <text:p/>
            <draw:enhanced-geometry svg:viewBox="0 0 21600 21600" draw:mirror-horizontal="true" draw:mirror-vertical="false" draw:type="rectangle" draw:enhanced-path="M 0 0 L 21600 0 21600 21600 0 21600 0 0 Z N"/>
          </draw:custom-shape>
          <draw:frame draw:style-name="gr16" draw:text-style-name="P10" draw:layer="layout" svg:width="0.502cm" svg:height="1.195cm" svg:x="18.7cm" svg:y="26.9cm">
            <draw:text-box>
              <text:p/>
            </draw:text-box>
          </draw:frame>
        </draw:g>
        <draw:g>
          <draw:custom-shape draw:style-name="gr140" draw:text-style-name="P1" draw:layer="layout" svg:width="20cm" svg:height="12cm" svg:x="9.7cm" svg:y="9.3cm">
            <text:p/>
            <draw:enhanced-geometry svg:viewBox="0 0 21600 21600" draw:mirror-horizontal="true" draw:mirror-vertical="true" draw:type="rectangle" draw:enhanced-path="M 0 0 L 21600 0 21600 21600 0 21600 0 0 Z N"/>
          </draw:custom-shape>
          <draw:custom-shape draw:style-name="gr141" draw:text-style-name="P39" draw:layer="layout" svg:width="19.2cm" svg:height="11.2cm" svg:x="10.1cm" svg:y="9.7cm">
            <text:p/>
            <draw:enhanced-geometry svg:viewBox="0 0 21600 21600" draw:mirror-horizontal="true" draw:mirror-vertical="true" draw:type="rectangle" draw:enhanced-path="M 0 0 L 21600 0 21600 21600 0 21600 0 0 Z N"/>
          </draw:custom-shape>
          <draw:custom-shape draw:style-name="gr2" draw:text-style-name="P3" draw:layer="layout" svg:width="0.8cm" svg:height="0.798cm" svg:x="15.5cm" svg:y="26.502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custom-shape draw:style-name="gr8" draw:text-style-name="P8" draw:layer="layout" svg:width="0.8cm" svg:height="0.798cm" svg:x="15.5cm" svg:y="25.502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142" draw:text-style-name="P40" draw:layer="layout" svg:width="0.8cm" svg:height="0.8cm" svg:x="15.5cm" svg:y="27.5cm">
            <text:p text:style-name="P2"><text:span text:style-name="T1"><text:s text:c="6"/></text:span><text:span text:style-name="T1">Combinatie schuimbeton en XPS</text:span></text:p>
            <draw:enhanced-geometry svg:viewBox="0 0 21600 21600" draw:mirror-horizontal="false" draw:mirror-vertical="false" draw:type="rectangle" draw:enhanced-path="M 0 0 L 21600 0 21600 21600 0 21600 0 0 Z N"/>
          </draw:custom-shape>
        </draw:g>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58" draw:text-style-name="P11" draw:layer="layout" svg:width="13.2cm" svg:height="1.673cm" svg:x="5.697cm" svg:y="3.268cm">
          <draw:text-box>
            <text:p><text:span text:style-name="T3">Vloer Buffer 23, 4</text:span></text:p>
          </draw:text-box>
        </draw:frame>
        <draw:frame draw:style-name="gr16" draw:text-style-name="P10" draw:layer="layout" svg:width="0.502cm" svg:height="1.195cm" svg:x="22.3cm" svg:y="26.5cm">
          <draw:text-box>
            <text:p/>
          </draw:text-box>
        </draw:frame>
        <draw:g>
          <draw:custom-shape draw:style-name="gr95"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96" draw:text-style-name="P20" draw:layer="layout" svg:x1="4.9cm" svg:y1="22.9cm" svg:x2="4.9cm" svg:y2="24.5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43" draw:text-style-name="P21" draw:layer="layout" svg:x1="32.9cm" svg:y1="5.3cm" svg:x2="24.5cm" svg:y2="5.3cm">
            <text:p text:style-name="P21"><text:span text:style-name="T8"><text:measure text:kind="gap"/></text:span><text:span text:style-name="T8"><text:measure text:kind="value">4.200</text:measure></text:span><text:span text:style-name="T8"> </text:span><text:span text:style-name="T8"><text:measure text:kind="unit">mm</text:measure></text:span><text:span text:style-name="T8"><text:measure text:kind="gap"/></text:span></text:p>
          </draw:measure>
          <draw:measure draw:style-name="gr98" draw:text-style-name="P20" draw:layer="layout" svg:x1="5.4cm" svg:y1="24.5cm" svg:x2="5.4cm" svg:y2="6.1cm">
            <text:p text:style-name="P20"><text:span text:style-name="T7"><text:measure text:kind="gap"/></text:span><text:span text:style-name="T7"><text:measure text:kind="value">9.200</text:measure></text:span><text:span text:style-name="T7"> </text:span><text:span text:style-name="T7"><text:measure text:kind="unit">mm</text:measure></text:span><text:span text:style-name="T7"><text:measure text:kind="gap"/></text:span></text:p>
          </draw:measure>
          <draw:measure draw:style-name="gr144" draw:text-style-name="P21" draw:layer="layout" svg:x1="33.7cm" svg:y1="6.1cm" svg:x2="5.7cm" svg:y2="6.1cm">
            <text:p text:style-name="P21"><text:span text:style-name="T8"><text:measure text:kind="gap"/></text:span><text:span text:style-name="T8"><text:measure text:kind="value">14.000</text:measure></text:span><text:span text:style-name="T8"> </text:span><text:span text:style-name="T8"><text:measure text:kind="unit">mm</text:measure></text:span><text:span text:style-name="T8"><text:measure text:kind="gap"/></text:span></text:p>
          </draw:measure>
          <draw:measure draw:style-name="gr145" draw:text-style-name="P21" draw:layer="layout" svg:x1="24.5cm" svg:y1="5.3cm" svg:x2="6.5cm" svg:y2="5.3cm">
            <text:p text:style-name="P21"><text:span text:style-name="T8"><text:measure text:kind="gap"/></text:span><text:span text:style-name="T8"><text:measure text:kind="value">9.000</text:measure></text:span><text:span text:style-name="T8"> </text:span><text:span text:style-name="T8"><text:measure text:kind="unit">mm</text:measure></text:span><text:span text:style-name="T8"><text:measure text:kind="gap"/></text:span></text:p>
          </draw:measure>
          <draw:measure draw:style-name="gr135" draw:text-style-name="P20" draw:layer="layout" svg:x1="29.7cm" svg:y1="9.9cm" svg:x2="32.9cm" svg:y2="9.9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101" draw:text-style-name="P20" draw:layer="layout" svg:x1="5.5cm" svg:y1="7.7cm" svg:x2="5.5cm" svg:y2="6.1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3" draw:text-style-name="P20" draw:layer="layout" svg:x1="15.7cm" svg:y1="9.3cm" svg:x2="15.7cm" svg:y2="10.1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5" draw:text-style-name="P20" draw:layer="layout" svg:x1="16.1cm" svg:y1="15.7cm" svg:x2="16.1cm" svg:y2="14.9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3" draw:text-style-name="P20" draw:layer="layout" svg:x1="15.4cm" svg:y1="21.259cm" svg:x2="15.4cm" svg:y2="20.459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7" draw:text-style-name="P20" draw:layer="layout" svg:x1="24.199cm" svg:y1="6.899cm" svg:x2="24.199cm" svg:y2="9.299cm">
            <text:p text:style-name="P20"><text:span text:style-name="T7"><text:measure text:kind="gap"/></text:span><text:span text:style-name="T7"><text:measure text:kind="value">1.200</text:measure></text:span><text:span text:style-name="T7"> </text:span><text:span text:style-name="T7"><text:measure text:kind="unit">mm</text:measure></text:span><text:span text:style-name="T7"><text:measure text:kind="gap"/></text:span></text:p>
          </draw:measure>
          <draw:measure draw:style-name="gr104" draw:text-style-name="P20" draw:layer="layout" svg:x1="6.5cm" svg:y1="10.299cm" svg:x2="6.3cm" svg:y2="10.299cm">
            <text:p text:style-name="P20"><text:span text:style-name="T7"><text:measure text:kind="gap"/></text:span><text:span text:style-name="T7"><text:measure text:kind="value">100</text:measure></text:span><text:span text:style-name="T7"> </text:span><text:span text:style-name="T7"><text:measure text:kind="unit">mm</text:measure></text:span><text:span text:style-name="T7"><text:measure text:kind="gap"/></text:span></text:p>
          </draw:measure>
          <draw:measure draw:style-name="gr104" draw:text-style-name="P20" draw:layer="layout" svg:x1="29.659cm" svg:y1="12.8cm" svg:x2="28.859cm" svg:y2="12.8cm">
            <text:p text:style-name="P20"><text:span text:style-name="T7"><text:measure text:kind="gap"/></text:span><text:span text:style-name="T7"><text:measure text:kind="value">400</text:measure></text:span><text:span text:style-name="T7"> </text:span><text:span text:style-name="T7"><text:measure text:kind="unit">mm</text:measure></text:span><text:span text:style-name="T7"><text:measure text:kind="gap"/></text:span></text:p>
          </draw:measure>
          <draw:measure draw:style-name="gr107" draw:text-style-name="P20" draw:layer="layout" svg:x1="20.7cm" svg:y1="23.7cm" svg:x2="20.7cm" svg:y2="21.3cm">
            <text:p text:style-name="P20"><text:span text:style-name="T7"><text:measure text:kind="gap"/></text:span><text:span text:style-name="T7"><text:measure text:kind="value">1.200</text:measure></text:span><text:span text:style-name="T7"> </text:span><text:span text:style-name="T7"><text:measure text:kind="unit">mm</text:measure></text:span><text:span text:style-name="T7"><text:measure text:kind="gap"/></text:span></text:p>
          </draw:measure>
          <draw:measure draw:style-name="gr51" draw:text-style-name="P20" draw:layer="layout" svg:x1="28.9cm" svg:y1="20.399cm" svg:x2="10.5cm" svg:y2="20.4cm">
            <text:p text:style-name="P20"><text:span text:style-name="T7"><text:measure text:kind="gap"/></text:span><text:span text:style-name="T7"><text:measure text:kind="value">9.200</text:measure></text:span><text:span text:style-name="T7"> </text:span><text:span text:style-name="T7"><text:measure text:kind="unit">mm</text:measure></text:span><text:span text:style-name="T7"><text:measure text:kind="gap"/></text:span></text:p>
          </draw:measure>
          <draw:measure draw:style-name="gr51" draw:text-style-name="P20" draw:layer="layout" svg:x1="24.7cm" svg:y1="10.1cm" svg:x2="24.7cm" svg:y2="20.5cm">
            <text:p text:style-name="P20"><text:span text:style-name="T7"><text:measure text:kind="gap"/></text:span><text:span text:style-name="T7"><text:measure text:kind="value">5.200</text:measure></text:span><text:span text:style-name="T7"> </text:span><text:span text:style-name="T7"><text:measure text:kind="unit">mm</text:measure></text:span><text:span text:style-name="T7"><text:measure text:kind="gap"/></text:span></text:p>
          </draw:measure>
          <draw:measure draw:style-name="gr52" draw:text-style-name="P20" draw:layer="layout" svg:x1="6.5cm" svg:y1="9.7cm" svg:x2="9.7cm" svg:y2="9.7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104" draw:text-style-name="P20" draw:layer="layout" svg:x1="33.1cm" svg:y1="9.899cm" svg:x2="32.9cm" svg:y2="9.899cm">
            <text:p text:style-name="P20"><text:span text:style-name="T7"><text:measure text:kind="gap"/></text:span><text:span text:style-name="T7"><text:measure text:kind="value">100</text:measure></text:span><text:span text:style-name="T7"> </text:span><text:span text:style-name="T7"><text:measure text:kind="unit">mm</text:measure></text:span><text:span text:style-name="T7"><text:measure text:kind="gap"/></text:span></text:p>
          </draw:measure>
          <draw:measure draw:style-name="gr107" draw:text-style-name="P20" draw:layer="layout" svg:x1="17.201cm" svg:y1="20.499cm" svg:x2="17.201cm" svg:y2="15.699cm">
            <text:p text:style-name="P20"><text:span text:style-name="T7"><text:measure text:kind="gap"/></text:span><text:span text:style-name="T7"><text:measure text:kind="value">2.400</text:measure></text:span><text:span text:style-name="T7"> </text:span><text:span text:style-name="T7"><text:measure text:kind="unit">mm</text:measure></text:span><text:span text:style-name="T7"><text:measure text:kind="gap"/></text:span></text:p>
          </draw:measure>
          <draw:measure draw:style-name="gr107" draw:text-style-name="P20" draw:layer="layout" svg:x1="17.201cm" svg:y1="14.899cm" svg:x2="17.201cm" svg:y2="10.099cm">
            <text:p text:style-name="P20"><text:span text:style-name="T7"><text:measure text:kind="gap"/></text:span><text:span text:style-name="T7"><text:measure text:kind="value">2.400</text:measure></text:span><text:span text:style-name="T7"> </text:span><text:span text:style-name="T7"><text:measure text:kind="unit">mm</text:measure></text:span><text:span text:style-name="T7"><text:measure text:kind="gap"/></text:span></text:p>
          </draw:measure>
          <draw:measure draw:style-name="gr103" draw:text-style-name="P20" draw:layer="layout" svg:x1="14.9cm" svg:y1="10.1cm" svg:x2="14.9cm" svg:y2="11.7cm">
            <text:p text:style-name="P20"><text:span text:style-name="T7"><text:measure text:kind="gap"/></text:span><text:span text:style-name="T7"><text:measure text:kind="value">800</text:measure></text:span><text:span text:style-name="T7"> </text:span><text:span text:style-name="T7"><text:measure text:kind="unit">mm</text:measure></text:span><text:span text:style-name="T7"><text:measure text:kind="gap"/></text:span></text:p>
          </draw:measure>
          <draw:measure draw:style-name="gr103" draw:text-style-name="P20" draw:layer="layout" svg:x1="15.5cm" svg:y1="11.7cm" svg:x2="15.5cm" svg:y2="14.9cm">
            <text:p text:style-name="P20"><text:span text:style-name="T7"><text:measure text:kind="gap"/></text:span><text:span text:style-name="T7"><text:measure text:kind="value">1.600</text:measure></text:span><text:span text:style-name="T7"> </text:span><text:span text:style-name="T7"><text:measure text:kind="unit">mm</text:measure></text:span><text:span text:style-name="T7"><text:measure text:kind="gap"/></text:span></text:p>
          </draw:measure>
          <draw:measure draw:style-name="gr136" draw:text-style-name="P20" draw:layer="layout" svg:x1="10.5cm" svg:y1="19.9cm" svg:x2="14.5cm" svg:y2="19.9cm">
            <text:p text:style-name="P20"><text:span text:style-name="T7"><text:measure text:kind="gap"/></text:span><text:span text:style-name="T7"><text:measure text:kind="value">2.000</text:measure></text:span><text:span text:style-name="T7"> </text:span><text:span text:style-name="T7"><text:measure text:kind="unit">mm</text:measure></text:span><text:span text:style-name="T7"><text:measure text:kind="gap"/></text:span></text:p>
          </draw:measure>
          <draw:measure draw:style-name="gr136" draw:text-style-name="P20" draw:layer="layout" svg:x1="14.5cm" svg:y1="15.5cm" svg:x2="21.7cm" svg:y2="15.5cm">
            <text:p text:style-name="P20"><text:span text:style-name="T7"><text:measure text:kind="gap"/></text:span><text:span text:style-name="T7"><text:measure text:kind="value">3.600</text:measure></text:span><text:span text:style-name="T7"> </text:span><text:span text:style-name="T7"><text:measure text:kind="unit">mm</text:measure></text:span><text:span text:style-name="T7"><text:measure text:kind="gap"/></text:span></text:p>
          </draw:measure>
        </draw:g>
        <draw:frame draw:style-name="gr13" draw:text-style-name="P9" draw:layer="layout" svg:width="9.58cm" svg:height="4.016cm" svg:x="5.717cm" svg:y="24.884cm">
          <draw:text-box>
            <text:p><text:span text:style-name="T2"><text:file-name text:display="name">julianapark-k31-fundament-2</text:file-name></text:span><text:span text:style-name="T2"> <text:s/></text:span><text:span text:style-name="T2"><text:date style:data-style-name="D4" text:date-value="2017-09-20">20-09-2017</text:date></text:span></text:p>
            <text:p><text:span text:style-name="T2">Arend Freije</text:span></text:p>
            <text:p><text:span text:style-name="T2">afreije@inn.nl</text:span></text:p>
            <text:p><text:span text:style-name="T2">06-14143214</text:span></text:p>
          </draw:text-box>
        </draw:frame>
        <draw:custom-shape draw:style-name="gr130" draw:text-style-name="P1" draw:layer="layout" svg:width="8cm" svg:height="7.2cm" svg:x="6.5cm" svg:y="11.701cm">
          <text:p/>
          <draw:enhanced-geometry svg:viewBox="0 0 21600 21600" draw:mirror-horizontal="true" draw:mirror-vertical="tru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draw:hatch draw:name="Trap3" draw:style="single" draw:color="#000000" draw:distance="0.3cm" draw:rotation="135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9T23:55:28.274565553</meta:creation-date>
    <meta:editing-duration>P10DT16H37M48S</meta:editing-duration>
    <meta:editing-cycles>678</meta:editing-cycles>
    <meta:generator>LibreOffice/5.2.7.2$Linux_X86_64 LibreOffice_project/20m0$Build-2</meta:generator>
    <dc:date>2017-09-20T08:56:59.738373765</dc:date>
    <meta:print-date>2017-03-14T08:27:27.604361285</meta:print-date>
    <meta:document-statistic meta:object-count="387"/>
  </office:meta>
</office:document-meta>
</file>